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1839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1339in"/>
    </style:style>
    <style:style style:name="co7" style:family="table-column">
      <style:table-column-properties fo:break-before="auto" style:column-width="1.0835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1.0583in"/>
    </style:style>
    <style:style style:name="co10" style:family="table-column">
      <style:table-column-properties fo:break-before="auto" style:column-width="1.2091in"/>
    </style:style>
    <style:style style:name="co11" style:family="table-column">
      <style:table-column-properties fo:break-before="auto" style:column-width="1.1965in"/>
    </style:style>
    <style:style style:name="co12" style:family="table-column">
      <style:table-column-properties fo:break-before="auto" style:column-width="1.1209in"/>
    </style:style>
    <style:style style:name="co13" style:family="table-column">
      <style:table-column-properties fo:break-before="auto" style:column-width="1.0201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1.0709in"/>
    </style:style>
    <style:style style:name="co16" style:family="table-column">
      <style:table-column-properties fo:break-before="auto" style:column-width="0.8437in"/>
    </style:style>
    <style:style style:name="ro1" style:family="table-row">
      <style:table-row-properties style:row-height="0.2035in" fo:break-before="auto" style:use-optimal-row-height="false"/>
    </style:style>
    <style:style style:name="ta1" style:family="table" style:master-page-name="PageStyle_5f_07104Galago">
      <style:table-properties table:display="true" style:writing-mode="lr-tb"/>
    </style:style>
    <style:style style:name="ta2" style:family="table" style:master-page-name="PageStyle_5f_0859Macaque">
      <style:table-properties table:display="true" style:writing-mode="lr-tb"/>
    </style:style>
    <style:style style:name="ta3" style:family="table" style:master-page-name="PageStyle_5f_0927Baboon">
      <style:table-properties table:display="true" style:writing-mode="lr-tb"/>
    </style:style>
    <style:style style:name="ta4" style:family="table" style:master-page-name="PageStyle_5f_0807Galago">
      <style:table-properties table:display="true" style:writing-mode="lr-tb"/>
    </style:style>
    <style:style style:name="ta5" style:family="table" style:master-page-name="PageStyle_5f_0778OwlMonkey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3">
      <style:table-cell-properties fo:padding="0.028in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6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07104Galag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Tube_id</text:p>
          </table:table-cell>
          <table:table-cell table:style-name="ce1" office:value-type="string" calcext:value-type="string">
            <text:p>Surf_area_mm2</text:p>
          </table:table-cell>
          <table:table-cell table:style-name="ce1" office:value-type="string" calcext:value-type="string">
            <text:p>Tube_Wt_g</text:p>
          </table:table-cell>
          <table:table-cell table:style-name="ce1" office:value-type="string" calcext:value-type="string">
            <text:p>Total_cells</text:p>
          </table:table-cell>
          <table:table-cell table:style-name="ce1" office:value-type="string" calcext:value-type="string">
            <text:p>NeuN_Percent</text:p>
          </table:table-cell>
          <table:table-cell table:style-name="ce1" office:value-type="string" calcext:value-type="string">
            <text:p>Total_Neurons</text:p>
          </table:table-cell>
          <table:table-cell table:style-name="ce1" office:value-type="string" calcext:value-type="string">
            <text:p>Cell_Dens_Wt</text:p>
          </table:table-cell>
          <table:table-cell table:style-name="ce1" office:value-type="string" calcext:value-type="string">
            <text:p>Cell_Dens_SA</text:p>
          </table:table-cell>
          <table:table-cell table:style-name="ce1" office:value-type="string" calcext:value-type="string">
            <text:p>Neu_Dens_Wt</text:p>
          </table:table-cell>
          <table:table-cell table:style-name="ce1" office:value-type="string" calcext:value-type="string">
            <text:p>Neu_Dens_SA</text:p>
          </table:table-cell>
          <table:table-cell table:style-name="ce1"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3.378" calcext:value-type="float">
            <text:p>33.378</text:p>
          </table:table-cell>
          <table:table-cell table:style-name="ce2" office:value-type="float" office:value="0.03" calcext:value-type="float">
            <text:p>0.03</text:p>
          </table:table-cell>
          <table:table-cell table:style-name="ce3" office:value-type="float" office:value="9320313" calcext:value-type="float">
            <text:p>9,320,313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5592188" calcext:value-type="float">
            <text:p>5,592,188</text:p>
          </table:table-cell>
          <table:table-cell table:style-name="ce3" office:value-type="float" office:value="310677100" calcext:value-type="float">
            <text:p>310,677,100</text:p>
          </table:table-cell>
          <table:table-cell table:style-name="ce3" office:value-type="float" office:value="279235" calcext:value-type="float">
            <text:p>279,235</text:p>
          </table:table-cell>
          <table:table-cell table:style-name="ce3" table:formula="of:=[.F2]/[.C2]" office:value-type="float" office:value="186406266.666667" calcext:value-type="float">
            <text:p>186,406,267</text:p>
          </table:table-cell>
          <table:table-cell table:style-name="ce3" table:formula="of:=[.F2]/[.B2]" office:value-type="float" office:value="167541.134879262" calcext:value-type="float">
            <text:p>167,541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5.06" calcext:value-type="float">
            <text:p>25.06</text:p>
          </table:table-cell>
          <table:table-cell table:style-name="ce2" office:value-type="float" office:value="0.031" calcext:value-type="float">
            <text:p>0.031</text:p>
          </table:table-cell>
          <table:table-cell table:style-name="ce3" office:value-type="float" office:value="8617188" calcext:value-type="float">
            <text:p>8,617,188</text:p>
          </table:table-cell>
          <table:table-cell office:value-type="float" office:value="0.602" calcext:value-type="float">
            <text:p>0.602</text:p>
          </table:table-cell>
          <table:table-cell table:style-name="ce3" office:value-type="float" office:value="5187547" calcext:value-type="float">
            <text:p>5,187,547</text:p>
          </table:table-cell>
          <table:table-cell table:style-name="ce3" office:value-type="float" office:value="277973806" calcext:value-type="float">
            <text:p>277,973,806</text:p>
          </table:table-cell>
          <table:table-cell table:style-name="ce3" office:value-type="float" office:value="343862" calcext:value-type="float">
            <text:p>343,862</text:p>
          </table:table-cell>
          <table:table-cell table:style-name="ce3" table:formula="of:=[.F3]/[.C3]" office:value-type="float" office:value="167340225.806452" calcext:value-type="float">
            <text:p>167,340,226</text:p>
          </table:table-cell>
          <table:table-cell table:style-name="ce3" table:formula="of:=[.F3]/[.B3]" office:value-type="float" office:value="207005.067837191" calcext:value-type="float">
            <text:p>207,005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26.772" calcext:value-type="float">
            <text:p>26.772</text:p>
          </table:table-cell>
          <table:table-cell table:style-name="ce2" office:value-type="float" office:value="0.036" calcext:value-type="float">
            <text:p>0.036</text:p>
          </table:table-cell>
          <table:table-cell table:style-name="ce3" office:value-type="float" office:value="8906250" calcext:value-type="float">
            <text:p>8,906,250</text:p>
          </table:table-cell>
          <table:table-cell office:value-type="float" office:value="0.597" calcext:value-type="float">
            <text:p>0.597</text:p>
          </table:table-cell>
          <table:table-cell table:style-name="ce3" office:value-type="float" office:value="5317031" calcext:value-type="float">
            <text:p>5,317,031</text:p>
          </table:table-cell>
          <table:table-cell table:style-name="ce3" office:value-type="float" office:value="247395833" calcext:value-type="float">
            <text:p>247,395,833</text:p>
          </table:table-cell>
          <table:table-cell table:style-name="ce3" office:value-type="float" office:value="332670" calcext:value-type="float">
            <text:p>332,670</text:p>
          </table:table-cell>
          <table:table-cell table:style-name="ce3" table:formula="of:=[.F4]/[.C4]" office:value-type="float" office:value="147695305.555556" calcext:value-type="float">
            <text:p>147,695,306</text:p>
          </table:table-cell>
          <table:table-cell table:style-name="ce3" table:formula="of:=[.F4]/[.B4]" office:value-type="float" office:value="198604.176004781" calcext:value-type="float">
            <text:p>198,604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28.747" calcext:value-type="float">
            <text:p>28.747</text:p>
          </table:table-cell>
          <table:table-cell table:style-name="ce2" office:value-type="float" office:value="0.037" calcext:value-type="float">
            <text:p>0.037</text:p>
          </table:table-cell>
          <table:table-cell table:style-name="ce3" office:value-type="float" office:value="6679688" calcext:value-type="float">
            <text:p>6,679,688</text:p>
          </table:table-cell>
          <table:table-cell office:value-type="float" office:value="0.556" calcext:value-type="float">
            <text:p>0.556</text:p>
          </table:table-cell>
          <table:table-cell table:style-name="ce3" office:value-type="float" office:value="3713907" calcext:value-type="float">
            <text:p>3,713,907</text:p>
          </table:table-cell>
          <table:table-cell table:style-name="ce3" office:value-type="float" office:value="180532108" calcext:value-type="float">
            <text:p>180,532,108</text:p>
          </table:table-cell>
          <table:table-cell table:style-name="ce3" office:value-type="float" office:value="232361" calcext:value-type="float">
            <text:p>232,361</text:p>
          </table:table-cell>
          <table:table-cell table:style-name="ce3" table:formula="of:=[.F5]/[.C5]" office:value-type="float" office:value="100375864.864865" calcext:value-type="float">
            <text:p>100,375,865</text:p>
          </table:table-cell>
          <table:table-cell table:style-name="ce3" table:formula="of:=[.F5]/[.B5]" office:value-type="float" office:value="129192.854906599" calcext:value-type="float">
            <text:p>129,193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0.787" calcext:value-type="float">
            <text:p>10.787</text:p>
          </table:table-cell>
          <table:table-cell table:style-name="ce2" office:value-type="float" office:value="0.0134" calcext:value-type="float">
            <text:p>0.0134</text:p>
          </table:table-cell>
          <table:table-cell table:style-name="ce3" office:value-type="float" office:value="3257813" calcext:value-type="float">
            <text:p>3,257,813</text:p>
          </table:table-cell>
          <table:table-cell office:value-type="float" office:value="0.517" calcext:value-type="float">
            <text:p>0.517</text:p>
          </table:table-cell>
          <table:table-cell table:style-name="ce3" office:value-type="float" office:value="1684289" calcext:value-type="float">
            <text:p>1,684,289</text:p>
          </table:table-cell>
          <table:table-cell table:style-name="ce3" office:value-type="float" office:value="243120373" calcext:value-type="float">
            <text:p>243,120,373</text:p>
          </table:table-cell>
          <table:table-cell table:style-name="ce3" office:value-type="float" office:value="302013" calcext:value-type="float">
            <text:p>302,013</text:p>
          </table:table-cell>
          <table:table-cell table:style-name="ce3" table:formula="of:=[.F6]/[.C6]" office:value-type="float" office:value="125693208.955224" calcext:value-type="float">
            <text:p>125,693,209</text:p>
          </table:table-cell>
          <table:table-cell table:style-name="ce3" table:formula="of:=[.F6]/[.B6]" office:value-type="float" office:value="156140.632242514" calcext:value-type="float">
            <text:p>156,141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9.286" calcext:value-type="float">
            <text:p>19.286</text:p>
          </table:table-cell>
          <table:table-cell table:style-name="ce2" office:value-type="float" office:value="0.022" calcext:value-type="float">
            <text:p>0.022</text:p>
          </table:table-cell>
          <table:table-cell table:style-name="ce3" office:value-type="float" office:value="4984375" calcext:value-type="float">
            <text:p>4,984,375</text:p>
          </table:table-cell>
          <table:table-cell office:value-type="float" office:value="0.488" calcext:value-type="float">
            <text:p>0.488</text:p>
          </table:table-cell>
          <table:table-cell table:style-name="ce3" office:value-type="float" office:value="2432375" calcext:value-type="float">
            <text:p>2,432,375</text:p>
          </table:table-cell>
          <table:table-cell table:style-name="ce3" office:value-type="float" office:value="226562500" calcext:value-type="float">
            <text:p>226,562,500</text:p>
          </table:table-cell>
          <table:table-cell table:style-name="ce3" office:value-type="float" office:value="258445" calcext:value-type="float">
            <text:p>258,445</text:p>
          </table:table-cell>
          <table:table-cell table:style-name="ce3" table:formula="of:=[.F7]/[.C7]" office:value-type="float" office:value="110562500" calcext:value-type="float">
            <text:p>110,562,500</text:p>
          </table:table-cell>
          <table:table-cell table:style-name="ce3" table:formula="of:=[.F7]/[.B7]" office:value-type="float" office:value="126121.279684745" calcext:value-type="float">
            <text:p>126,121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0.119" calcext:value-type="float">
            <text:p>30.119</text:p>
          </table:table-cell>
          <table:table-cell table:style-name="ce2" office:value-type="float" office:value="0.04" calcext:value-type="float">
            <text:p>0.04</text:p>
          </table:table-cell>
          <table:table-cell table:style-name="ce3" office:value-type="float" office:value="9171875" calcext:value-type="float">
            <text:p>9,171,875</text:p>
          </table:table-cell>
          <table:table-cell office:value-type="float" office:value="0.439" calcext:value-type="float">
            <text:p>0.439</text:p>
          </table:table-cell>
          <table:table-cell table:style-name="ce3" office:value-type="float" office:value="4026453" calcext:value-type="float">
            <text:p>4,026,453</text:p>
          </table:table-cell>
          <table:table-cell table:style-name="ce3" office:value-type="float" office:value="229296875" calcext:value-type="float">
            <text:p>229,296,875</text:p>
          </table:table-cell>
          <table:table-cell table:style-name="ce3" office:value-type="float" office:value="304521" calcext:value-type="float">
            <text:p>304,521</text:p>
          </table:table-cell>
          <table:table-cell table:style-name="ce3" table:formula="of:=[.F8]/[.C8]" office:value-type="float" office:value="100661325" calcext:value-type="float">
            <text:p>100,661,325</text:p>
          </table:table-cell>
          <table:table-cell table:style-name="ce3" table:formula="of:=[.F8]/[.B8]" office:value-type="float" office:value="133684.816892991" calcext:value-type="float">
            <text:p>133,685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30.827" calcext:value-type="float">
            <text:p>30.827</text:p>
          </table:table-cell>
          <table:table-cell table:style-name="ce2" office:value-type="float" office:value="0.046" calcext:value-type="float">
            <text:p>0.046</text:p>
          </table:table-cell>
          <table:table-cell table:style-name="ce3" office:value-type="float" office:value="8546875" calcext:value-type="float">
            <text:p>8,546,875</text:p>
          </table:table-cell>
          <table:table-cell office:value-type="float" office:value="0.354" calcext:value-type="float">
            <text:p>0.354</text:p>
          </table:table-cell>
          <table:table-cell table:style-name="ce3" office:value-type="float" office:value="3025594" calcext:value-type="float">
            <text:p>3,025,594</text:p>
          </table:table-cell>
          <table:table-cell table:style-name="ce3" office:value-type="float" office:value="185801630" calcext:value-type="float">
            <text:p>185,801,630</text:p>
          </table:table-cell>
          <table:table-cell table:style-name="ce3" office:value-type="float" office:value="277253" calcext:value-type="float">
            <text:p>277,253</text:p>
          </table:table-cell>
          <table:table-cell table:style-name="ce3" table:formula="of:=[.F9]/[.C9]" office:value-type="float" office:value="65773782.6086957" calcext:value-type="float">
            <text:p>65,773,783</text:p>
          </table:table-cell>
          <table:table-cell table:style-name="ce3" table:formula="of:=[.F9]/[.B9]" office:value-type="float" office:value="98147.5330067798" calcext:value-type="float">
            <text:p>98,148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31.763" calcext:value-type="float">
            <text:p>31.763</text:p>
          </table:table-cell>
          <table:table-cell table:style-name="ce2" office:value-type="float" office:value="0.047" calcext:value-type="float">
            <text:p>0.047</text:p>
          </table:table-cell>
          <table:table-cell table:style-name="ce3" office:value-type="float" office:value="7976563" calcext:value-type="float">
            <text:p>7,976,563</text:p>
          </table:table-cell>
          <table:table-cell office:value-type="float" office:value="0.399" calcext:value-type="float">
            <text:p>0.399</text:p>
          </table:table-cell>
          <table:table-cell table:style-name="ce3" office:value-type="float" office:value="3182649" calcext:value-type="float">
            <text:p>3,182,649</text:p>
          </table:table-cell>
          <table:table-cell table:style-name="ce3" office:value-type="float" office:value="169714106" calcext:value-type="float">
            <text:p>169,714,106</text:p>
          </table:table-cell>
          <table:table-cell table:style-name="ce3" office:value-type="float" office:value="251128" calcext:value-type="float">
            <text:p>251,128</text:p>
          </table:table-cell>
          <table:table-cell table:style-name="ce3" table:formula="of:=[.F10]/[.C10]" office:value-type="float" office:value="67715936.1702128" calcext:value-type="float">
            <text:p>67,715,936</text:p>
          </table:table-cell>
          <table:table-cell table:style-name="ce3" table:formula="of:=[.F10]/[.B10]" office:value-type="float" office:value="100199.88666058" calcext:value-type="float">
            <text:p>100,200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4.937" calcext:value-type="float">
            <text:p>24.937</text:p>
          </table:table-cell>
          <table:table-cell table:style-name="ce2" office:value-type="float" office:value="0.037" calcext:value-type="float">
            <text:p>0.037</text:p>
          </table:table-cell>
          <table:table-cell table:style-name="ce3" office:value-type="float" office:value="8195313" calcext:value-type="float">
            <text:p>8,195,313</text:p>
          </table:table-cell>
          <table:table-cell office:value-type="float" office:value="0.38" calcext:value-type="float">
            <text:p>0.38</text:p>
          </table:table-cell>
          <table:table-cell table:style-name="ce3" office:value-type="float" office:value="3114219" calcext:value-type="float">
            <text:p>3,114,219</text:p>
          </table:table-cell>
          <table:table-cell table:style-name="ce3" office:value-type="float" office:value="221494946" calcext:value-type="float">
            <text:p>221,494,946</text:p>
          </table:table-cell>
          <table:table-cell table:style-name="ce3" office:value-type="float" office:value="328641" calcext:value-type="float">
            <text:p>328,641</text:p>
          </table:table-cell>
          <table:table-cell table:style-name="ce3" table:formula="of:=[.F11]/[.C11]" office:value-type="float" office:value="84168081.0810811" calcext:value-type="float">
            <text:p>84,168,081</text:p>
          </table:table-cell>
          <table:table-cell table:style-name="ce3" table:formula="of:=[.F11]/[.B11]" office:value-type="float" office:value="124883.466335165" calcext:value-type="float">
            <text:p>124,883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33.002" calcext:value-type="float">
            <text:p>33.002</text:p>
          </table:table-cell>
          <table:table-cell table:style-name="ce2" office:value-type="float" office:value="0.045" calcext:value-type="float">
            <text:p>0.045</text:p>
          </table:table-cell>
          <table:table-cell table:style-name="ce3" office:value-type="float" office:value="6679688" calcext:value-type="float">
            <text:p>6,679,688</text:p>
          </table:table-cell>
          <table:table-cell office:value-type="float" office:value="0.468" calcext:value-type="float">
            <text:p>0.468</text:p>
          </table:table-cell>
          <table:table-cell table:style-name="ce3" office:value-type="float" office:value="3126094" calcext:value-type="float">
            <text:p>3,126,094</text:p>
          </table:table-cell>
          <table:table-cell table:style-name="ce3" office:value-type="float" office:value="148437511" calcext:value-type="float">
            <text:p>148,437,511</text:p>
          </table:table-cell>
          <table:table-cell table:style-name="ce3" office:value-type="float" office:value="202403" calcext:value-type="float">
            <text:p>202,403</text:p>
          </table:table-cell>
          <table:table-cell table:style-name="ce3" table:formula="of:=[.F12]/[.C12]" office:value-type="float" office:value="69468755.5555556" calcext:value-type="float">
            <text:p>69,468,756</text:p>
          </table:table-cell>
          <table:table-cell table:style-name="ce3" table:formula="of:=[.F12]/[.B12]" office:value-type="float" office:value="94724.3803405854" calcext:value-type="float">
            <text:p>94,724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37.506" calcext:value-type="float">
            <text:p>37.506</text:p>
          </table:table-cell>
          <table:table-cell table:style-name="ce2" office:value-type="float" office:value="0.056" calcext:value-type="float">
            <text:p>0.056</text:p>
          </table:table-cell>
          <table:table-cell table:style-name="ce3" office:value-type="float" office:value="7453125" calcext:value-type="float">
            <text:p>7,453,125</text:p>
          </table:table-cell>
          <table:table-cell office:value-type="float" office:value="0.353" calcext:value-type="float">
            <text:p>0.353</text:p>
          </table:table-cell>
          <table:table-cell table:style-name="ce3" office:value-type="float" office:value="2630953" calcext:value-type="float">
            <text:p>2,630,953</text:p>
          </table:table-cell>
          <table:table-cell table:style-name="ce3" office:value-type="float" office:value="133091518" calcext:value-type="float">
            <text:p>133,091,518</text:p>
          </table:table-cell>
          <table:table-cell table:style-name="ce3" office:value-type="float" office:value="198718" calcext:value-type="float">
            <text:p>198,718</text:p>
          </table:table-cell>
          <table:table-cell table:style-name="ce3" table:formula="of:=[.F13]/[.C13]" office:value-type="float" office:value="46981303.5714286" calcext:value-type="float">
            <text:p>46,981,304</text:p>
          </table:table-cell>
          <table:table-cell table:style-name="ce3" table:formula="of:=[.F13]/[.B13]" office:value-type="float" office:value="70147.5230629766" calcext:value-type="float">
            <text:p>70,148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33.903" calcext:value-type="float">
            <text:p>33.903</text:p>
          </table:table-cell>
          <table:table-cell table:style-name="ce2" office:value-type="float" office:value="0.061" calcext:value-type="float">
            <text:p>0.061</text:p>
          </table:table-cell>
          <table:table-cell table:style-name="ce3" office:value-type="float" office:value="7687500" calcext:value-type="float">
            <text:p>7,687,500</text:p>
          </table:table-cell>
          <table:table-cell office:value-type="float" office:value="0.363" calcext:value-type="float">
            <text:p>0.363</text:p>
          </table:table-cell>
          <table:table-cell table:style-name="ce3" office:value-type="float" office:value="2790563" calcext:value-type="float">
            <text:p>2,790,563</text:p>
          </table:table-cell>
          <table:table-cell table:style-name="ce3" office:value-type="float" office:value="126024590" calcext:value-type="float">
            <text:p>126,024,590</text:p>
          </table:table-cell>
          <table:table-cell table:style-name="ce3" office:value-type="float" office:value="226750" calcext:value-type="float">
            <text:p>226,750</text:p>
          </table:table-cell>
          <table:table-cell table:style-name="ce3" table:formula="of:=[.F14]/[.C14]" office:value-type="float" office:value="45746934.4262295" calcext:value-type="float">
            <text:p>45,746,934</text:p>
          </table:table-cell>
          <table:table-cell table:style-name="ce3" table:formula="of:=[.F14]/[.B14]" office:value-type="float" office:value="82310.2085361177" calcext:value-type="float">
            <text:p>82,310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33.026" calcext:value-type="float">
            <text:p>33.026</text:p>
          </table:table-cell>
          <table:table-cell table:style-name="ce2" office:value-type="float" office:value="0.052" calcext:value-type="float">
            <text:p>0.052</text:p>
          </table:table-cell>
          <table:table-cell table:style-name="ce3" office:value-type="float" office:value="7179688" calcext:value-type="float">
            <text:p>7,179,688</text:p>
          </table:table-cell>
          <table:table-cell office:value-type="float" office:value="0.347" calcext:value-type="float">
            <text:p>0.347</text:p>
          </table:table-cell>
          <table:table-cell table:style-name="ce3" office:value-type="float" office:value="2491352" calcext:value-type="float">
            <text:p>2,491,352</text:p>
          </table:table-cell>
          <table:table-cell table:style-name="ce3" office:value-type="float" office:value="138070923" calcext:value-type="float">
            <text:p>138,070,923</text:p>
          </table:table-cell>
          <table:table-cell table:style-name="ce3" office:value-type="float" office:value="217395" calcext:value-type="float">
            <text:p>217,395</text:p>
          </table:table-cell>
          <table:table-cell table:style-name="ce3" table:formula="of:=[.F15]/[.C15]" office:value-type="float" office:value="47910615.3846154" calcext:value-type="float">
            <text:p>47,910,615</text:p>
          </table:table-cell>
          <table:table-cell table:style-name="ce3" table:formula="of:=[.F15]/[.B15]" office:value-type="float" office:value="75436.0806637195" calcext:value-type="float">
            <text:p>75,436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29.942" calcext:value-type="float">
            <text:p>29.942</text:p>
          </table:table-cell>
          <table:table-cell table:style-name="ce2" office:value-type="float" office:value="0.047" calcext:value-type="float">
            <text:p>0.047</text:p>
          </table:table-cell>
          <table:table-cell table:style-name="ce3" office:value-type="float" office:value="5976563" calcext:value-type="float">
            <text:p>5,976,563</text:p>
          </table:table-cell>
          <table:table-cell office:value-type="float" office:value="0.289" calcext:value-type="float">
            <text:p>0.289</text:p>
          </table:table-cell>
          <table:table-cell table:style-name="ce3" office:value-type="float" office:value="1727227" calcext:value-type="float">
            <text:p>1,727,227</text:p>
          </table:table-cell>
          <table:table-cell table:style-name="ce3" office:value-type="float" office:value="127160915" calcext:value-type="float">
            <text:p>127,160,915</text:p>
          </table:table-cell>
          <table:table-cell table:style-name="ce3" office:value-type="float" office:value="199605" calcext:value-type="float">
            <text:p>199,605</text:p>
          </table:table-cell>
          <table:table-cell table:style-name="ce3" table:formula="of:=[.F16]/[.C16]" office:value-type="float" office:value="36749510.6382979" calcext:value-type="float">
            <text:p>36,749,511</text:p>
          </table:table-cell>
          <table:table-cell table:style-name="ce3" table:formula="of:=[.F16]/[.B16]" office:value-type="float" office:value="57685.7591343264" calcext:value-type="float">
            <text:p>57,686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27.814" calcext:value-type="float">
            <text:p>27.814</text:p>
          </table:table-cell>
          <table:table-cell table:style-name="ce2" office:value-type="float" office:value="0.039" calcext:value-type="float">
            <text:p>0.039</text:p>
          </table:table-cell>
          <table:table-cell table:style-name="ce3" office:value-type="float" office:value="5445313" calcext:value-type="float">
            <text:p>5,445,313</text:p>
          </table:table-cell>
          <table:table-cell office:value-type="float" office:value="0.312" calcext:value-type="float">
            <text:p>0.312</text:p>
          </table:table-cell>
          <table:table-cell table:style-name="ce3" office:value-type="float" office:value="1698938" calcext:value-type="float">
            <text:p>1,698,938</text:p>
          </table:table-cell>
          <table:table-cell table:style-name="ce3" office:value-type="float" office:value="139623410" calcext:value-type="float">
            <text:p>139,623,410</text:p>
          </table:table-cell>
          <table:table-cell table:style-name="ce3" office:value-type="float" office:value="195776" calcext:value-type="float">
            <text:p>195,776</text:p>
          </table:table-cell>
          <table:table-cell table:style-name="ce3" table:formula="of:=[.F17]/[.C17]" office:value-type="float" office:value="43562512.8205128" calcext:value-type="float">
            <text:p>43,562,513</text:p>
          </table:table-cell>
          <table:table-cell table:style-name="ce3" table:formula="of:=[.F17]/[.B17]" office:value-type="float" office:value="61082.1169195369" calcext:value-type="float">
            <text:p>61,082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35.702" calcext:value-type="float">
            <text:p>35.702</text:p>
          </table:table-cell>
          <table:table-cell table:style-name="ce2" office:value-type="float" office:value="0.059" calcext:value-type="float">
            <text:p>0.059</text:p>
          </table:table-cell>
          <table:table-cell table:style-name="ce3" office:value-type="float" office:value="6195313" calcext:value-type="float">
            <text:p>6,195,313</text:p>
          </table:table-cell>
          <table:table-cell office:value-type="float" office:value="0.338" calcext:value-type="float">
            <text:p>0.338</text:p>
          </table:table-cell>
          <table:table-cell table:style-name="ce3" office:value-type="float" office:value="2094016" calcext:value-type="float">
            <text:p>2,094,016</text:p>
          </table:table-cell>
          <table:table-cell table:style-name="ce3" office:value-type="float" office:value="105005305" calcext:value-type="float">
            <text:p>105,005,305</text:p>
          </table:table-cell>
          <table:table-cell table:style-name="ce3" office:value-type="float" office:value="173528" calcext:value-type="float">
            <text:p>173,528</text:p>
          </table:table-cell>
          <table:table-cell table:style-name="ce3" table:formula="of:=[.F18]/[.C18]" office:value-type="float" office:value="35491796.6101695" calcext:value-type="float">
            <text:p>35,491,797</text:p>
          </table:table-cell>
          <table:table-cell table:style-name="ce3" table:formula="of:=[.F18]/[.B18]" office:value-type="float" office:value="58652.624502829" calcext:value-type="float">
            <text:p>58,653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34.256" calcext:value-type="float">
            <text:p>34.256</text:p>
          </table:table-cell>
          <table:table-cell table:style-name="ce2" office:value-type="float" office:value="0.056" calcext:value-type="float">
            <text:p>0.056</text:p>
          </table:table-cell>
          <table:table-cell table:style-name="ce3" office:value-type="float" office:value="6953125" calcext:value-type="float">
            <text:p>6,953,125</text:p>
          </table:table-cell>
          <table:table-cell office:value-type="float" office:value="0.343" calcext:value-type="float">
            <text:p>0.343</text:p>
          </table:table-cell>
          <table:table-cell table:style-name="ce3" office:value-type="float" office:value="2384922" calcext:value-type="float">
            <text:p>2,384,922</text:p>
          </table:table-cell>
          <table:table-cell table:style-name="ce3" office:value-type="float" office:value="124162946" calcext:value-type="float">
            <text:p>124,162,946</text:p>
          </table:table-cell>
          <table:table-cell table:style-name="ce3" office:value-type="float" office:value="202975" calcext:value-type="float">
            <text:p>202,975</text:p>
          </table:table-cell>
          <table:table-cell table:style-name="ce3" table:formula="of:=[.F19]/[.C19]" office:value-type="float" office:value="42587892.8571429" calcext:value-type="float">
            <text:p>42,587,893</text:p>
          </table:table-cell>
          <table:table-cell table:style-name="ce3" table:formula="of:=[.F19]/[.B19]" office:value-type="float" office:value="69620.5628211116" calcext:value-type="float">
            <text:p>69,621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30.472" calcext:value-type="float">
            <text:p>30.472</text:p>
          </table:table-cell>
          <table:table-cell table:style-name="ce2" office:value-type="float" office:value="0.05" calcext:value-type="float">
            <text:p>0.05</text:p>
          </table:table-cell>
          <table:table-cell table:style-name="ce3" office:value-type="float" office:value="5070313" calcext:value-type="float">
            <text:p>5,070,313</text:p>
          </table:table-cell>
          <table:table-cell office:value-type="float" office:value="0.34" calcext:value-type="float">
            <text:p>0.34</text:p>
          </table:table-cell>
          <table:table-cell table:style-name="ce3" office:value-type="float" office:value="1723906" calcext:value-type="float">
            <text:p>1,723,906</text:p>
          </table:table-cell>
          <table:table-cell table:style-name="ce3" office:value-type="float" office:value="101406260" calcext:value-type="float">
            <text:p>101,406,260</text:p>
          </table:table-cell>
          <table:table-cell table:style-name="ce3" office:value-type="float" office:value="166393" calcext:value-type="float">
            <text:p>166,393</text:p>
          </table:table-cell>
          <table:table-cell table:style-name="ce3" table:formula="of:=[.F20]/[.C20]" office:value-type="float" office:value="34478120" calcext:value-type="float">
            <text:p>34,478,120</text:p>
          </table:table-cell>
          <table:table-cell table:style-name="ce3" table:formula="of:=[.F20]/[.B20]" office:value-type="float" office:value="56573.4444736151" calcext:value-type="float">
            <text:p>56,573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29.018" calcext:value-type="float">
            <text:p>29.018</text:p>
          </table:table-cell>
          <table:table-cell table:style-name="ce2" office:value-type="float" office:value="0.04" calcext:value-type="float">
            <text:p>0.04</text:p>
          </table:table-cell>
          <table:table-cell table:style-name="ce3" office:value-type="float" office:value="5156250" calcext:value-type="float">
            <text:p>5,156,250</text:p>
          </table:table-cell>
          <table:table-cell office:value-type="float" office:value="0.315" calcext:value-type="float">
            <text:p>0.315</text:p>
          </table:table-cell>
          <table:table-cell table:style-name="ce3" office:value-type="float" office:value="1624219" calcext:value-type="float">
            <text:p>1,624,219</text:p>
          </table:table-cell>
          <table:table-cell table:style-name="ce3" office:value-type="float" office:value="128906250" calcext:value-type="float">
            <text:p>128,906,250</text:p>
          </table:table-cell>
          <table:table-cell table:style-name="ce3" office:value-type="float" office:value="177691" calcext:value-type="float">
            <text:p>177,691</text:p>
          </table:table-cell>
          <table:table-cell table:style-name="ce3" table:formula="of:=[.F21]/[.C21]" office:value-type="float" office:value="40605475" calcext:value-type="float">
            <text:p>40,605,475</text:p>
          </table:table-cell>
          <table:table-cell table:style-name="ce3" table:formula="of:=[.F21]/[.B21]" office:value-type="float" office:value="55972.8099800124" calcext:value-type="float">
            <text:p>55,973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49.185" calcext:value-type="float">
            <text:p>49.185</text:p>
          </table:table-cell>
          <table:table-cell table:style-name="ce2" office:value-type="float" office:value="0.076" calcext:value-type="float">
            <text:p>0.076</text:p>
          </table:table-cell>
          <table:table-cell table:style-name="ce3" office:value-type="float" office:value="8492188" calcext:value-type="float">
            <text:p>8,492,188</text:p>
          </table:table-cell>
          <table:table-cell office:value-type="float" office:value="0.333" calcext:value-type="float">
            <text:p>0.333</text:p>
          </table:table-cell>
          <table:table-cell table:style-name="ce3" office:value-type="float" office:value="2827899" calcext:value-type="float">
            <text:p>2,827,899</text:p>
          </table:table-cell>
          <table:table-cell table:style-name="ce3" office:value-type="float" office:value="111739316" calcext:value-type="float">
            <text:p>111,739,316</text:p>
          </table:table-cell>
          <table:table-cell table:style-name="ce3" office:value-type="float" office:value="172658" calcext:value-type="float">
            <text:p>172,658</text:p>
          </table:table-cell>
          <table:table-cell table:style-name="ce3" table:formula="of:=[.F22]/[.C22]" office:value-type="float" office:value="37209197.3684211" calcext:value-type="float">
            <text:p>37,209,197</text:p>
          </table:table-cell>
          <table:table-cell table:style-name="ce3" table:formula="of:=[.F22]/[.B22]" office:value-type="float" office:value="57495.1509606587" calcext:value-type="float">
            <text:p>57,495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35.153" calcext:value-type="float">
            <text:p>35.153</text:p>
          </table:table-cell>
          <table:table-cell table:style-name="ce2" office:value-type="float" office:value="0.055" calcext:value-type="float">
            <text:p>0.055</text:p>
          </table:table-cell>
          <table:table-cell table:style-name="ce3" office:value-type="float" office:value="6929688" calcext:value-type="float">
            <text:p>6,929,688</text:p>
          </table:table-cell>
          <table:table-cell office:value-type="float" office:value="0.364" calcext:value-type="float">
            <text:p>0.364</text:p>
          </table:table-cell>
          <table:table-cell table:style-name="ce3" office:value-type="float" office:value="2522406" calcext:value-type="float">
            <text:p>2,522,406</text:p>
          </table:table-cell>
          <table:table-cell table:style-name="ce3" office:value-type="float" office:value="125994327" calcext:value-type="float">
            <text:p>125,994,327</text:p>
          </table:table-cell>
          <table:table-cell table:style-name="ce3" office:value-type="float" office:value="197129" calcext:value-type="float">
            <text:p>197,129</text:p>
          </table:table-cell>
          <table:table-cell table:style-name="ce3" table:formula="of:=[.F23]/[.C23]" office:value-type="float" office:value="45861927.2727273" calcext:value-type="float">
            <text:p>45,861,927</text:p>
          </table:table-cell>
          <table:table-cell table:style-name="ce3" table:formula="of:=[.F23]/[.B23]" office:value-type="float" office:value="71755.0706909794" calcext:value-type="float">
            <text:p>71,755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30.439" calcext:value-type="float">
            <text:p>30.439</text:p>
          </table:table-cell>
          <table:table-cell table:style-name="ce2" office:value-type="float" office:value="0.051" calcext:value-type="float">
            <text:p>0.051</text:p>
          </table:table-cell>
          <table:table-cell table:style-name="ce3" office:value-type="float" office:value="5757813" calcext:value-type="float">
            <text:p>5,757,813</text:p>
          </table:table-cell>
          <table:table-cell office:value-type="float" office:value="0.348" calcext:value-type="float">
            <text:p>0.348</text:p>
          </table:table-cell>
          <table:table-cell table:style-name="ce3" office:value-type="float" office:value="2003719" calcext:value-type="float">
            <text:p>2,003,719</text:p>
          </table:table-cell>
          <table:table-cell table:style-name="ce3" office:value-type="float" office:value="112898294" calcext:value-type="float">
            <text:p>112,898,294</text:p>
          </table:table-cell>
          <table:table-cell table:style-name="ce3" office:value-type="float" office:value="189159" calcext:value-type="float">
            <text:p>189,159</text:p>
          </table:table-cell>
          <table:table-cell table:style-name="ce3" table:formula="of:=[.F24]/[.C24]" office:value-type="float" office:value="39288607.8431373" calcext:value-type="float">
            <text:p>39,288,608</text:p>
          </table:table-cell>
          <table:table-cell table:style-name="ce3" table:formula="of:=[.F24]/[.B24]" office:value-type="float" office:value="65827.3596373074" calcext:value-type="float">
            <text:p>65,827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28.432" calcext:value-type="float">
            <text:p>28.432</text:p>
          </table:table-cell>
          <table:table-cell table:style-name="ce2" office:value-type="float" office:value="0.045" calcext:value-type="float">
            <text:p>0.045</text:p>
          </table:table-cell>
          <table:table-cell table:style-name="ce3" office:value-type="float" office:value="5500000" calcext:value-type="float">
            <text:p>5,500,000</text:p>
          </table:table-cell>
          <table:table-cell office:value-type="float" office:value="0.382" calcext:value-type="float">
            <text:p>0.382</text:p>
          </table:table-cell>
          <table:table-cell table:style-name="ce3" office:value-type="float" office:value="2101000" calcext:value-type="float">
            <text:p>2,101,000</text:p>
          </table:table-cell>
          <table:table-cell table:style-name="ce3" office:value-type="float" office:value="122222222" calcext:value-type="float">
            <text:p>122,222,222</text:p>
          </table:table-cell>
          <table:table-cell table:style-name="ce3" office:value-type="float" office:value="193444" calcext:value-type="float">
            <text:p>193,444</text:p>
          </table:table-cell>
          <table:table-cell table:style-name="ce3" table:formula="of:=[.F25]/[.C25]" office:value-type="float" office:value="46688888.8888889" calcext:value-type="float">
            <text:p>46,688,889</text:p>
          </table:table-cell>
          <table:table-cell table:style-name="ce3" table:formula="of:=[.F25]/[.B25]" office:value-type="float" office:value="73895.6105796286" calcext:value-type="float">
            <text:p>73,896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27.698" calcext:value-type="float">
            <text:p>27.698</text:p>
          </table:table-cell>
          <table:table-cell table:style-name="ce2" office:value-type="float" office:value="0.043" calcext:value-type="float">
            <text:p>0.043</text:p>
          </table:table-cell>
          <table:table-cell table:style-name="ce3" office:value-type="float" office:value="5390625" calcext:value-type="float">
            <text:p>5,390,625</text:p>
          </table:table-cell>
          <table:table-cell office:value-type="float" office:value="0.364" calcext:value-type="float">
            <text:p>0.364</text:p>
          </table:table-cell>
          <table:table-cell table:style-name="ce3" office:value-type="float" office:value="1962188" calcext:value-type="float">
            <text:p>1,962,188</text:p>
          </table:table-cell>
          <table:table-cell table:style-name="ce3" office:value-type="float" office:value="125363372" calcext:value-type="float">
            <text:p>125,363,372</text:p>
          </table:table-cell>
          <table:table-cell table:style-name="ce3" office:value-type="float" office:value="194621" calcext:value-type="float">
            <text:p>194,621</text:p>
          </table:table-cell>
          <table:table-cell table:style-name="ce3" table:formula="of:=[.F26]/[.C26]" office:value-type="float" office:value="45632279.0697675" calcext:value-type="float">
            <text:p>45,632,279</text:p>
          </table:table-cell>
          <table:table-cell table:style-name="ce3" table:formula="of:=[.F26]/[.B26]" office:value-type="float" office:value="70842.2268755867" calcext:value-type="float">
            <text:p>70,842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float" office:value="31.813" calcext:value-type="float">
            <text:p>31.813</text:p>
          </table:table-cell>
          <table:table-cell table:style-name="ce2" office:value-type="float" office:value="0.052" calcext:value-type="float">
            <text:p>0.052</text:p>
          </table:table-cell>
          <table:table-cell table:style-name="ce3" office:value-type="float" office:value="6460938" calcext:value-type="float">
            <text:p>6,460,938</text:p>
          </table:table-cell>
          <table:table-cell office:value-type="float" office:value="0.377" calcext:value-type="float">
            <text:p>0.377</text:p>
          </table:table-cell>
          <table:table-cell table:style-name="ce3" office:value-type="float" office:value="2435774" calcext:value-type="float">
            <text:p>2,435,774</text:p>
          </table:table-cell>
          <table:table-cell table:style-name="ce3" office:value-type="float" office:value="124248808" calcext:value-type="float">
            <text:p>124,248,808</text:p>
          </table:table-cell>
          <table:table-cell table:style-name="ce3" office:value-type="float" office:value="203091" calcext:value-type="float">
            <text:p>203,091</text:p>
          </table:table-cell>
          <table:table-cell table:style-name="ce3" table:formula="of:=[.F27]/[.C27]" office:value-type="float" office:value="46841807.6923077" calcext:value-type="float">
            <text:p>46,841,808</text:p>
          </table:table-cell>
          <table:table-cell table:style-name="ce3" table:formula="of:=[.F27]/[.B27]" office:value-type="float" office:value="76565.3663596643" calcext:value-type="float">
            <text:p>76,565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float" office:value="28.592" calcext:value-type="float">
            <text:p>28.592</text:p>
          </table:table-cell>
          <table:table-cell table:style-name="ce2" office:value-type="float" office:value="0.048" calcext:value-type="float">
            <text:p>0.048</text:p>
          </table:table-cell>
          <table:table-cell table:style-name="ce3" office:value-type="float" office:value="5078125" calcext:value-type="float">
            <text:p>5,078,125</text:p>
          </table:table-cell>
          <table:table-cell office:value-type="float" office:value="0.353" calcext:value-type="float">
            <text:p>0.353</text:p>
          </table:table-cell>
          <table:table-cell table:style-name="ce3" office:value-type="float" office:value="1792578" calcext:value-type="float">
            <text:p>1,792,578</text:p>
          </table:table-cell>
          <table:table-cell table:style-name="ce3" office:value-type="float" office:value="105794271" calcext:value-type="float">
            <text:p>105,794,271</text:p>
          </table:table-cell>
          <table:table-cell table:style-name="ce3" office:value-type="float" office:value="177606" calcext:value-type="float">
            <text:p>177,606</text:p>
          </table:table-cell>
          <table:table-cell table:style-name="ce3" table:formula="of:=[.F28]/[.C28]" office:value-type="float" office:value="37345375" calcext:value-type="float">
            <text:p>37,345,375</text:p>
          </table:table-cell>
          <table:table-cell table:style-name="ce3" table:formula="of:=[.F28]/[.B28]" office:value-type="float" office:value="62695.0895355344" calcext:value-type="float">
            <text:p>62,695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43.163" calcext:value-type="float">
            <text:p>43.163</text:p>
          </table:table-cell>
          <table:table-cell table:style-name="ce2" office:value-type="float" office:value="0.072" calcext:value-type="float">
            <text:p>0.072</text:p>
          </table:table-cell>
          <table:table-cell table:style-name="ce3" office:value-type="float" office:value="5617188" calcext:value-type="float">
            <text:p>5,617,188</text:p>
          </table:table-cell>
          <table:table-cell office:value-type="float" office:value="0.303" calcext:value-type="float">
            <text:p>0.303</text:p>
          </table:table-cell>
          <table:table-cell table:style-name="ce3" office:value-type="float" office:value="1702008" calcext:value-type="float">
            <text:p>1,702,008</text:p>
          </table:table-cell>
          <table:table-cell table:style-name="ce3" office:value-type="float" office:value="78016500" calcext:value-type="float">
            <text:p>78,016,500</text:p>
          </table:table-cell>
          <table:table-cell table:style-name="ce3" office:value-type="float" office:value="130139" calcext:value-type="float">
            <text:p>130,139</text:p>
          </table:table-cell>
          <table:table-cell table:style-name="ce3" table:formula="of:=[.F29]/[.C29]" office:value-type="float" office:value="23639000" calcext:value-type="float">
            <text:p>23,639,000</text:p>
          </table:table-cell>
          <table:table-cell table:style-name="ce3" table:formula="of:=[.F29]/[.B29]" office:value-type="float" office:value="39432.1062020712" calcext:value-type="float">
            <text:p>39,432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float" office:value="29.793" calcext:value-type="float">
            <text:p>29.793</text:p>
          </table:table-cell>
          <table:table-cell table:style-name="ce2" office:value-type="float" office:value="0.049" calcext:value-type="float">
            <text:p>0.049</text:p>
          </table:table-cell>
          <table:table-cell table:style-name="ce3" office:value-type="float" office:value="5000000" calcext:value-type="float">
            <text:p>5,000,000</text:p>
          </table:table-cell>
          <table:table-cell office:value-type="float" office:value="0.307" calcext:value-type="float">
            <text:p>0.307</text:p>
          </table:table-cell>
          <table:table-cell table:style-name="ce3" office:value-type="float" office:value="1535000" calcext:value-type="float">
            <text:p>1,535,000</text:p>
          </table:table-cell>
          <table:table-cell table:style-name="ce3" office:value-type="float" office:value="102040816" calcext:value-type="float">
            <text:p>102,040,816</text:p>
          </table:table-cell>
          <table:table-cell table:style-name="ce3" office:value-type="float" office:value="167825" calcext:value-type="float">
            <text:p>167,825</text:p>
          </table:table-cell>
          <table:table-cell table:style-name="ce3" table:formula="of:=[.F30]/[.C30]" office:value-type="float" office:value="31326530.6122449" calcext:value-type="float">
            <text:p>31,326,531</text:p>
          </table:table-cell>
          <table:table-cell table:style-name="ce3" table:formula="of:=[.F30]/[.B30]" office:value-type="float" office:value="51522.1696371631" calcext:value-type="float">
            <text:p>51,522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29.951" calcext:value-type="float">
            <text:p>29.951</text:p>
          </table:table-cell>
          <table:table-cell table:style-name="ce2" office:value-type="float" office:value="0.048" calcext:value-type="float">
            <text:p>0.048</text:p>
          </table:table-cell>
          <table:table-cell table:style-name="ce3" office:value-type="float" office:value="4960938" calcext:value-type="float">
            <text:p>4,960,938</text:p>
          </table:table-cell>
          <table:table-cell office:value-type="float" office:value="0.272" calcext:value-type="float">
            <text:p>0.272</text:p>
          </table:table-cell>
          <table:table-cell table:style-name="ce3" office:value-type="float" office:value="1349375" calcext:value-type="float">
            <text:p>1,349,375</text:p>
          </table:table-cell>
          <table:table-cell table:style-name="ce3" office:value-type="float" office:value="103352875" calcext:value-type="float">
            <text:p>103,352,875</text:p>
          </table:table-cell>
          <table:table-cell table:style-name="ce3" office:value-type="float" office:value="165635" calcext:value-type="float">
            <text:p>165,635</text:p>
          </table:table-cell>
          <table:table-cell table:style-name="ce3" table:formula="of:=[.F31]/[.C31]" office:value-type="float" office:value="28111979.1666667" calcext:value-type="float">
            <text:p>28,111,979</text:p>
          </table:table-cell>
          <table:table-cell table:style-name="ce3" table:formula="of:=[.F31]/[.B31]" office:value-type="float" office:value="45052.7528296217" calcext:value-type="float">
            <text:p>45,053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33.066" calcext:value-type="float">
            <text:p>33.066</text:p>
          </table:table-cell>
          <table:table-cell table:style-name="ce2" office:value-type="float" office:value="0.037" calcext:value-type="float">
            <text:p>0.037</text:p>
          </table:table-cell>
          <table:table-cell table:style-name="ce3" office:value-type="float" office:value="5515625" calcext:value-type="float">
            <text:p>5,515,625</text:p>
          </table:table-cell>
          <table:table-cell office:value-type="float" office:value="0.339" calcext:value-type="float">
            <text:p>0.339</text:p>
          </table:table-cell>
          <table:table-cell table:style-name="ce3" office:value-type="float" office:value="1869797" calcext:value-type="float">
            <text:p>1,869,797</text:p>
          </table:table-cell>
          <table:table-cell table:style-name="ce3" office:value-type="float" office:value="149070946" calcext:value-type="float">
            <text:p>149,070,946</text:p>
          </table:table-cell>
          <table:table-cell table:style-name="ce3" office:value-type="float" office:value="166807" calcext:value-type="float">
            <text:p>166,807</text:p>
          </table:table-cell>
          <table:table-cell table:style-name="ce3" table:formula="of:=[.F32]/[.C32]" office:value-type="float" office:value="50535054.0540541" calcext:value-type="float">
            <text:p>50,535,054</text:p>
          </table:table-cell>
          <table:table-cell table:style-name="ce3" table:formula="of:=[.F32]/[.B32]" office:value-type="float" office:value="56547.4203108934" calcext:value-type="float">
            <text:p>56,547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33.555" calcext:value-type="float">
            <text:p>33.555</text:p>
          </table:table-cell>
          <table:table-cell table:style-name="ce2" office:value-type="float" office:value="0.056" calcext:value-type="float">
            <text:p>0.056</text:p>
          </table:table-cell>
          <table:table-cell table:style-name="ce3" office:value-type="float" office:value="6562500" calcext:value-type="float">
            <text:p>6,562,500</text:p>
          </table:table-cell>
          <table:table-cell office:value-type="float" office:value="0.297" calcext:value-type="float">
            <text:p>0.297</text:p>
          </table:table-cell>
          <table:table-cell table:style-name="ce3" office:value-type="float" office:value="1949063" calcext:value-type="float">
            <text:p>1,949,063</text:p>
          </table:table-cell>
          <table:table-cell table:style-name="ce3" office:value-type="float" office:value="117187500" calcext:value-type="float">
            <text:p>117,187,500</text:p>
          </table:table-cell>
          <table:table-cell table:style-name="ce3" office:value-type="float" office:value="195574" calcext:value-type="float">
            <text:p>195,574</text:p>
          </table:table-cell>
          <table:table-cell table:style-name="ce3" table:formula="of:=[.F33]/[.C33]" office:value-type="float" office:value="34804696.4285714" calcext:value-type="float">
            <text:p>34,804,696</text:p>
          </table:table-cell>
          <table:table-cell table:style-name="ce3" table:formula="of:=[.F33]/[.B33]" office:value-type="float" office:value="58085.620622858" calcext:value-type="float">
            <text:p>58,086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36.046" calcext:value-type="float">
            <text:p>36.046</text:p>
          </table:table-cell>
          <table:table-cell table:style-name="ce2" office:value-type="float" office:value="0.068" calcext:value-type="float">
            <text:p>0.068</text:p>
          </table:table-cell>
          <table:table-cell table:style-name="ce3" office:value-type="float" office:value="6695313" calcext:value-type="float">
            <text:p>6,695,313</text:p>
          </table:table-cell>
          <table:table-cell office:value-type="float" office:value="0.311" calcext:value-type="float">
            <text:p>0.311</text:p>
          </table:table-cell>
          <table:table-cell table:style-name="ce3" office:value-type="float" office:value="2082242" calcext:value-type="float">
            <text:p>2,082,242</text:p>
          </table:table-cell>
          <table:table-cell table:style-name="ce3" office:value-type="float" office:value="98460485" calcext:value-type="float">
            <text:p>98,460,485</text:p>
          </table:table-cell>
          <table:table-cell table:style-name="ce3" office:value-type="float" office:value="185744" calcext:value-type="float">
            <text:p>185,744</text:p>
          </table:table-cell>
          <table:table-cell table:style-name="ce3" table:formula="of:=[.F34]/[.C34]" office:value-type="float" office:value="30621205.8823529" calcext:value-type="float">
            <text:p>30,621,206</text:p>
          </table:table-cell>
          <table:table-cell table:style-name="ce3" table:formula="of:=[.F34]/[.B34]" office:value-type="float" office:value="57766.2431337735" calcext:value-type="float">
            <text:p>57,766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40.915" calcext:value-type="float">
            <text:p>40.915</text:p>
          </table:table-cell>
          <table:table-cell table:style-name="ce2" office:value-type="float" office:value="0.077" calcext:value-type="float">
            <text:p>0.077</text:p>
          </table:table-cell>
          <table:table-cell table:style-name="ce3" office:value-type="float" office:value="8132813" calcext:value-type="float">
            <text:p>8,132,813</text:p>
          </table:table-cell>
          <table:table-cell office:value-type="float" office:value="0.326" calcext:value-type="float">
            <text:p>0.326</text:p>
          </table:table-cell>
          <table:table-cell table:style-name="ce3" office:value-type="float" office:value="2651297" calcext:value-type="float">
            <text:p>2,651,297</text:p>
          </table:table-cell>
          <table:table-cell table:style-name="ce3" office:value-type="float" office:value="105620948" calcext:value-type="float">
            <text:p>105,620,948</text:p>
          </table:table-cell>
          <table:table-cell table:style-name="ce3" office:value-type="float" office:value="198773" calcext:value-type="float">
            <text:p>198,773</text:p>
          </table:table-cell>
          <table:table-cell table:style-name="ce3" table:formula="of:=[.F35]/[.C35]" office:value-type="float" office:value="34432428.5714286" calcext:value-type="float">
            <text:p>34,432,429</text:p>
          </table:table-cell>
          <table:table-cell table:style-name="ce3" table:formula="of:=[.F35]/[.B35]" office:value-type="float" office:value="64800.1222045705" calcext:value-type="float">
            <text:p>64,800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31.262" calcext:value-type="float">
            <text:p>31.262</text:p>
          </table:table-cell>
          <table:table-cell table:style-name="ce2" office:value-type="float" office:value="0.057" calcext:value-type="float">
            <text:p>0.057</text:p>
          </table:table-cell>
          <table:table-cell table:style-name="ce3" office:value-type="float" office:value="6937500" calcext:value-type="float">
            <text:p>6,937,500</text:p>
          </table:table-cell>
          <table:table-cell office:value-type="float" office:value="0.421" calcext:value-type="float">
            <text:p>0.421</text:p>
          </table:table-cell>
          <table:table-cell table:style-name="ce3" office:value-type="float" office:value="2920688" calcext:value-type="float">
            <text:p>2,920,688</text:p>
          </table:table-cell>
          <table:table-cell table:style-name="ce3" office:value-type="float" office:value="121710526" calcext:value-type="float">
            <text:p>121,710,526</text:p>
          </table:table-cell>
          <table:table-cell table:style-name="ce3" office:value-type="float" office:value="221915" calcext:value-type="float">
            <text:p>221,915</text:p>
          </table:table-cell>
          <table:table-cell table:style-name="ce3" table:formula="of:=[.F36]/[.C36]" office:value-type="float" office:value="51240140.3508772" calcext:value-type="float">
            <text:p>51,240,140</text:p>
          </table:table-cell>
          <table:table-cell table:style-name="ce3" table:formula="of:=[.F36]/[.B36]" office:value-type="float" office:value="93426.140362101" calcext:value-type="float">
            <text:p>93,426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42.171" calcext:value-type="float">
            <text:p>42.171</text:p>
          </table:table-cell>
          <table:table-cell table:style-name="ce2" office:value-type="float" office:value="0.086" calcext:value-type="float">
            <text:p>0.086</text:p>
          </table:table-cell>
          <table:table-cell table:style-name="ce3" office:value-type="float" office:value="6984375" calcext:value-type="float">
            <text:p>6,984,375</text:p>
          </table:table-cell>
          <table:table-cell office:value-type="float" office:value="0.404" calcext:value-type="float">
            <text:p>0.404</text:p>
          </table:table-cell>
          <table:table-cell table:style-name="ce3" office:value-type="float" office:value="2821688" calcext:value-type="float">
            <text:p>2,821,688</text:p>
          </table:table-cell>
          <table:table-cell table:style-name="ce3" office:value-type="float" office:value="81213663" calcext:value-type="float">
            <text:p>81,213,663</text:p>
          </table:table-cell>
          <table:table-cell table:style-name="ce3" office:value-type="float" office:value="165620" calcext:value-type="float">
            <text:p>165,620</text:p>
          </table:table-cell>
          <table:table-cell table:style-name="ce3" table:formula="of:=[.F37]/[.C37]" office:value-type="float" office:value="32810325.5813954" calcext:value-type="float">
            <text:p>32,810,326</text:p>
          </table:table-cell>
          <table:table-cell table:style-name="ce3" table:formula="of:=[.F37]/[.B37]" office:value-type="float" office:value="66910.6257854924" calcext:value-type="float">
            <text:p>66,911</text:p>
          </table:table-cell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859Macaque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9" table:default-cell-style-name="ce2"/>
        <table:table-column table:style-name="co7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017" table:default-cell-style-name="Default"/>
        <table:table-row table:style-name="ro1">
          <table:table-cell table:style-name="ce4" office:value-type="string" calcext:value-type="string">
            <text:p>Piece_Id</text:p>
          </table:table-cell>
          <table:table-cell table:style-name="ce1" office:value-type="string" calcext:value-type="string">
            <text:p>Piece_Wt</text:p>
          </table:table-cell>
          <table:table-cell table:style-name="ce1" office:value-type="string" calcext:value-type="string">
            <text:p>Total_Cells</text:p>
          </table:table-cell>
          <table:table-cell table:style-name="ce1" office:value-type="string" calcext:value-type="string">
            <text:p>NeuN_Percent</text:p>
          </table:table-cell>
          <table:table-cell table:style-name="ce1" office:value-type="string" calcext:value-type="string">
            <text:p>Total_neurons</text:p>
          </table:table-cell>
          <table:table-cell table:style-name="ce1" office:value-type="string" calcext:value-type="string">
            <text:p>Cell_Dens_Wt</text:p>
          </table:table-cell>
          <table:table-cell table:style-name="ce1" office:value-type="string" calcext:value-type="string">
            <text:p>Neu_Dens_Wt</text:p>
          </table:table-cell>
          <table:table-cell table:style-name="ce1" table:number-columns-repeated="10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 office:value-type="float" office:value="0.115" calcext:value-type="float">
            <text:p>0.115</text:p>
          </table:table-cell>
          <table:table-cell table:style-name="ce3" office:value-type="float" office:value="21031250" calcext:value-type="float">
            <text:p>21,031,250</text:p>
          </table:table-cell>
          <table:table-cell office:value-type="float" office:value="0.54" calcext:value-type="float">
            <text:p>0.54</text:p>
          </table:table-cell>
          <table:table-cell table:style-name="ce3" office:value-type="float" office:value="11353523" calcext:value-type="float">
            <text:p>11,353,523</text:p>
          </table:table-cell>
          <table:table-cell table:style-name="ce3" office:value-type="float" office:value="182880435" calcext:value-type="float">
            <text:p>182,880,435</text:p>
          </table:table-cell>
          <table:table-cell table:style-name="ce3" office:value-type="float" office:value="98984511" calcext:value-type="float">
            <text:p>98,984,511</text:p>
          </table:table-cell>
          <table:table-cell table:number-columns-repeated="101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" office:value-type="float" office:value="0.06" calcext:value-type="float">
            <text:p>0.06</text:p>
          </table:table-cell>
          <table:table-cell table:style-name="ce3" office:value-type="float" office:value="11406250" calcext:value-type="float">
            <text:p>11,406,250</text:p>
          </table:table-cell>
          <table:table-cell office:value-type="float" office:value="0.601" calcext:value-type="float">
            <text:p>0.601</text:p>
          </table:table-cell>
          <table:table-cell table:style-name="ce3" office:value-type="float" office:value="6855270" calcext:value-type="float">
            <text:p>6,855,270</text:p>
          </table:table-cell>
          <table:table-cell table:style-name="ce3" office:value-type="float" office:value="190104167" calcext:value-type="float">
            <text:p>190,104,167</text:p>
          </table:table-cell>
          <table:table-cell table:style-name="ce3" office:value-type="float" office:value="114254505" calcext:value-type="float">
            <text:p>114,254,505</text:p>
          </table:table-cell>
          <table:table-cell table:number-columns-repeated="101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" office:value-type="float" office:value="0.115" calcext:value-type="float">
            <text:p>0.115</text:p>
          </table:table-cell>
          <table:table-cell table:style-name="ce3" office:value-type="float" office:value="20144531" calcext:value-type="float">
            <text:p>20,144,531</text:p>
          </table:table-cell>
          <table:table-cell office:value-type="float" office:value="0.527" calcext:value-type="float">
            <text:p>0.527</text:p>
          </table:table-cell>
          <table:table-cell table:style-name="ce3" office:value-type="float" office:value="10610487" calcext:value-type="float">
            <text:p>10,610,487</text:p>
          </table:table-cell>
          <table:table-cell table:style-name="ce3" office:value-type="float" office:value="175169835" calcext:value-type="float">
            <text:p>175,169,835</text:p>
          </table:table-cell>
          <table:table-cell table:style-name="ce3" office:value-type="float" office:value="92425847" calcext:value-type="float">
            <text:p>92,425,847</text:p>
          </table:table-cell>
          <table:table-cell table:number-columns-repeated="101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" office:value-type="float" office:value="0.108" calcext:value-type="float">
            <text:p>0.108</text:p>
          </table:table-cell>
          <table:table-cell table:style-name="ce3" office:value-type="float" office:value="23730469" calcext:value-type="float">
            <text:p>23,730,469</text:p>
          </table:table-cell>
          <table:table-cell office:value-type="float" office:value="0.584" calcext:value-type="float">
            <text:p>0.584</text:p>
          </table:table-cell>
          <table:table-cell table:style-name="ce3" office:value-type="float" office:value="13847780" calcext:value-type="float">
            <text:p>13,847,780</text:p>
          </table:table-cell>
          <table:table-cell table:style-name="ce3" office:value-type="float" office:value="219726565" calcext:value-type="float">
            <text:p>219,726,565</text:p>
          </table:table-cell>
          <table:table-cell table:style-name="ce3" office:value-type="float" office:value="128220184" calcext:value-type="float">
            <text:p>128,220,184</text:p>
          </table:table-cell>
          <table:table-cell table:number-columns-repeated="101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" office:value-type="float" office:value="0.122" calcext:value-type="float">
            <text:p>0.122</text:p>
          </table:table-cell>
          <table:table-cell table:style-name="ce3" office:value-type="float" office:value="19421875" calcext:value-type="float">
            <text:p>19,421,875</text:p>
          </table:table-cell>
          <table:table-cell office:value-type="float" office:value="0.559" calcext:value-type="float">
            <text:p>0.559</text:p>
          </table:table-cell>
          <table:table-cell table:style-name="ce3" office:value-type="float" office:value="10853410" calcext:value-type="float">
            <text:p>10,853,410</text:p>
          </table:table-cell>
          <table:table-cell table:style-name="ce3" office:value-type="float" office:value="159195697" calcext:value-type="float">
            <text:p>159,195,697</text:p>
          </table:table-cell>
          <table:table-cell table:style-name="ce3" office:value-type="float" office:value="89035356" calcext:value-type="float">
            <text:p>89,035,356</text:p>
          </table:table-cell>
          <table:table-cell table:number-columns-repeated="101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" office:value-type="float" office:value="0.213" calcext:value-type="float">
            <text:p>0.213</text:p>
          </table:table-cell>
          <table:table-cell table:style-name="ce3" office:value-type="float" office:value="49587891" calcext:value-type="float">
            <text:p>49,587,891</text:p>
          </table:table-cell>
          <table:table-cell office:value-type="float" office:value="0.593" calcext:value-type="float">
            <text:p>0.593</text:p>
          </table:table-cell>
          <table:table-cell table:style-name="ce3" office:value-type="float" office:value="29426496" calcext:value-type="float">
            <text:p>29,426,496</text:p>
          </table:table-cell>
          <table:table-cell table:style-name="ce3" office:value-type="float" office:value="232807000" calcext:value-type="float">
            <text:p>232,807,000</text:p>
          </table:table-cell>
          <table:table-cell table:style-name="ce3" office:value-type="float" office:value="138282404" calcext:value-type="float">
            <text:p>138,282,404</text:p>
          </table:table-cell>
          <table:table-cell table:number-columns-repeated="1017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" office:value-type="float" office:value="0.168" calcext:value-type="float">
            <text:p>0.168</text:p>
          </table:table-cell>
          <table:table-cell table:style-name="ce3" office:value-type="float" office:value="34822266" calcext:value-type="float">
            <text:p>34,822,266</text:p>
          </table:table-cell>
          <table:table-cell office:value-type="float" office:value="0.637" calcext:value-type="float">
            <text:p>0.637</text:p>
          </table:table-cell>
          <table:table-cell table:style-name="ce3" office:value-type="float" office:value="22189723" calcext:value-type="float">
            <text:p>22,189,723</text:p>
          </table:table-cell>
          <table:table-cell table:style-name="ce3" office:value-type="float" office:value="207275393" calcext:value-type="float">
            <text:p>207,275,393</text:p>
          </table:table-cell>
          <table:table-cell table:style-name="ce3" office:value-type="float" office:value="131924629" calcext:value-type="float">
            <text:p>131,924,629</text:p>
          </table:table-cell>
          <table:table-cell table:number-columns-repeated="101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" office:value-type="float" office:value="0.031" calcext:value-type="float">
            <text:p>0.031</text:p>
          </table:table-cell>
          <table:table-cell table:style-name="ce3" office:value-type="float" office:value="8232422" calcext:value-type="float">
            <text:p>8,232,422</text:p>
          </table:table-cell>
          <table:table-cell office:value-type="float" office:value="0.577" calcext:value-type="float">
            <text:p>0.577</text:p>
          </table:table-cell>
          <table:table-cell table:style-name="ce3" office:value-type="float" office:value="4748951" calcext:value-type="float">
            <text:p>4,748,951</text:p>
          </table:table-cell>
          <table:table-cell table:style-name="ce3" office:value-type="float" office:value="265562000" calcext:value-type="float">
            <text:p>265,562,000</text:p>
          </table:table-cell>
          <table:table-cell table:style-name="ce3" office:value-type="float" office:value="152699383" calcext:value-type="float">
            <text:p>152,699,383</text:p>
          </table:table-cell>
          <table:table-cell table:number-columns-repeated="1017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" office:value-type="float" office:value="0.272" calcext:value-type="float">
            <text:p>0.272</text:p>
          </table:table-cell>
          <table:table-cell table:style-name="ce3" office:value-type="float" office:value="60759766" calcext:value-type="float">
            <text:p>60,759,766</text:p>
          </table:table-cell>
          <table:table-cell office:value-type="float" office:value="0.664" calcext:value-type="float">
            <text:p>0.664</text:p>
          </table:table-cell>
          <table:table-cell table:style-name="ce3" office:value-type="float" office:value="40320727" calcext:value-type="float">
            <text:p>40,320,727</text:p>
          </table:table-cell>
          <table:table-cell table:style-name="ce3" office:value-type="float" office:value="223381493" calcext:value-type="float">
            <text:p>223,381,493</text:p>
          </table:table-cell>
          <table:table-cell table:style-name="ce3" office:value-type="float" office:value="148020291" calcext:value-type="float">
            <text:p>148,020,291</text:p>
          </table:table-cell>
          <table:table-cell table:number-columns-repeated="101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" office:value-type="float" office:value="0.262" calcext:value-type="float">
            <text:p>0.262</text:p>
          </table:table-cell>
          <table:table-cell table:style-name="ce3" office:value-type="float" office:value="69638672" calcext:value-type="float">
            <text:p>69,638,672</text:p>
          </table:table-cell>
          <table:table-cell office:value-type="float" office:value="0.563" calcext:value-type="float">
            <text:p>0.563</text:p>
          </table:table-cell>
          <table:table-cell table:style-name="ce3" office:value-type="float" office:value="39171753" calcext:value-type="float">
            <text:p>39,171,753</text:p>
          </table:table-cell>
          <table:table-cell table:style-name="ce3" office:value-type="float" office:value="265796458" calcext:value-type="float">
            <text:p>265,796,458</text:p>
          </table:table-cell>
          <table:table-cell table:style-name="ce3" office:value-type="float" office:value="149739117" calcext:value-type="float">
            <text:p>149,739,117</text:p>
          </table:table-cell>
          <table:table-cell table:number-columns-repeated="1017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" office:value-type="float" office:value="0.292" calcext:value-type="float">
            <text:p>0.292</text:p>
          </table:table-cell>
          <table:table-cell table:style-name="ce3" office:value-type="float" office:value="58871094" calcext:value-type="float">
            <text:p>58,871,094</text:p>
          </table:table-cell>
          <table:table-cell office:value-type="float" office:value="0.646" calcext:value-type="float">
            <text:p>0.646</text:p>
          </table:table-cell>
          <table:table-cell table:style-name="ce3" office:value-type="float" office:value="38042206" calcext:value-type="float">
            <text:p>38,042,206</text:p>
          </table:table-cell>
          <table:table-cell table:style-name="ce3" office:value-type="float" office:value="201613336" calcext:value-type="float">
            <text:p>201,613,336</text:p>
          </table:table-cell>
          <table:table-cell table:style-name="ce3" office:value-type="float" office:value="130236927" calcext:value-type="float">
            <text:p>130,236,927</text:p>
          </table:table-cell>
          <table:table-cell table:number-columns-repeated="101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" office:value-type="float" office:value="0.231" calcext:value-type="float">
            <text:p>0.231</text:p>
          </table:table-cell>
          <table:table-cell table:style-name="ce3" office:value-type="float" office:value="54333984" calcext:value-type="float">
            <text:p>54,333,984</text:p>
          </table:table-cell>
          <table:table-cell office:value-type="float" office:value="0.556" calcext:value-type="float">
            <text:p>0.556</text:p>
          </table:table-cell>
          <table:table-cell table:style-name="ce3" office:value-type="float" office:value="30224365" calcext:value-type="float">
            <text:p>30,224,365</text:p>
          </table:table-cell>
          <table:table-cell table:style-name="ce3" office:value-type="float" office:value="235212052" calcext:value-type="float">
            <text:p>235,212,052</text:p>
          </table:table-cell>
          <table:table-cell table:style-name="ce3" office:value-type="float" office:value="130954790" calcext:value-type="float">
            <text:p>130,954,790</text:p>
          </table:table-cell>
          <table:table-cell table:number-columns-repeated="1017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" office:value-type="float" office:value="0.119" calcext:value-type="float">
            <text:p>0.119</text:p>
          </table:table-cell>
          <table:table-cell table:style-name="ce3" office:value-type="float" office:value="35878906" calcext:value-type="float">
            <text:p>35,878,906</text:p>
          </table:table-cell>
          <table:table-cell office:value-type="float" office:value="0.587" calcext:value-type="float">
            <text:p>0.587</text:p>
          </table:table-cell>
          <table:table-cell table:style-name="ce3" office:value-type="float" office:value="21055680" calcext:value-type="float">
            <text:p>21,055,680</text:p>
          </table:table-cell>
          <table:table-cell table:style-name="ce3" office:value-type="float" office:value="301503412" calcext:value-type="float">
            <text:p>301,503,412</text:p>
          </table:table-cell>
          <table:table-cell table:style-name="ce3" office:value-type="float" office:value="176493543" calcext:value-type="float">
            <text:p>176,493,543</text:p>
          </table:table-cell>
          <table:table-cell table:number-columns-repeated="101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" office:value-type="float" office:value="0.188" calcext:value-type="float">
            <text:p>0.188</text:p>
          </table:table-cell>
          <table:table-cell table:style-name="ce3" office:value-type="float" office:value="28968750" calcext:value-type="float">
            <text:p>28,968,750</text:p>
          </table:table-cell>
          <table:table-cell office:value-type="float" office:value="0.57" calcext:value-type="float">
            <text:p>0.57</text:p>
          </table:table-cell>
          <table:table-cell table:style-name="ce3" office:value-type="float" office:value="16515896" calcext:value-type="float">
            <text:p>16,515,896</text:p>
          </table:table-cell>
          <table:table-cell table:style-name="ce3" office:value-type="float" office:value="154089096" calcext:value-type="float">
            <text:p>154,089,096</text:p>
          </table:table-cell>
          <table:table-cell table:style-name="ce3" office:value-type="float" office:value="87850508" calcext:value-type="float">
            <text:p>87,850,508</text:p>
          </table:table-cell>
          <table:table-cell table:number-columns-repeated="1017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" office:value-type="float" office:value="0.161" calcext:value-type="float">
            <text:p>0.161</text:p>
          </table:table-cell>
          <table:table-cell table:style-name="ce3" office:value-type="float" office:value="34095703" calcext:value-type="float">
            <text:p>34,095,703</text:p>
          </table:table-cell>
          <table:table-cell office:value-type="float" office:value="0.391" calcext:value-type="float">
            <text:p>0.391</text:p>
          </table:table-cell>
          <table:table-cell table:style-name="ce3" office:value-type="float" office:value="13325378" calcext:value-type="float">
            <text:p>13,325,378</text:p>
          </table:table-cell>
          <table:table-cell table:style-name="ce3" office:value-type="float" office:value="211774553" calcext:value-type="float">
            <text:p>211,774,553</text:p>
          </table:table-cell>
          <table:table-cell table:style-name="ce3" office:value-type="float" office:value="82920832" calcext:value-type="float">
            <text:p>82,920,832</text:p>
          </table:table-cell>
          <table:table-cell table:number-columns-repeated="101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" office:value-type="float" office:value="0.14" calcext:value-type="float">
            <text:p>0.14</text:p>
          </table:table-cell>
          <table:table-cell table:style-name="ce3" office:value-type="float" office:value="24855469" calcext:value-type="float">
            <text:p>24,855,469</text:p>
          </table:table-cell>
          <table:table-cell office:value-type="float" office:value="0.549" calcext:value-type="float">
            <text:p>0.549</text:p>
          </table:table-cell>
          <table:table-cell table:style-name="ce3" office:value-type="float" office:value="13646853" calcext:value-type="float">
            <text:p>13,646,853</text:p>
          </table:table-cell>
          <table:table-cell table:style-name="ce3" office:value-type="float" office:value="177539064" calcext:value-type="float">
            <text:p>177,539,064</text:p>
          </table:table-cell>
          <table:table-cell table:style-name="ce3" office:value-type="float" office:value="97547200" calcext:value-type="float">
            <text:p>97,547,200</text:p>
          </table:table-cell>
          <table:table-cell table:number-columns-repeated="101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" office:value-type="float" office:value="0.426" calcext:value-type="float">
            <text:p>0.426</text:p>
          </table:table-cell>
          <table:table-cell table:style-name="ce3" office:value-type="float" office:value="76140625" calcext:value-type="float">
            <text:p>76,140,625</text:p>
          </table:table-cell>
          <table:table-cell office:value-type="float" office:value="0.474" calcext:value-type="float">
            <text:p>0.474</text:p>
          </table:table-cell>
          <table:table-cell table:style-name="ce3" office:value-type="float" office:value="36072620" calcext:value-type="float">
            <text:p>36,072,620</text:p>
          </table:table-cell>
          <table:table-cell table:style-name="ce3" office:value-type="float" office:value="178733862" calcext:value-type="float">
            <text:p>178,733,862</text:p>
          </table:table-cell>
          <table:table-cell table:style-name="ce3" office:value-type="float" office:value="84757096" calcext:value-type="float">
            <text:p>84,757,096</text:p>
          </table:table-cell>
          <table:table-cell table:number-columns-repeated="101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" office:value-type="float" office:value="0.577" calcext:value-type="float">
            <text:p>0.577</text:p>
          </table:table-cell>
          <table:table-cell table:style-name="ce3" office:value-type="float" office:value="103468750" calcext:value-type="float">
            <text:p>103,468,750</text:p>
          </table:table-cell>
          <table:table-cell office:value-type="float" office:value="0.354" calcext:value-type="float">
            <text:p>0.354</text:p>
          </table:table-cell>
          <table:table-cell table:style-name="ce3" office:value-type="float" office:value="36648734" calcext:value-type="float">
            <text:p>36,648,734</text:p>
          </table:table-cell>
          <table:table-cell table:style-name="ce3" office:value-type="float" office:value="179321924" calcext:value-type="float">
            <text:p>179,321,924</text:p>
          </table:table-cell>
          <table:table-cell table:style-name="ce3" office:value-type="float" office:value="63472001" calcext:value-type="float">
            <text:p>63,472,001</text:p>
          </table:table-cell>
          <table:table-cell table:number-columns-repeated="101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" office:value-type="float" office:value="0.84" calcext:value-type="float">
            <text:p>0.84</text:p>
          </table:table-cell>
          <table:table-cell table:style-name="ce3" office:value-type="float" office:value="206279297" calcext:value-type="float">
            <text:p>206,279,297</text:p>
          </table:table-cell>
          <table:table-cell office:value-type="float" office:value="0.373" calcext:value-type="float">
            <text:p>0.373</text:p>
          </table:table-cell>
          <table:table-cell table:style-name="ce3" office:value-type="float" office:value="77000130" calcext:value-type="float">
            <text:p>77,000,130</text:p>
          </table:table-cell>
          <table:table-cell table:style-name="ce3" office:value-type="float" office:value="245570592" calcext:value-type="float">
            <text:p>245,570,592</text:p>
          </table:table-cell>
          <table:table-cell table:style-name="ce3" office:value-type="float" office:value="91710494" calcext:value-type="float">
            <text:p>91,710,494</text:p>
          </table:table-cell>
          <table:table-cell table:number-columns-repeated="101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" office:value-type="float" office:value="1.104" calcext:value-type="float">
            <text:p>1.104</text:p>
          </table:table-cell>
          <table:table-cell table:style-name="ce3" office:value-type="float" office:value="241611328" calcext:value-type="float">
            <text:p>241,611,328</text:p>
          </table:table-cell>
          <table:table-cell office:value-type="float" office:value="0.415" calcext:value-type="float">
            <text:p>0.415</text:p>
          </table:table-cell>
          <table:table-cell table:style-name="ce3" office:value-type="float" office:value="100265220" calcext:value-type="float">
            <text:p>100,265,220</text:p>
          </table:table-cell>
          <table:table-cell table:style-name="ce3" office:value-type="float" office:value="218850841" calcext:value-type="float">
            <text:p>218,850,841</text:p>
          </table:table-cell>
          <table:table-cell table:style-name="ce3" office:value-type="float" office:value="90828173" calcext:value-type="float">
            <text:p>90,828,173</text:p>
          </table:table-cell>
          <table:table-cell table:number-columns-repeated="1017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" office:value-type="float" office:value="0.807" calcext:value-type="float">
            <text:p>0.807</text:p>
          </table:table-cell>
          <table:table-cell table:style-name="ce3" office:value-type="float" office:value="142656250" calcext:value-type="float">
            <text:p>142,656,250</text:p>
          </table:table-cell>
          <table:table-cell office:value-type="float" office:value="0.442" calcext:value-type="float">
            <text:p>0.442</text:p>
          </table:table-cell>
          <table:table-cell table:style-name="ce3" office:value-type="float" office:value="63117693" calcext:value-type="float">
            <text:p>63,117,693</text:p>
          </table:table-cell>
          <table:table-cell table:style-name="ce3" office:value-type="float" office:value="176773544" calcext:value-type="float">
            <text:p>176,773,544</text:p>
          </table:table-cell>
          <table:table-cell table:style-name="ce3" office:value-type="float" office:value="78183691" calcext:value-type="float">
            <text:p>78,183,691</text:p>
          </table:table-cell>
          <table:table-cell table:number-columns-repeated="101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2" office:value-type="float" office:value="0.726" calcext:value-type="float">
            <text:p>0.726</text:p>
          </table:table-cell>
          <table:table-cell table:style-name="ce3" office:value-type="float" office:value="117500000" calcext:value-type="float">
            <text:p>117,500,000</text:p>
          </table:table-cell>
          <table:table-cell office:value-type="float" office:value="0.36" calcext:value-type="float">
            <text:p>0.36</text:p>
          </table:table-cell>
          <table:table-cell table:style-name="ce3" office:value-type="float" office:value="42243202" calcext:value-type="float">
            <text:p>42,243,202</text:p>
          </table:table-cell>
          <table:table-cell table:style-name="ce3" office:value-type="float" office:value="161845730" calcext:value-type="float">
            <text:p>161,845,730</text:p>
          </table:table-cell>
          <table:table-cell table:style-name="ce3" office:value-type="float" office:value="58194245" calcext:value-type="float">
            <text:p>58,194,245</text:p>
          </table:table-cell>
          <table:table-cell table:number-columns-repeated="1017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2" office:value-type="float" office:value="1.102" calcext:value-type="float">
            <text:p>1.102</text:p>
          </table:table-cell>
          <table:table-cell table:style-name="ce3" office:value-type="float" office:value="132626953" calcext:value-type="float">
            <text:p>132,626,953</text:p>
          </table:table-cell>
          <table:table-cell office:value-type="float" office:value="0.383" calcext:value-type="float">
            <text:p>0.383</text:p>
          </table:table-cell>
          <table:table-cell table:style-name="ce3" office:value-type="float" office:value="50788180" calcext:value-type="float">
            <text:p>50,788,180</text:p>
          </table:table-cell>
          <table:table-cell table:style-name="ce3" office:value-type="float" office:value="120351137" calcext:value-type="float">
            <text:p>120,351,137</text:p>
          </table:table-cell>
          <table:table-cell table:style-name="ce3" office:value-type="float" office:value="46087278" calcext:value-type="float">
            <text:p>46,087,278</text:p>
          </table:table-cell>
          <table:table-cell table:number-columns-repeated="101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2" office:value-type="float" office:value="0.131" calcext:value-type="float">
            <text:p>0.131</text:p>
          </table:table-cell>
          <table:table-cell table:style-name="ce3" office:value-type="float" office:value="24687500" calcext:value-type="float">
            <text:p>24,687,500</text:p>
          </table:table-cell>
          <table:table-cell office:value-type="float" office:value="0.452" calcext:value-type="float">
            <text:p>0.452</text:p>
          </table:table-cell>
          <table:table-cell table:style-name="ce3" office:value-type="float" office:value="11147650" calcext:value-type="float">
            <text:p>11,147,650</text:p>
          </table:table-cell>
          <table:table-cell table:style-name="ce3" office:value-type="float" office:value="188454198" calcext:value-type="float">
            <text:p>188,454,198</text:p>
          </table:table-cell>
          <table:table-cell table:style-name="ce3" office:value-type="float" office:value="84902134" calcext:value-type="float">
            <text:p>84,902,134</text:p>
          </table:table-cell>
          <table:table-cell table:number-columns-repeated="1017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2" office:value-type="float" office:value="0.328" calcext:value-type="float">
            <text:p>0.328</text:p>
          </table:table-cell>
          <table:table-cell table:style-name="ce3" office:value-type="float" office:value="44433594" calcext:value-type="float">
            <text:p>44,433,594</text:p>
          </table:table-cell>
          <table:table-cell office:value-type="float" office:value="0.36" calcext:value-type="float">
            <text:p>0.36</text:p>
          </table:table-cell>
          <table:table-cell table:style-name="ce3" office:value-type="float" office:value="16017656" calcext:value-type="float">
            <text:p>16,017,656</text:p>
          </table:table-cell>
          <table:table-cell table:style-name="ce3" office:value-type="float" office:value="135468274" calcext:value-type="float">
            <text:p>135,468,274</text:p>
          </table:table-cell>
          <table:table-cell table:style-name="ce3" office:value-type="float" office:value="48908873" calcext:value-type="float">
            <text:p>48,908,873</text:p>
          </table:table-cell>
          <table:table-cell table:number-columns-repeated="101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2" office:value-type="float" office:value="0.487" calcext:value-type="float">
            <text:p>0.487</text:p>
          </table:table-cell>
          <table:table-cell table:style-name="ce3" office:value-type="float" office:value="58320313" calcext:value-type="float">
            <text:p>58,320,313</text:p>
          </table:table-cell>
          <table:table-cell office:value-type="float" office:value="0.354" calcext:value-type="float">
            <text:p>0.354</text:p>
          </table:table-cell>
          <table:table-cell table:style-name="ce3" office:value-type="float" office:value="20619313" calcext:value-type="float">
            <text:p>20,619,313</text:p>
          </table:table-cell>
          <table:table-cell table:style-name="ce3" office:value-type="float" office:value="119754236" calcext:value-type="float">
            <text:p>119,754,236</text:p>
          </table:table-cell>
          <table:table-cell table:style-name="ce3" office:value-type="float" office:value="42304705" calcext:value-type="float">
            <text:p>42,304,705</text:p>
          </table:table-cell>
          <table:table-cell table:number-columns-repeated="1017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2" office:value-type="float" office:value="0.764" calcext:value-type="float">
            <text:p>0.764</text:p>
          </table:table-cell>
          <table:table-cell table:style-name="ce3" office:value-type="float" office:value="82412109" calcext:value-type="float">
            <text:p>82,412,109</text:p>
          </table:table-cell>
          <table:table-cell office:value-type="float" office:value="0.321" calcext:value-type="float">
            <text:p>0.321</text:p>
          </table:table-cell>
          <table:table-cell table:style-name="ce3" office:value-type="float" office:value="26445677" calcext:value-type="float">
            <text:p>26,445,677</text:p>
          </table:table-cell>
          <table:table-cell table:style-name="ce3" office:value-type="float" office:value="107869253" calcext:value-type="float">
            <text:p>107,869,253</text:p>
          </table:table-cell>
          <table:table-cell table:style-name="ce3" office:value-type="float" office:value="34614760" calcext:value-type="float">
            <text:p>34,614,760</text:p>
          </table:table-cell>
          <table:table-cell table:number-columns-repeated="101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" office:value-type="float" office:value="0.66" calcext:value-type="float">
            <text:p>0.66</text:p>
          </table:table-cell>
          <table:table-cell table:style-name="ce3" office:value-type="float" office:value="74867188" calcext:value-type="float">
            <text:p>74,867,188</text:p>
          </table:table-cell>
          <table:table-cell office:value-type="float" office:value="0.322" calcext:value-type="float">
            <text:p>0.322</text:p>
          </table:table-cell>
          <table:table-cell table:style-name="ce3" office:value-type="float" office:value="24121343" calcext:value-type="float">
            <text:p>24,121,343</text:p>
          </table:table-cell>
          <table:table-cell table:style-name="ce3" office:value-type="float" office:value="113435133" calcext:value-type="float">
            <text:p>113,435,133</text:p>
          </table:table-cell>
          <table:table-cell table:style-name="ce3" office:value-type="float" office:value="36558568" calcext:value-type="float">
            <text:p>36,558,568</text:p>
          </table:table-cell>
          <table:table-cell table:number-columns-repeated="1017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" office:value-type="float" office:value="0.401" calcext:value-type="float">
            <text:p>0.401</text:p>
          </table:table-cell>
          <table:table-cell table:style-name="ce3" office:value-type="float" office:value="62343750" calcext:value-type="float">
            <text:p>62,343,750</text:p>
          </table:table-cell>
          <table:table-cell office:value-type="float" office:value="0.455" calcext:value-type="float">
            <text:p>0.455</text:p>
          </table:table-cell>
          <table:table-cell table:style-name="ce3" office:value-type="float" office:value="28338068" calcext:value-type="float">
            <text:p>28,338,068</text:p>
          </table:table-cell>
          <table:table-cell table:style-name="ce3" office:value-type="float" office:value="155470698" calcext:value-type="float">
            <text:p>155,470,698</text:p>
          </table:table-cell>
          <table:table-cell table:style-name="ce3" office:value-type="float" office:value="70668499" calcext:value-type="float">
            <text:p>70,668,49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29a</text:p>
          </table:table-cell>
          <table:table-cell table:style-name="ce2" office:value-type="float" office:value="0.272" calcext:value-type="float">
            <text:p>0.272</text:p>
          </table:table-cell>
          <table:table-cell table:style-name="ce3" office:value-type="float" office:value="47841797" calcext:value-type="float">
            <text:p>47,841,797</text:p>
          </table:table-cell>
          <table:table-cell office:value-type="float" office:value="0.453" calcext:value-type="float">
            <text:p>0.453</text:p>
          </table:table-cell>
          <table:table-cell table:style-name="ce3" office:value-type="float" office:value="21662471" calcext:value-type="float">
            <text:p>21,662,471</text:p>
          </table:table-cell>
          <table:table-cell table:style-name="ce3" office:value-type="float" office:value="175888960" calcext:value-type="float">
            <text:p>175,888,960</text:p>
          </table:table-cell>
          <table:table-cell table:style-name="ce3" office:value-type="float" office:value="79788106" calcext:value-type="float">
            <text:p>79,788,106</text:p>
          </table:table-cell>
          <table:table-cell table:number-columns-repeated="101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" office:value-type="float" office:value="1.15" calcext:value-type="float">
            <text:p>1.15</text:p>
          </table:table-cell>
          <table:table-cell table:style-name="ce3" office:value-type="float" office:value="183496094" calcext:value-type="float">
            <text:p>183,496,094</text:p>
          </table:table-cell>
          <table:table-cell office:value-type="float" office:value="0.397" calcext:value-type="float">
            <text:p>0.397</text:p>
          </table:table-cell>
          <table:table-cell table:style-name="ce3" office:value-type="float" office:value="72811250" calcext:value-type="float">
            <text:p>72,811,250</text:p>
          </table:table-cell>
          <table:table-cell table:style-name="ce3" office:value-type="float" office:value="159561821" calcext:value-type="float">
            <text:p>159,561,821</text:p>
          </table:table-cell>
          <table:table-cell table:style-name="ce3" office:value-type="float" office:value="63297618" calcext:value-type="float">
            <text:p>63,297,618</text:p>
          </table:table-cell>
          <table:table-cell table:number-columns-repeated="1017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" office:value-type="float" office:value="2.004" calcext:value-type="float">
            <text:p>2.004</text:p>
          </table:table-cell>
          <table:table-cell table:style-name="ce3" office:value-type="float" office:value="265312500" calcext:value-type="float">
            <text:p>265,312,500</text:p>
          </table:table-cell>
          <table:table-cell office:value-type="float" office:value="0.348" calcext:value-type="float">
            <text:p>0.348</text:p>
          </table:table-cell>
          <table:table-cell table:style-name="ce3" office:value-type="float" office:value="92200798" calcext:value-type="float">
            <text:p>92,200,798</text:p>
          </table:table-cell>
          <table:table-cell table:style-name="ce3" office:value-type="float" office:value="132391467" calcext:value-type="float">
            <text:p>132,391,467</text:p>
          </table:table-cell>
          <table:table-cell table:style-name="ce3" office:value-type="float" office:value="46001496" calcext:value-type="float">
            <text:p>46,001,496</text:p>
          </table:table-cell>
          <table:table-cell table:number-columns-repeated="101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" office:value-type="float" office:value="1.986" calcext:value-type="float">
            <text:p>1.986</text:p>
          </table:table-cell>
          <table:table-cell table:style-name="ce3" office:value-type="float" office:value="198378906" calcext:value-type="float">
            <text:p>198,378,906</text:p>
          </table:table-cell>
          <table:table-cell office:value-type="float" office:value="0.342" calcext:value-type="float">
            <text:p>0.342</text:p>
          </table:table-cell>
          <table:table-cell table:style-name="ce3" office:value-type="float" office:value="67927408" calcext:value-type="float">
            <text:p>67,927,408</text:p>
          </table:table-cell>
          <table:table-cell table:style-name="ce3" office:value-type="float" office:value="99888674" calcext:value-type="float">
            <text:p>99,888,674</text:p>
          </table:table-cell>
          <table:table-cell table:style-name="ce3" office:value-type="float" office:value="34203126" calcext:value-type="float">
            <text:p>34,203,126</text:p>
          </table:table-cell>
          <table:table-cell table:number-columns-repeated="1017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" office:value-type="float" office:value="0.381" calcext:value-type="float">
            <text:p>0.381</text:p>
          </table:table-cell>
          <table:table-cell table:style-name="ce3" office:value-type="float" office:value="52554688" calcext:value-type="float">
            <text:p>52,554,688</text:p>
          </table:table-cell>
          <table:table-cell office:value-type="float" office:value="0.316" calcext:value-type="float">
            <text:p>0.316</text:p>
          </table:table-cell>
          <table:table-cell table:style-name="ce3" office:value-type="float" office:value="16591339" calcext:value-type="float">
            <text:p>16,591,339</text:p>
          </table:table-cell>
          <table:table-cell table:style-name="ce3" office:value-type="float" office:value="137938814" calcext:value-type="float">
            <text:p>137,938,814</text:p>
          </table:table-cell>
          <table:table-cell table:style-name="ce3" office:value-type="float" office:value="43558253" calcext:value-type="float">
            <text:p>43,558,253</text:p>
          </table:table-cell>
          <table:table-cell table:number-columns-repeated="101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" office:value-type="float" office:value="0.21" calcext:value-type="float">
            <text:p>0.21</text:p>
          </table:table-cell>
          <table:table-cell table:style-name="ce3" office:value-type="float" office:value="24902344" calcext:value-type="float">
            <text:p>24,902,344</text:p>
          </table:table-cell>
          <table:table-cell office:value-type="float" office:value="0.292" calcext:value-type="float">
            <text:p>0.292</text:p>
          </table:table-cell>
          <table:table-cell table:style-name="ce3" office:value-type="float" office:value="7265087" calcext:value-type="float">
            <text:p>7,265,087</text:p>
          </table:table-cell>
          <table:table-cell table:style-name="ce3" office:value-type="float" office:value="118582590" calcext:value-type="float">
            <text:p>118,582,590</text:p>
          </table:table-cell>
          <table:table-cell table:style-name="ce3" office:value-type="float" office:value="34579188" calcext:value-type="float">
            <text:p>34,579,188</text:p>
          </table:table-cell>
          <table:table-cell table:number-columns-repeated="1017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" office:value-type="float" office:value="0.456" calcext:value-type="float">
            <text:p>0.456</text:p>
          </table:table-cell>
          <table:table-cell table:style-name="ce3" office:value-type="float" office:value="55617188" calcext:value-type="float">
            <text:p>55,617,188</text:p>
          </table:table-cell>
          <table:table-cell office:value-type="float" office:value="0.289" calcext:value-type="float">
            <text:p>0.289</text:p>
          </table:table-cell>
          <table:table-cell table:style-name="ce3" office:value-type="float" office:value="16056440" calcext:value-type="float">
            <text:p>16,056,440</text:p>
          </table:table-cell>
          <table:table-cell table:style-name="ce3" office:value-type="float" office:value="121967518" calcext:value-type="float">
            <text:p>121,967,518</text:p>
          </table:table-cell>
          <table:table-cell table:style-name="ce3" office:value-type="float" office:value="35250143" calcext:value-type="float">
            <text:p>35,250,143</text:p>
          </table:table-cell>
          <table:table-cell table:number-columns-repeated="101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" office:value-type="float" office:value="0.113" calcext:value-type="float">
            <text:p>0.113</text:p>
          </table:table-cell>
          <table:table-cell table:style-name="ce3" office:value-type="float" office:value="17031250" calcext:value-type="float">
            <text:p>17,031,250</text:p>
          </table:table-cell>
          <table:table-cell office:value-type="float" office:value="0.312" calcext:value-type="float">
            <text:p>0.312</text:p>
          </table:table-cell>
          <table:table-cell table:style-name="ce3" office:value-type="float" office:value="5311441" calcext:value-type="float">
            <text:p>5,311,441</text:p>
          </table:table-cell>
          <table:table-cell table:style-name="ce3" office:value-type="float" office:value="150719027" calcext:value-type="float">
            <text:p>150,719,027</text:p>
          </table:table-cell>
          <table:table-cell table:style-name="ce3" office:value-type="float" office:value="46962340" calcext:value-type="float">
            <text:p>46,962,340</text:p>
          </table:table-cell>
          <table:table-cell table:number-columns-repeated="1017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" office:value-type="float" office:value="0.413" calcext:value-type="float">
            <text:p>0.413</text:p>
          </table:table-cell>
          <table:table-cell table:style-name="ce3" office:value-type="float" office:value="63875000" calcext:value-type="float">
            <text:p>63,875,000</text:p>
          </table:table-cell>
          <table:table-cell office:value-type="float" office:value="0.307" calcext:value-type="float">
            <text:p>0.307</text:p>
          </table:table-cell>
          <table:table-cell table:style-name="ce3" office:value-type="float" office:value="19625000" calcext:value-type="float">
            <text:p>19,625,000</text:p>
          </table:table-cell>
          <table:table-cell table:style-name="ce3" office:value-type="float" office:value="154661017" calcext:value-type="float">
            <text:p>154,661,017</text:p>
          </table:table-cell>
          <table:table-cell table:style-name="ce3" office:value-type="float" office:value="47575758" calcext:value-type="float">
            <text:p>47,575,758</text:p>
          </table:table-cell>
          <table:table-cell table:number-columns-repeated="101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" office:value-type="float" office:value="1.066" calcext:value-type="float">
            <text:p>1.066</text:p>
          </table:table-cell>
          <table:table-cell table:style-name="ce3" office:value-type="float" office:value="158671875" calcext:value-type="float">
            <text:p>158,671,875</text:p>
          </table:table-cell>
          <table:table-cell office:value-type="float" office:value="0.312" calcext:value-type="float">
            <text:p>0.312</text:p>
          </table:table-cell>
          <table:table-cell table:style-name="ce3" office:value-type="float" office:value="49478327" calcext:value-type="float">
            <text:p>49,478,327</text:p>
          </table:table-cell>
          <table:table-cell table:style-name="ce3" office:value-type="float" office:value="148847913" calcext:value-type="float">
            <text:p>148,847,913</text:p>
          </table:table-cell>
          <table:table-cell table:style-name="ce3" office:value-type="float" office:value="46419295" calcext:value-type="float">
            <text:p>46,419,295</text:p>
          </table:table-cell>
          <table:table-cell table:number-columns-repeated="1017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" office:value-type="float" office:value="0.402" calcext:value-type="float">
            <text:p>0.402</text:p>
          </table:table-cell>
          <table:table-cell table:style-name="ce3" office:value-type="float" office:value="56109375" calcext:value-type="float">
            <text:p>56,109,375</text:p>
          </table:table-cell>
          <table:table-cell office:value-type="float" office:value="0.352" calcext:value-type="float">
            <text:p>0.352</text:p>
          </table:table-cell>
          <table:table-cell table:style-name="ce3" office:value-type="float" office:value="19753862" calcext:value-type="float">
            <text:p>19,753,862</text:p>
          </table:table-cell>
          <table:table-cell table:style-name="ce3" office:value-type="float" office:value="139575560" calcext:value-type="float">
            <text:p>139,575,560</text:p>
          </table:table-cell>
          <table:table-cell table:style-name="ce3" office:value-type="float" office:value="49200155" calcext:value-type="float">
            <text:p>49,200,155</text:p>
          </table:table-cell>
          <table:table-cell table:number-columns-repeated="101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" office:value-type="float" office:value="1.201" calcext:value-type="float">
            <text:p>1.201</text:p>
          </table:table-cell>
          <table:table-cell table:style-name="ce3" office:value-type="float" office:value="166503906" calcext:value-type="float">
            <text:p>166,503,906</text:p>
          </table:table-cell>
          <table:table-cell office:value-type="float" office:value="0.343" calcext:value-type="float">
            <text:p>0.343</text:p>
          </table:table-cell>
          <table:table-cell table:style-name="ce3" office:value-type="float" office:value="57057413" calcext:value-type="float">
            <text:p>57,057,413</text:p>
          </table:table-cell>
          <table:table-cell table:style-name="ce3" office:value-type="float" office:value="138637724" calcext:value-type="float">
            <text:p>138,637,724</text:p>
          </table:table-cell>
          <table:table-cell table:style-name="ce3" office:value-type="float" office:value="47508254" calcext:value-type="float">
            <text:p>47,508,254</text:p>
          </table:table-cell>
          <table:table-cell table:number-columns-repeated="1017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" office:value-type="float" office:value="1.38" calcext:value-type="float">
            <text:p>1.38</text:p>
          </table:table-cell>
          <table:table-cell table:style-name="ce3" office:value-type="float" office:value="199218750" calcext:value-type="float">
            <text:p>199,218,750</text:p>
          </table:table-cell>
          <table:table-cell office:value-type="float" office:value="0.305" calcext:value-type="float">
            <text:p>0.305</text:p>
          </table:table-cell>
          <table:table-cell table:style-name="ce3" office:value-type="float" office:value="60696554" calcext:value-type="float">
            <text:p>60,696,554</text:p>
          </table:table-cell>
          <table:table-cell table:style-name="ce3" office:value-type="float" office:value="144361413" calcext:value-type="float">
            <text:p>144,361,413</text:p>
          </table:table-cell>
          <table:table-cell table:style-name="ce3" office:value-type="float" office:value="43986197" calcext:value-type="float">
            <text:p>43,986,197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27Baboon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column table:style-name="co7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12" table:default-cell-style-name="ce2"/>
        <table:table-column table:style-name="co9" table:default-cell-style-name="ce2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Tube_Id</text:p>
          </table:table-cell>
          <table:table-cell table:style-name="ce1" office:value-type="string" calcext:value-type="string">
            <text:p>Tube_Wt_g</text:p>
          </table:table-cell>
          <table:table-cell table:style-name="ce1" office:value-type="string" calcext:value-type="string">
            <text:p>Surf_Area_mm2</text:p>
          </table:table-cell>
          <table:table-cell table:style-name="ce1" office:value-type="string" calcext:value-type="string">
            <text:p>Total_cells</text:p>
          </table:table-cell>
          <table:table-cell table:style-name="ce1" office:value-type="string" calcext:value-type="string">
            <text:p>NeuN_Percent</text:p>
          </table:table-cell>
          <table:table-cell table:style-name="ce1" office:value-type="string" calcext:value-type="string">
            <text:p>Total_Neurons</text:p>
          </table:table-cell>
          <table:table-cell table:style-name="ce1" office:value-type="string" calcext:value-type="string">
            <text:p>Cell_Dens_Wt</text:p>
          </table:table-cell>
          <table:table-cell table:style-name="ce1" office:value-type="string" calcext:value-type="string">
            <text:p>Cell_Dens_SA</text:p>
          </table:table-cell>
          <table:table-cell table:style-name="ce1" office:value-type="string" calcext:value-type="string">
            <text:p>Neu_Dens_Wt</text:p>
          </table:table-cell>
          <table:table-cell table:style-name="ce1" office:value-type="string" calcext:value-type="string">
            <text:p>Neu_Dens_SA</text:p>
          </table:table-cell>
          <table:table-cell table:style-name="ce1"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5375" calcext:value-type="float">
            <text:p>0.5375</text:p>
          </table:table-cell>
          <table:table-cell office:value-type="float" office:value="279.4" calcext:value-type="float">
            <text:p>279.4</text:p>
          </table:table-cell>
          <table:table-cell table:style-name="ce3" office:value-type="float" office:value="79843750" calcext:value-type="float">
            <text:p>79,843,750</text:p>
          </table:table-cell>
          <table:table-cell office:value-type="float" office:value="78.53" calcext:value-type="float">
            <text:p>78.53</text:p>
          </table:table-cell>
          <table:table-cell table:style-name="ce3" office:value-type="float" office:value="62697817" calcext:value-type="float">
            <text:p>62,697,817</text:p>
          </table:table-cell>
          <table:table-cell table:style-name="ce3" office:value-type="float" office:value="148546512" calcext:value-type="float">
            <text:p>148,546,512</text:p>
          </table:table-cell>
          <table:table-cell table:style-name="ce3" office:value-type="float" office:value="285769" calcext:value-type="float">
            <text:p>285,769</text:p>
          </table:table-cell>
          <table:table-cell table:style-name="ce3" office:value-type="float" office:value="116647100" calcext:value-type="float">
            <text:p>116,647,100</text:p>
          </table:table-cell>
          <table:table-cell table:style-name="ce3" office:value-type="float" office:value="224402" calcext:value-type="float">
            <text:p>224,402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3602" calcext:value-type="float">
            <text:p>0.3602</text:p>
          </table:table-cell>
          <table:table-cell office:value-type="float" office:value="189.2" calcext:value-type="float">
            <text:p>189.2</text:p>
          </table:table-cell>
          <table:table-cell table:style-name="ce3" office:value-type="float" office:value="44226563" calcext:value-type="float">
            <text:p>44,226,563</text:p>
          </table:table-cell>
          <table:table-cell office:value-type="float" office:value="64.27" calcext:value-type="float">
            <text:p>64.27</text:p>
          </table:table-cell>
          <table:table-cell table:style-name="ce3" office:value-type="float" office:value="28426088" calcext:value-type="float">
            <text:p>28,426,088</text:p>
          </table:table-cell>
          <table:table-cell table:style-name="ce3" office:value-type="float" office:value="122783351" calcext:value-type="float">
            <text:p>122,783,351</text:p>
          </table:table-cell>
          <table:table-cell table:style-name="ce3" office:value-type="float" office:value="233756" calcext:value-type="float">
            <text:p>233,756</text:p>
          </table:table-cell>
          <table:table-cell table:style-name="ce3" office:value-type="float" office:value="78917512" calcext:value-type="float">
            <text:p>78,917,512</text:p>
          </table:table-cell>
          <table:table-cell table:style-name="ce3" office:value-type="float" office:value="150244" calcext:value-type="float">
            <text:p>150,244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4548" calcext:value-type="float">
            <text:p>0.4548</text:p>
          </table:table-cell>
          <table:table-cell office:value-type="float" office:value="200.7" calcext:value-type="float">
            <text:p>200.7</text:p>
          </table:table-cell>
          <table:table-cell table:style-name="ce3" office:value-type="float" office:value="67437500" calcext:value-type="float">
            <text:p>67,437,500</text:p>
          </table:table-cell>
          <table:table-cell office:value-type="float" office:value="69.34" calcext:value-type="float">
            <text:p>69.34</text:p>
          </table:table-cell>
          <table:table-cell table:style-name="ce3" office:value-type="float" office:value="46762440" calcext:value-type="float">
            <text:p>46,762,440</text:p>
          </table:table-cell>
          <table:table-cell table:style-name="ce3" office:value-type="float" office:value="148279464" calcext:value-type="float">
            <text:p>148,279,464</text:p>
          </table:table-cell>
          <table:table-cell table:style-name="ce3" office:value-type="float" office:value="336011" calcext:value-type="float">
            <text:p>336,011</text:p>
          </table:table-cell>
          <table:table-cell table:style-name="ce3" office:value-type="float" office:value="102819788" calcext:value-type="float">
            <text:p>102,819,788</text:p>
          </table:table-cell>
          <table:table-cell table:style-name="ce3" office:value-type="float" office:value="232997" calcext:value-type="float">
            <text:p>232,997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1765" calcext:value-type="float">
            <text:p>0.1765</text:p>
          </table:table-cell>
          <table:table-cell office:value-type="float" office:value="103.6" calcext:value-type="float">
            <text:p>103.6</text:p>
          </table:table-cell>
          <table:table-cell table:style-name="ce3" office:value-type="float" office:value="29316406" calcext:value-type="float">
            <text:p>29,316,406</text:p>
          </table:table-cell>
          <table:table-cell office:value-type="float" office:value="70.27" calcext:value-type="float">
            <text:p>70.27</text:p>
          </table:table-cell>
          <table:table-cell table:style-name="ce3" office:value-type="float" office:value="20602079" calcext:value-type="float">
            <text:p>20,602,079</text:p>
          </table:table-cell>
          <table:table-cell table:style-name="ce3" office:value-type="float" office:value="166098618" calcext:value-type="float">
            <text:p>166,098,618</text:p>
          </table:table-cell>
          <table:table-cell table:style-name="ce3" office:value-type="float" office:value="282977" calcext:value-type="float">
            <text:p>282,977</text:p>
          </table:table-cell>
          <table:table-cell table:style-name="ce3" office:value-type="float" office:value="116725662" calcext:value-type="float">
            <text:p>116,725,662</text:p>
          </table:table-cell>
          <table:table-cell table:style-name="ce3" office:value-type="float" office:value="198862" calcext:value-type="float">
            <text:p>198,862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6154" calcext:value-type="float">
            <text:p>0.6154</text:p>
          </table:table-cell>
          <table:table-cell office:value-type="float" office:value="226.8" calcext:value-type="float">
            <text:p>226.8</text:p>
          </table:table-cell>
          <table:table-cell table:style-name="ce3" office:value-type="float" office:value="60292969" calcext:value-type="float">
            <text:p>60,292,969</text:p>
          </table:table-cell>
          <table:table-cell office:value-type="float" office:value="51.64" calcext:value-type="float">
            <text:p>51.64</text:p>
          </table:table-cell>
          <table:table-cell table:style-name="ce3" office:value-type="float" office:value="31133941" calcext:value-type="float">
            <text:p>31,133,941</text:p>
          </table:table-cell>
          <table:table-cell table:style-name="ce3" office:value-type="float" office:value="97973625" calcext:value-type="float">
            <text:p>97,973,625</text:p>
          </table:table-cell>
          <table:table-cell table:style-name="ce3" office:value-type="float" office:value="265842" calcext:value-type="float">
            <text:p>265,842</text:p>
          </table:table-cell>
          <table:table-cell table:style-name="ce3" office:value-type="float" office:value="50591390" calcext:value-type="float">
            <text:p>50,591,390</text:p>
          </table:table-cell>
          <table:table-cell table:style-name="ce3" office:value-type="float" office:value="137275" calcext:value-type="float">
            <text:p>137,275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.6158" calcext:value-type="float">
            <text:p>0.6158</text:p>
          </table:table-cell>
          <table:table-cell office:value-type="float" office:value="312.1" calcext:value-type="float">
            <text:p>312.1</text:p>
          </table:table-cell>
          <table:table-cell table:style-name="ce3" office:value-type="float" office:value="72187500" calcext:value-type="float">
            <text:p>72,187,500</text:p>
          </table:table-cell>
          <table:table-cell office:value-type="float" office:value="59.34" calcext:value-type="float">
            <text:p>59.34</text:p>
          </table:table-cell>
          <table:table-cell table:style-name="ce3" office:value-type="float" office:value="42832773" calcext:value-type="float">
            <text:p>42,832,773</text:p>
          </table:table-cell>
          <table:table-cell table:style-name="ce3" office:value-type="float" office:value="117225560" calcext:value-type="float">
            <text:p>117,225,560</text:p>
          </table:table-cell>
          <table:table-cell table:style-name="ce3" office:value-type="float" office:value="231296" calcext:value-type="float">
            <text:p>231,296</text:p>
          </table:table-cell>
          <table:table-cell table:style-name="ce3" office:value-type="float" office:value="69556306" calcext:value-type="float">
            <text:p>69,556,306</text:p>
          </table:table-cell>
          <table:table-cell table:style-name="ce3" office:value-type="float" office:value="137241" calcext:value-type="float">
            <text:p>137,241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.4687" calcext:value-type="float">
            <text:p>0.4687</text:p>
          </table:table-cell>
          <table:table-cell office:value-type="float" office:value="160.8" calcext:value-type="float">
            <text:p>160.8</text:p>
          </table:table-cell>
          <table:table-cell table:style-name="ce3" office:value-type="float" office:value="51023438" calcext:value-type="float">
            <text:p>51,023,438</text:p>
          </table:table-cell>
          <table:table-cell office:value-type="float" office:value="48.06" calcext:value-type="float">
            <text:p>48.06</text:p>
          </table:table-cell>
          <table:table-cell table:style-name="ce3" office:value-type="float" office:value="24521430" calcext:value-type="float">
            <text:p>24,521,430</text:p>
          </table:table-cell>
          <table:table-cell table:style-name="ce3" office:value-type="float" office:value="108861613" calcext:value-type="float">
            <text:p>108,861,613</text:p>
          </table:table-cell>
          <table:table-cell table:style-name="ce3" office:value-type="float" office:value="317310" calcext:value-type="float">
            <text:p>317,310</text:p>
          </table:table-cell>
          <table:table-cell table:style-name="ce3" office:value-type="float" office:value="52317965" calcext:value-type="float">
            <text:p>52,317,965</text:p>
          </table:table-cell>
          <table:table-cell table:style-name="ce3" office:value-type="float" office:value="152496" calcext:value-type="float">
            <text:p>152,496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0.1838" calcext:value-type="float">
            <text:p>0.1838</text:p>
          </table:table-cell>
          <table:table-cell office:value-type="float" office:value="100.3" calcext:value-type="float">
            <text:p>100.3</text:p>
          </table:table-cell>
          <table:table-cell table:style-name="ce3" office:value-type="float" office:value="28863281" calcext:value-type="float">
            <text:p>28,863,281</text:p>
          </table:table-cell>
          <table:table-cell office:value-type="float" office:value="75.05" calcext:value-type="float">
            <text:p>75.05</text:p>
          </table:table-cell>
          <table:table-cell table:style-name="ce3" office:value-type="float" office:value="21661527" calcext:value-type="float">
            <text:p>21,661,527</text:p>
          </table:table-cell>
          <table:table-cell table:style-name="ce3" office:value-type="float" office:value="157036349" calcext:value-type="float">
            <text:p>157,036,349</text:p>
          </table:table-cell>
          <table:table-cell table:style-name="ce3" office:value-type="float" office:value="287770" calcext:value-type="float">
            <text:p>287,770</text:p>
          </table:table-cell>
          <table:table-cell table:style-name="ce3" office:value-type="float" office:value="117853791" calcext:value-type="float">
            <text:p>117,853,791</text:p>
          </table:table-cell>
          <table:table-cell table:style-name="ce3" office:value-type="float" office:value="215967" calcext:value-type="float">
            <text:p>215,967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0.4424" calcext:value-type="float">
            <text:p>0.4424</text:p>
          </table:table-cell>
          <table:table-cell office:value-type="float" office:value="148.4" calcext:value-type="float">
            <text:p>148.4</text:p>
          </table:table-cell>
          <table:table-cell table:style-name="ce3" office:value-type="float" office:value="43113281" calcext:value-type="float">
            <text:p>43,113,281</text:p>
          </table:table-cell>
          <table:table-cell office:value-type="float" office:value="47.14" calcext:value-type="float">
            <text:p>47.14</text:p>
          </table:table-cell>
          <table:table-cell table:style-name="ce3" office:value-type="float" office:value="20322482" calcext:value-type="float">
            <text:p>20,322,482</text:p>
          </table:table-cell>
          <table:table-cell table:style-name="ce3" office:value-type="float" office:value="97453167" calcext:value-type="float">
            <text:p>97,453,167</text:p>
          </table:table-cell>
          <table:table-cell table:style-name="ce3" office:value-type="float" office:value="290521" calcext:value-type="float">
            <text:p>290,521</text:p>
          </table:table-cell>
          <table:table-cell table:style-name="ce3" office:value-type="float" office:value="45936894" calcext:value-type="float">
            <text:p>45,936,894</text:p>
          </table:table-cell>
          <table:table-cell table:style-name="ce3" office:value-type="float" office:value="136944" calcext:value-type="float">
            <text:p>136,944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882" calcext:value-type="float">
            <text:p>0.2882</text:p>
          </table:table-cell>
          <table:table-cell office:value-type="float" office:value="178.4" calcext:value-type="float">
            <text:p>178.4</text:p>
          </table:table-cell>
          <table:table-cell table:style-name="ce3" office:value-type="float" office:value="46160156" calcext:value-type="float">
            <text:p>46,160,156</text:p>
          </table:table-cell>
          <table:table-cell office:value-type="float" office:value="76.33" calcext:value-type="float">
            <text:p>76.33</text:p>
          </table:table-cell>
          <table:table-cell table:style-name="ce3" office:value-type="float" office:value="35233356" calcext:value-type="float">
            <text:p>35,233,356</text:p>
          </table:table-cell>
          <table:table-cell table:style-name="ce3" office:value-type="float" office:value="160167092" calcext:value-type="float">
            <text:p>160,167,092</text:p>
          </table:table-cell>
          <table:table-cell table:style-name="ce3" office:value-type="float" office:value="258745" calcext:value-type="float">
            <text:p>258,745</text:p>
          </table:table-cell>
          <table:table-cell table:style-name="ce3" office:value-type="float" office:value="122253144" calcext:value-type="float">
            <text:p>122,253,144</text:p>
          </table:table-cell>
          <table:table-cell table:style-name="ce3" office:value-type="float" office:value="197496" calcext:value-type="float">
            <text:p>197,496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4127" calcext:value-type="float">
            <text:p>0.4127</text:p>
          </table:table-cell>
          <table:table-cell office:value-type="float" office:value="263.9" calcext:value-type="float">
            <text:p>263.9</text:p>
          </table:table-cell>
          <table:table-cell table:style-name="ce3" office:value-type="float" office:value="56179688" calcext:value-type="float">
            <text:p>56,179,688</text:p>
          </table:table-cell>
          <table:table-cell office:value-type="float" office:value="67.13" calcext:value-type="float">
            <text:p>67.13</text:p>
          </table:table-cell>
          <table:table-cell table:style-name="ce3" office:value-type="float" office:value="37712701" calcext:value-type="float">
            <text:p>37,712,701</text:p>
          </table:table-cell>
          <table:table-cell table:style-name="ce3" office:value-type="float" office:value="136127182" calcext:value-type="float">
            <text:p>136,127,182</text:p>
          </table:table-cell>
          <table:table-cell table:style-name="ce3" office:value-type="float" office:value="212882" calcext:value-type="float">
            <text:p>212,882</text:p>
          </table:table-cell>
          <table:table-cell table:style-name="ce3" office:value-type="float" office:value="91380424" calcext:value-type="float">
            <text:p>91,380,424</text:p>
          </table:table-cell>
          <table:table-cell table:style-name="ce3" office:value-type="float" office:value="142905" calcext:value-type="float">
            <text:p>142,905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1723" calcext:value-type="float">
            <text:p>0.1723</text:p>
          </table:table-cell>
          <table:table-cell office:value-type="float" office:value="78.7" calcext:value-type="float">
            <text:p>78.7</text:p>
          </table:table-cell>
          <table:table-cell table:style-name="ce3" office:value-type="float" office:value="24082031" calcext:value-type="float">
            <text:p>24,082,031</text:p>
          </table:table-cell>
          <table:table-cell office:value-type="float" office:value="70.69" calcext:value-type="float">
            <text:p>70.69</text:p>
          </table:table-cell>
          <table:table-cell table:style-name="ce3" office:value-type="float" office:value="17023505" calcext:value-type="float">
            <text:p>17,023,505</text:p>
          </table:table-cell>
          <table:table-cell table:style-name="ce3" office:value-type="float" office:value="139768027" calcext:value-type="float">
            <text:p>139,768,027</text:p>
          </table:table-cell>
          <table:table-cell table:style-name="ce3" office:value-type="float" office:value="305998" calcext:value-type="float">
            <text:p>305,998</text:p>
          </table:table-cell>
          <table:table-cell table:style-name="ce3" office:value-type="float" office:value="98801537" calcext:value-type="float">
            <text:p>98,801,537</text:p>
          </table:table-cell>
          <table:table-cell table:style-name="ce3" office:value-type="float" office:value="216309" calcext:value-type="float">
            <text:p>216,309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3081" calcext:value-type="float">
            <text:p>0.3081</text:p>
          </table:table-cell>
          <table:table-cell office:value-type="float" office:value="170.5" calcext:value-type="float">
            <text:p>170.5</text:p>
          </table:table-cell>
          <table:table-cell table:style-name="ce3" office:value-type="float" office:value="45882813" calcext:value-type="float">
            <text:p>45,882,813</text:p>
          </table:table-cell>
          <table:table-cell office:value-type="float" office:value="74.86" calcext:value-type="float">
            <text:p>74.86</text:p>
          </table:table-cell>
          <table:table-cell table:style-name="ce3" office:value-type="float" office:value="34348027" calcext:value-type="float">
            <text:p>34,348,027</text:p>
          </table:table-cell>
          <table:table-cell table:style-name="ce3" office:value-type="float" office:value="148921821" calcext:value-type="float">
            <text:p>148,921,821</text:p>
          </table:table-cell>
          <table:table-cell table:style-name="ce3" office:value-type="float" office:value="269107" calcext:value-type="float">
            <text:p>269,107</text:p>
          </table:table-cell>
          <table:table-cell table:style-name="ce3" office:value-type="float" office:value="111483373" calcext:value-type="float">
            <text:p>111,483,373</text:p>
          </table:table-cell>
          <table:table-cell table:style-name="ce3" office:value-type="float" office:value="201455" calcext:value-type="float">
            <text:p>201,455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2332" calcext:value-type="float">
            <text:p>0.2332</text:p>
          </table:table-cell>
          <table:table-cell office:value-type="float" office:value="113.2" calcext:value-type="float">
            <text:p>113.2</text:p>
          </table:table-cell>
          <table:table-cell table:style-name="ce3" office:value-type="float" office:value="35806641" calcext:value-type="float">
            <text:p>35,806,641</text:p>
          </table:table-cell>
          <table:table-cell office:value-type="float" office:value="72.81" calcext:value-type="float">
            <text:p>72.81</text:p>
          </table:table-cell>
          <table:table-cell table:style-name="ce3" office:value-type="float" office:value="26070893" calcext:value-type="float">
            <text:p>26,070,893</text:p>
          </table:table-cell>
          <table:table-cell table:style-name="ce3" office:value-type="float" office:value="153544773" calcext:value-type="float">
            <text:p>153,544,773</text:p>
          </table:table-cell>
          <table:table-cell table:style-name="ce3" office:value-type="float" office:value="316313" calcext:value-type="float">
            <text:p>316,313</text:p>
          </table:table-cell>
          <table:table-cell table:style-name="ce3" office:value-type="float" office:value="111796284" calcext:value-type="float">
            <text:p>111,796,284</text:p>
          </table:table-cell>
          <table:table-cell table:style-name="ce3" office:value-type="float" office:value="230308" calcext:value-type="float">
            <text:p>230,308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1991" calcext:value-type="float">
            <text:p>0.1991</text:p>
          </table:table-cell>
          <table:table-cell office:value-type="float" office:value="119" calcext:value-type="float">
            <text:p>119</text:p>
          </table:table-cell>
          <table:table-cell table:style-name="ce3" office:value-type="float" office:value="26453125" calcext:value-type="float">
            <text:p>26,453,125</text:p>
          </table:table-cell>
          <table:table-cell office:value-type="float" office:value="78.22" calcext:value-type="float">
            <text:p>78.22</text:p>
          </table:table-cell>
          <table:table-cell table:style-name="ce3" office:value-type="float" office:value="20691554" calcext:value-type="float">
            <text:p>20,691,554</text:p>
          </table:table-cell>
          <table:table-cell table:style-name="ce3" office:value-type="float" office:value="132863511" calcext:value-type="float">
            <text:p>132,863,511</text:p>
          </table:table-cell>
          <table:table-cell table:style-name="ce3" office:value-type="float" office:value="222295" calcext:value-type="float">
            <text:p>222,295</text:p>
          </table:table-cell>
          <table:table-cell table:style-name="ce3" office:value-type="float" office:value="103925436" calcext:value-type="float">
            <text:p>103,925,436</text:p>
          </table:table-cell>
          <table:table-cell table:style-name="ce3" office:value-type="float" office:value="173879" calcext:value-type="float">
            <text:p>173,879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1712" calcext:value-type="float">
            <text:p>0.1712</text:p>
          </table:table-cell>
          <table:table-cell office:value-type="float" office:value="93.6" calcext:value-type="float">
            <text:p>93.6</text:p>
          </table:table-cell>
          <table:table-cell table:style-name="ce3" office:value-type="float" office:value="30250000" calcext:value-type="float">
            <text:p>30,250,000</text:p>
          </table:table-cell>
          <table:table-cell office:value-type="float" office:value="79.3" calcext:value-type="float">
            <text:p>79.3</text:p>
          </table:table-cell>
          <table:table-cell table:style-name="ce3" office:value-type="float" office:value="23989469" calcext:value-type="float">
            <text:p>23,989,469</text:p>
          </table:table-cell>
          <table:table-cell table:style-name="ce3" office:value-type="float" office:value="176693925" calcext:value-type="float">
            <text:p>176,693,925</text:p>
          </table:table-cell>
          <table:table-cell table:style-name="ce3" office:value-type="float" office:value="323184" calcext:value-type="float">
            <text:p>323,184</text:p>
          </table:table-cell>
          <table:table-cell table:style-name="ce3" office:value-type="float" office:value="140125402" calcext:value-type="float">
            <text:p>140,125,402</text:p>
          </table:table-cell>
          <table:table-cell table:style-name="ce3" office:value-type="float" office:value="256298" calcext:value-type="float">
            <text:p>256,298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2954" calcext:value-type="float">
            <text:p>0.2954</text:p>
          </table:table-cell>
          <table:table-cell office:value-type="float" office:value="175.7" calcext:value-type="float">
            <text:p>175.7</text:p>
          </table:table-cell>
          <table:table-cell table:style-name="ce3" office:value-type="float" office:value="44039063" calcext:value-type="float">
            <text:p>44,039,063</text:p>
          </table:table-cell>
          <table:table-cell office:value-type="float" office:value="76.07" calcext:value-type="float">
            <text:p>76.07</text:p>
          </table:table-cell>
          <table:table-cell table:style-name="ce3" office:value-type="float" office:value="33499101" calcext:value-type="float">
            <text:p>33,499,101</text:p>
          </table:table-cell>
          <table:table-cell table:style-name="ce3" office:value-type="float" office:value="149082813" calcext:value-type="float">
            <text:p>149,082,813</text:p>
          </table:table-cell>
          <table:table-cell table:style-name="ce3" office:value-type="float" office:value="250649" calcext:value-type="float">
            <text:p>250,649</text:p>
          </table:table-cell>
          <table:table-cell table:style-name="ce3" office:value-type="float" office:value="113402510" calcext:value-type="float">
            <text:p>113,402,510</text:p>
          </table:table-cell>
          <table:table-cell table:style-name="ce3" office:value-type="float" office:value="190661" calcext:value-type="float">
            <text:p>190,661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4645" calcext:value-type="float">
            <text:p>0.4645</text:p>
          </table:table-cell>
          <table:table-cell office:value-type="float" office:value="194.9" calcext:value-type="float">
            <text:p>194.9</text:p>
          </table:table-cell>
          <table:table-cell table:style-name="ce3" office:value-type="float" office:value="60976563" calcext:value-type="float">
            <text:p>60,976,563</text:p>
          </table:table-cell>
          <table:table-cell office:value-type="float" office:value="61.55" calcext:value-type="float">
            <text:p>61.55</text:p>
          </table:table-cell>
          <table:table-cell table:style-name="ce3" office:value-type="float" office:value="37531616" calcext:value-type="float">
            <text:p>37,531,616</text:p>
          </table:table-cell>
          <table:table-cell table:style-name="ce3" office:value-type="float" office:value="131273548" calcext:value-type="float">
            <text:p>131,273,548</text:p>
          </table:table-cell>
          <table:table-cell table:style-name="ce3" office:value-type="float" office:value="312861" calcext:value-type="float">
            <text:p>312,861</text:p>
          </table:table-cell>
          <table:table-cell table:style-name="ce3" office:value-type="float" office:value="80800034" calcext:value-type="float">
            <text:p>80,800,034</text:p>
          </table:table-cell>
          <table:table-cell table:style-name="ce3" office:value-type="float" office:value="192569" calcext:value-type="float">
            <text:p>192,569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3099" calcext:value-type="float">
            <text:p>0.3099</text:p>
          </table:table-cell>
          <table:table-cell office:value-type="float" office:value="146.8" calcext:value-type="float">
            <text:p>146.8</text:p>
          </table:table-cell>
          <table:table-cell table:style-name="ce3" office:value-type="float" office:value="44296875" calcext:value-type="float">
            <text:p>44,296,875</text:p>
          </table:table-cell>
          <table:table-cell office:value-type="float" office:value="77.5" calcext:value-type="float">
            <text:p>77.5</text:p>
          </table:table-cell>
          <table:table-cell table:style-name="ce3" office:value-type="float" office:value="34327911" calcext:value-type="float">
            <text:p>34,327,911</text:p>
          </table:table-cell>
          <table:table-cell table:style-name="ce3" office:value-type="float" office:value="142939255" calcext:value-type="float">
            <text:p>142,939,255</text:p>
          </table:table-cell>
          <table:table-cell table:style-name="ce3" office:value-type="float" office:value="301750" calcext:value-type="float">
            <text:p>301,750</text:p>
          </table:table-cell>
          <table:table-cell table:style-name="ce3" office:value-type="float" office:value="110770929" calcext:value-type="float">
            <text:p>110,770,929</text:p>
          </table:table-cell>
          <table:table-cell table:style-name="ce3" office:value-type="float" office:value="233841" calcext:value-type="float">
            <text:p>233,841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2667" calcext:value-type="float">
            <text:p>0.2667</text:p>
          </table:table-cell>
          <table:table-cell office:value-type="float" office:value="105.8" calcext:value-type="float">
            <text:p>105.8</text:p>
          </table:table-cell>
          <table:table-cell table:style-name="ce3" office:value-type="float" office:value="32859375" calcext:value-type="float">
            <text:p>32,859,375</text:p>
          </table:table-cell>
          <table:table-cell office:value-type="float" office:value="61.92" calcext:value-type="float">
            <text:p>61.92</text:p>
          </table:table-cell>
          <table:table-cell table:style-name="ce3" office:value-type="float" office:value="20347536" calcext:value-type="float">
            <text:p>20,347,536</text:p>
          </table:table-cell>
          <table:table-cell table:style-name="ce3" office:value-type="float" office:value="123207255" calcext:value-type="float">
            <text:p>123,207,255</text:p>
          </table:table-cell>
          <table:table-cell table:style-name="ce3" office:value-type="float" office:value="310580" calcext:value-type="float">
            <text:p>310,580</text:p>
          </table:table-cell>
          <table:table-cell table:style-name="ce3" office:value-type="float" office:value="76293724" calcext:value-type="float">
            <text:p>76,293,724</text:p>
          </table:table-cell>
          <table:table-cell table:style-name="ce3" office:value-type="float" office:value="192321" calcext:value-type="float">
            <text:p>192,321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0.3472" calcext:value-type="float">
            <text:p>0.3472</text:p>
          </table:table-cell>
          <table:table-cell office:value-type="float" office:value="137.2" calcext:value-type="float">
            <text:p>137.2</text:p>
          </table:table-cell>
          <table:table-cell table:style-name="ce3" office:value-type="float" office:value="39890625" calcext:value-type="float">
            <text:p>39,890,625</text:p>
          </table:table-cell>
          <table:table-cell office:value-type="float" office:value="63.62" calcext:value-type="float">
            <text:p>63.62</text:p>
          </table:table-cell>
          <table:table-cell table:style-name="ce3" office:value-type="float" office:value="25378177" calcext:value-type="float">
            <text:p>25,378,177</text:p>
          </table:table-cell>
          <table:table-cell table:style-name="ce3" office:value-type="float" office:value="114892353" calcext:value-type="float">
            <text:p>114,892,353</text:p>
          </table:table-cell>
          <table:table-cell table:style-name="ce3" office:value-type="float" office:value="290748" calcext:value-type="float">
            <text:p>290,748</text:p>
          </table:table-cell>
          <table:table-cell table:style-name="ce3" office:value-type="float" office:value="73093829" calcext:value-type="float">
            <text:p>73,093,829</text:p>
          </table:table-cell>
          <table:table-cell table:style-name="ce3" office:value-type="float" office:value="184972" calcext:value-type="float">
            <text:p>184,972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1817" calcext:value-type="float">
            <text:p>0.1817</text:p>
          </table:table-cell>
          <table:table-cell office:value-type="float" office:value="95.4" calcext:value-type="float">
            <text:p>95.4</text:p>
          </table:table-cell>
          <table:table-cell table:style-name="ce3" office:value-type="float" office:value="29746094" calcext:value-type="float">
            <text:p>29,746,094</text:p>
          </table:table-cell>
          <table:table-cell office:value-type="float" office:value="72.88" calcext:value-type="float">
            <text:p>72.88</text:p>
          </table:table-cell>
          <table:table-cell table:style-name="ce3" office:value-type="float" office:value="21678426" calcext:value-type="float">
            <text:p>21,678,426</text:p>
          </table:table-cell>
          <table:table-cell table:style-name="ce3" office:value-type="float" office:value="163709928" calcext:value-type="float">
            <text:p>163,709,928</text:p>
          </table:table-cell>
          <table:table-cell table:style-name="ce3" office:value-type="float" office:value="311804" calcext:value-type="float">
            <text:p>311,804</text:p>
          </table:table-cell>
          <table:table-cell table:style-name="ce3" office:value-type="float" office:value="119308895" calcext:value-type="float">
            <text:p>119,308,895</text:p>
          </table:table-cell>
          <table:table-cell table:style-name="ce3" office:value-type="float" office:value="227237" calcext:value-type="float">
            <text:p>227,237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2812" calcext:value-type="float">
            <text:p>0.2812</text:p>
          </table:table-cell>
          <table:table-cell office:value-type="float" office:value="123.6" calcext:value-type="float">
            <text:p>123.6</text:p>
          </table:table-cell>
          <table:table-cell table:style-name="ce3" office:value-type="float" office:value="40714844" calcext:value-type="float">
            <text:p>40,714,844</text:p>
          </table:table-cell>
          <table:table-cell office:value-type="float" office:value="72.22" calcext:value-type="float">
            <text:p>72.22</text:p>
          </table:table-cell>
          <table:table-cell table:style-name="ce3" office:value-type="float" office:value="29405165" calcext:value-type="float">
            <text:p>29,405,165</text:p>
          </table:table-cell>
          <table:table-cell table:style-name="ce3" office:value-type="float" office:value="144789630" calcext:value-type="float">
            <text:p>144,789,630</text:p>
          </table:table-cell>
          <table:table-cell table:style-name="ce3" office:value-type="float" office:value="329408" calcext:value-type="float">
            <text:p>329,408</text:p>
          </table:table-cell>
          <table:table-cell table:style-name="ce3" office:value-type="float" office:value="104570288" calcext:value-type="float">
            <text:p>104,570,288</text:p>
          </table:table-cell>
          <table:table-cell table:style-name="ce3" office:value-type="float" office:value="237906" calcext:value-type="float">
            <text:p>237,906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0.3179" calcext:value-type="float">
            <text:p>0.3179</text:p>
          </table:table-cell>
          <table:table-cell office:value-type="float" office:value="116.2" calcext:value-type="float">
            <text:p>116.2</text:p>
          </table:table-cell>
          <table:table-cell table:style-name="ce3" office:value-type="float" office:value="33328125" calcext:value-type="float">
            <text:p>33,328,125</text:p>
          </table:table-cell>
          <table:table-cell office:value-type="float" office:value="56.97" calcext:value-type="float">
            <text:p>56.97</text:p>
          </table:table-cell>
          <table:table-cell table:style-name="ce3" office:value-type="float" office:value="18987962" calcext:value-type="float">
            <text:p>18,987,962</text:p>
          </table:table-cell>
          <table:table-cell table:style-name="ce3" office:value-type="float" office:value="104838393" calcext:value-type="float">
            <text:p>104,838,393</text:p>
          </table:table-cell>
          <table:table-cell table:style-name="ce3" office:value-type="float" office:value="286817" calcext:value-type="float">
            <text:p>286,817</text:p>
          </table:table-cell>
          <table:table-cell table:style-name="ce3" office:value-type="float" office:value="59729356" calcext:value-type="float">
            <text:p>59,729,356</text:p>
          </table:table-cell>
          <table:table-cell table:style-name="ce3" office:value-type="float" office:value="163408" calcext:value-type="float">
            <text:p>163,408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3727" calcext:value-type="float">
            <text:p>0.3727</text:p>
          </table:table-cell>
          <table:table-cell office:value-type="float" office:value="130.8" calcext:value-type="float">
            <text:p>130.8</text:p>
          </table:table-cell>
          <table:table-cell table:style-name="ce3" office:value-type="float" office:value="41226563" calcext:value-type="float">
            <text:p>41,226,563</text:p>
          </table:table-cell>
          <table:table-cell office:value-type="float" office:value="62.67" calcext:value-type="float">
            <text:p>62.67</text:p>
          </table:table-cell>
          <table:table-cell table:style-name="ce3" office:value-type="float" office:value="25838604" calcext:value-type="float">
            <text:p>25,838,604</text:p>
          </table:table-cell>
          <table:table-cell table:style-name="ce3" office:value-type="float" office:value="110615946" calcext:value-type="float">
            <text:p>110,615,946</text:p>
          </table:table-cell>
          <table:table-cell table:style-name="ce3" office:value-type="float" office:value="315188" calcext:value-type="float">
            <text:p>315,188</text:p>
          </table:table-cell>
          <table:table-cell table:style-name="ce3" office:value-type="float" office:value="69328157" calcext:value-type="float">
            <text:p>69,328,157</text:p>
          </table:table-cell>
          <table:table-cell table:style-name="ce3" office:value-type="float" office:value="197543" calcext:value-type="float">
            <text:p>197,543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0.2687" calcext:value-type="float">
            <text:p>0.2687</text:p>
          </table:table-cell>
          <table:table-cell office:value-type="float" office:value="136.2" calcext:value-type="float">
            <text:p>136.2</text:p>
          </table:table-cell>
          <table:table-cell table:style-name="ce3" office:value-type="float" office:value="35742188" calcext:value-type="float">
            <text:p>35,742,188</text:p>
          </table:table-cell>
          <table:table-cell office:value-type="float" office:value="59.83" calcext:value-type="float">
            <text:p>59.83</text:p>
          </table:table-cell>
          <table:table-cell table:style-name="ce3" office:value-type="float" office:value="21386235" calcext:value-type="float">
            <text:p>21,386,235</text:p>
          </table:table-cell>
          <table:table-cell table:style-name="ce3" office:value-type="float" office:value="133018936" calcext:value-type="float">
            <text:p>133,018,936</text:p>
          </table:table-cell>
          <table:table-cell table:style-name="ce3" office:value-type="float" office:value="262424" calcext:value-type="float">
            <text:p>262,424</text:p>
          </table:table-cell>
          <table:table-cell table:style-name="ce3" office:value-type="float" office:value="79591494" calcext:value-type="float">
            <text:p>79,591,494</text:p>
          </table:table-cell>
          <table:table-cell table:style-name="ce3" office:value-type="float" office:value="157021" calcext:value-type="float">
            <text:p>157,021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5068" calcext:value-type="float">
            <text:p>0.5068</text:p>
          </table:table-cell>
          <table:table-cell office:value-type="float" office:value="150.4" calcext:value-type="float">
            <text:p>150.4</text:p>
          </table:table-cell>
          <table:table-cell table:style-name="ce3" office:value-type="float" office:value="61326172" calcext:value-type="float">
            <text:p>61,326,172</text:p>
          </table:table-cell>
          <table:table-cell office:value-type="float" office:value="48.29" calcext:value-type="float">
            <text:p>48.29</text:p>
          </table:table-cell>
          <table:table-cell table:style-name="ce3" office:value-type="float" office:value="29613779" calcext:value-type="float">
            <text:p>29,613,779</text:p>
          </table:table-cell>
          <table:table-cell table:style-name="ce3" office:value-type="float" office:value="121006654" calcext:value-type="float">
            <text:p>121,006,654</text:p>
          </table:table-cell>
          <table:table-cell table:style-name="ce3" office:value-type="float" office:value="407754" calcext:value-type="float">
            <text:p>407,754</text:p>
          </table:table-cell>
          <table:table-cell table:style-name="ce3" office:value-type="float" office:value="58432871" calcext:value-type="float">
            <text:p>58,432,871</text:p>
          </table:table-cell>
          <table:table-cell table:style-name="ce3" office:value-type="float" office:value="196900" calcext:value-type="float">
            <text:p>196,900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.3245" calcext:value-type="float">
            <text:p>0.3245</text:p>
          </table:table-cell>
          <table:table-cell office:value-type="float" office:value="107.7" calcext:value-type="float">
            <text:p>107.7</text:p>
          </table:table-cell>
          <table:table-cell table:style-name="ce3" office:value-type="float" office:value="39140625" calcext:value-type="float">
            <text:p>39,140,625</text:p>
          </table:table-cell>
          <table:table-cell office:value-type="float" office:value="54.81" calcext:value-type="float">
            <text:p>54.81</text:p>
          </table:table-cell>
          <table:table-cell table:style-name="ce3" office:value-type="float" office:value="21454411" calcext:value-type="float">
            <text:p>21,454,411</text:p>
          </table:table-cell>
          <table:table-cell table:style-name="ce3" office:value-type="float" office:value="120618259" calcext:value-type="float">
            <text:p>120,618,259</text:p>
          </table:table-cell>
          <table:table-cell table:style-name="ce3" office:value-type="float" office:value="363423" calcext:value-type="float">
            <text:p>363,423</text:p>
          </table:table-cell>
          <table:table-cell table:style-name="ce3" office:value-type="float" office:value="66115288" calcext:value-type="float">
            <text:p>66,115,288</text:p>
          </table:table-cell>
          <table:table-cell table:style-name="ce3" office:value-type="float" office:value="199205" calcext:value-type="float">
            <text:p>199,205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0.2784" calcext:value-type="float">
            <text:p>0.2784</text:p>
          </table:table-cell>
          <table:table-cell office:value-type="float" office:value="112.1" calcext:value-type="float">
            <text:p>112.1</text:p>
          </table:table-cell>
          <table:table-cell table:style-name="ce3" office:value-type="float" office:value="35062500" calcext:value-type="float">
            <text:p>35,062,500</text:p>
          </table:table-cell>
          <table:table-cell office:value-type="float" office:value="61.95" calcext:value-type="float">
            <text:p>61.95</text:p>
          </table:table-cell>
          <table:table-cell table:style-name="ce3" office:value-type="float" office:value="21722840" calcext:value-type="float">
            <text:p>21,722,840</text:p>
          </table:table-cell>
          <table:table-cell table:style-name="ce3" office:value-type="float" office:value="125942888" calcext:value-type="float">
            <text:p>125,942,888</text:p>
          </table:table-cell>
          <table:table-cell table:style-name="ce3" office:value-type="float" office:value="312779" calcext:value-type="float">
            <text:p>312,779</text:p>
          </table:table-cell>
          <table:table-cell table:style-name="ce3" office:value-type="float" office:value="78027444" calcext:value-type="float">
            <text:p>78,027,444</text:p>
          </table:table-cell>
          <table:table-cell table:style-name="ce3" office:value-type="float" office:value="193781" calcext:value-type="float">
            <text:p>193,781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3154" calcext:value-type="float">
            <text:p>0.3154</text:p>
          </table:table-cell>
          <table:table-cell office:value-type="float" office:value="115.3" calcext:value-type="float">
            <text:p>115.3</text:p>
          </table:table-cell>
          <table:table-cell table:style-name="ce3" office:value-type="float" office:value="43265625" calcext:value-type="float">
            <text:p>43,265,625</text:p>
          </table:table-cell>
          <table:table-cell office:value-type="float" office:value="66.09" calcext:value-type="float">
            <text:p>66.09</text:p>
          </table:table-cell>
          <table:table-cell table:style-name="ce3" office:value-type="float" office:value="28592935" calcext:value-type="float">
            <text:p>28,592,935</text:p>
          </table:table-cell>
          <table:table-cell table:style-name="ce3" office:value-type="float" office:value="137176997" calcext:value-type="float">
            <text:p>137,176,997</text:p>
          </table:table-cell>
          <table:table-cell table:style-name="ce3" office:value-type="float" office:value="375244" calcext:value-type="float">
            <text:p>375,244</text:p>
          </table:table-cell>
          <table:table-cell table:style-name="ce3" office:value-type="float" office:value="90656103" calcext:value-type="float">
            <text:p>90,656,103</text:p>
          </table:table-cell>
          <table:table-cell table:style-name="ce3" office:value-type="float" office:value="247987" calcext:value-type="float">
            <text:p>247,987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2588" calcext:value-type="float">
            <text:p>0.2588</text:p>
          </table:table-cell>
          <table:table-cell office:value-type="float" office:value="118.4" calcext:value-type="float">
            <text:p>118.4</text:p>
          </table:table-cell>
          <table:table-cell table:style-name="ce3" office:value-type="float" office:value="29742188" calcext:value-type="float">
            <text:p>29,742,188</text:p>
          </table:table-cell>
          <table:table-cell office:value-type="float" office:value="54.63" calcext:value-type="float">
            <text:p>54.63</text:p>
          </table:table-cell>
          <table:table-cell table:style-name="ce3" office:value-type="float" office:value="16248047" calcext:value-type="float">
            <text:p>16,248,047</text:p>
          </table:table-cell>
          <table:table-cell table:style-name="ce3" office:value-type="float" office:value="114923447" calcext:value-type="float">
            <text:p>114,923,447</text:p>
          </table:table-cell>
          <table:table-cell table:style-name="ce3" office:value-type="float" office:value="251201" calcext:value-type="float">
            <text:p>251,201</text:p>
          </table:table-cell>
          <table:table-cell table:style-name="ce3" office:value-type="float" office:value="62782252" calcext:value-type="float">
            <text:p>62,782,252</text:p>
          </table:table-cell>
          <table:table-cell table:style-name="ce3" office:value-type="float" office:value="137230" calcext:value-type="float">
            <text:p>137,230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3565" calcext:value-type="float">
            <text:p>0.3565</text:p>
          </table:table-cell>
          <table:table-cell office:value-type="float" office:value="115.9" calcext:value-type="float">
            <text:p>115.9</text:p>
          </table:table-cell>
          <table:table-cell table:style-name="ce3" office:value-type="float" office:value="38671875" calcext:value-type="float">
            <text:p>38,671,875</text:p>
          </table:table-cell>
          <table:table-cell office:value-type="float" office:value="50.9" calcext:value-type="float">
            <text:p>50.9</text:p>
          </table:table-cell>
          <table:table-cell table:style-name="ce3" office:value-type="float" office:value="19682460" calcext:value-type="float">
            <text:p>19,682,460</text:p>
          </table:table-cell>
          <table:table-cell table:style-name="ce3" office:value-type="float" office:value="108476508" calcext:value-type="float">
            <text:p>108,476,508</text:p>
          </table:table-cell>
          <table:table-cell table:style-name="ce3" office:value-type="float" office:value="333666" calcext:value-type="float">
            <text:p>333,666</text:p>
          </table:table-cell>
          <table:table-cell table:style-name="ce3" office:value-type="float" office:value="55210266" calcext:value-type="float">
            <text:p>55,210,266</text:p>
          </table:table-cell>
          <table:table-cell table:style-name="ce3" office:value-type="float" office:value="169823" calcext:value-type="float">
            <text:p>169,823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0.3111" calcext:value-type="float">
            <text:p>0.3111</text:p>
          </table:table-cell>
          <table:table-cell office:value-type="float" office:value="113.6" calcext:value-type="float">
            <text:p>113.6</text:p>
          </table:table-cell>
          <table:table-cell table:style-name="ce3" office:value-type="float" office:value="36070313" calcext:value-type="float">
            <text:p>36,070,313</text:p>
          </table:table-cell>
          <table:table-cell office:value-type="float" office:value="54.82" calcext:value-type="float">
            <text:p>54.82</text:p>
          </table:table-cell>
          <table:table-cell table:style-name="ce3" office:value-type="float" office:value="19772763" calcext:value-type="float">
            <text:p>19,772,763</text:p>
          </table:table-cell>
          <table:table-cell table:style-name="ce3" office:value-type="float" office:value="115944433" calcext:value-type="float">
            <text:p>115,944,433</text:p>
          </table:table-cell>
          <table:table-cell table:style-name="ce3" office:value-type="float" office:value="317520" calcext:value-type="float">
            <text:p>317,520</text:p>
          </table:table-cell>
          <table:table-cell table:style-name="ce3" office:value-type="float" office:value="63557578" calcext:value-type="float">
            <text:p>63,557,578</text:p>
          </table:table-cell>
          <table:table-cell table:style-name="ce3" office:value-type="float" office:value="174056" calcext:value-type="float">
            <text:p>174,056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0.4693" calcext:value-type="float">
            <text:p>0.4693</text:p>
          </table:table-cell>
          <table:table-cell office:value-type="float" office:value="146.6" calcext:value-type="float">
            <text:p>146.6</text:p>
          </table:table-cell>
          <table:table-cell table:style-name="ce3" office:value-type="float" office:value="43421875" calcext:value-type="float">
            <text:p>43,421,875</text:p>
          </table:table-cell>
          <table:table-cell office:value-type="float" office:value="60.34" calcext:value-type="float">
            <text:p>60.34</text:p>
          </table:table-cell>
          <table:table-cell table:style-name="ce3" office:value-type="float" office:value="26198673" calcext:value-type="float">
            <text:p>26,198,673</text:p>
          </table:table-cell>
          <table:table-cell table:style-name="ce3" office:value-type="float" office:value="92524771" calcext:value-type="float">
            <text:p>92,524,771</text:p>
          </table:table-cell>
          <table:table-cell table:style-name="ce3" office:value-type="float" office:value="296193" calcext:value-type="float">
            <text:p>296,193</text:p>
          </table:table-cell>
          <table:table-cell table:style-name="ce3" office:value-type="float" office:value="55825001" calcext:value-type="float">
            <text:p>55,825,001</text:p>
          </table:table-cell>
          <table:table-cell table:style-name="ce3" office:value-type="float" office:value="178709" calcext:value-type="float">
            <text:p>178,709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0.4047" calcext:value-type="float">
            <text:p>0.4047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37007813" calcext:value-type="float">
            <text:p>37,007,813</text:p>
          </table:table-cell>
          <table:table-cell office:value-type="float" office:value="50.55" calcext:value-type="float">
            <text:p>50.55</text:p>
          </table:table-cell>
          <table:table-cell table:style-name="ce3" office:value-type="float" office:value="18707993" calcext:value-type="float">
            <text:p>18,707,993</text:p>
          </table:table-cell>
          <table:table-cell table:style-name="ce3" office:value-type="float" office:value="91445053" calcext:value-type="float">
            <text:p>91,445,053</text:p>
          </table:table-cell>
          <table:table-cell table:style-name="ce3" office:value-type="float" office:value="255226" calcext:value-type="float">
            <text:p>255,226</text:p>
          </table:table-cell>
          <table:table-cell table:style-name="ce3" office:value-type="float" office:value="46226819" calcext:value-type="float">
            <text:p>46,226,819</text:p>
          </table:table-cell>
          <table:table-cell table:style-name="ce3" office:value-type="float" office:value="129021" calcext:value-type="float">
            <text:p>129,021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0.4133" calcext:value-type="float">
            <text:p>0.4133</text:p>
          </table:table-cell>
          <table:table-cell office:value-type="float" office:value="168" calcext:value-type="float">
            <text:p>168</text:p>
          </table:table-cell>
          <table:table-cell table:style-name="ce3" office:value-type="float" office:value="32390625" calcext:value-type="float">
            <text:p>32,390,625</text:p>
          </table:table-cell>
          <table:table-cell office:value-type="float" office:value="29.47" calcext:value-type="float">
            <text:p>29.47</text:p>
          </table:table-cell>
          <table:table-cell table:style-name="ce3" office:value-type="float" office:value="9544199" calcext:value-type="float">
            <text:p>9,544,199</text:p>
          </table:table-cell>
          <table:table-cell table:style-name="ce3" office:value-type="float" office:value="78370736" calcext:value-type="float">
            <text:p>78,370,736</text:p>
          </table:table-cell>
          <table:table-cell table:style-name="ce3" office:value-type="float" office:value="192801" calcext:value-type="float">
            <text:p>192,801</text:p>
          </table:table-cell>
          <table:table-cell table:style-name="ce3" office:value-type="float" office:value="23092666" calcext:value-type="float">
            <text:p>23,092,666</text:p>
          </table:table-cell>
          <table:table-cell table:style-name="ce3" office:value-type="float" office:value="56811" calcext:value-type="float">
            <text:p>56,811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0.3126" calcext:value-type="float">
            <text:p>0.3126</text:p>
          </table:table-cell>
          <table:table-cell office:value-type="float" office:value="148.8" calcext:value-type="float">
            <text:p>148.8</text:p>
          </table:table-cell>
          <table:table-cell table:style-name="ce3" office:value-type="float" office:value="31363281" calcext:value-type="float">
            <text:p>31,363,281</text:p>
          </table:table-cell>
          <table:table-cell office:value-type="float" office:value="52.81" calcext:value-type="float">
            <text:p>52.81</text:p>
          </table:table-cell>
          <table:table-cell table:style-name="ce3" office:value-type="float" office:value="16563911" calcext:value-type="float">
            <text:p>16,563,911</text:p>
          </table:table-cell>
          <table:table-cell table:style-name="ce3" office:value-type="float" office:value="100330393" calcext:value-type="float">
            <text:p>100,330,393</text:p>
          </table:table-cell>
          <table:table-cell table:style-name="ce3" office:value-type="float" office:value="210775" calcext:value-type="float">
            <text:p>210,775</text:p>
          </table:table-cell>
          <table:table-cell table:style-name="ce3" office:value-type="float" office:value="52987559" calcext:value-type="float">
            <text:p>52,987,559</text:p>
          </table:table-cell>
          <table:table-cell table:style-name="ce3" office:value-type="float" office:value="111317" calcext:value-type="float">
            <text:p>111,317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0.3736" calcext:value-type="float">
            <text:p>0.3736</text:p>
          </table:table-cell>
          <table:table-cell office:value-type="float" office:value="136.4" calcext:value-type="float">
            <text:p>136.4</text:p>
          </table:table-cell>
          <table:table-cell table:style-name="ce3" office:value-type="float" office:value="40382813" calcext:value-type="float">
            <text:p>40,382,813</text:p>
          </table:table-cell>
          <table:table-cell office:value-type="float" office:value="47.09" calcext:value-type="float">
            <text:p>47.09</text:p>
          </table:table-cell>
          <table:table-cell table:style-name="ce3" office:value-type="float" office:value="19015879" calcext:value-type="float">
            <text:p>19,015,879</text:p>
          </table:table-cell>
          <table:table-cell table:style-name="ce3" office:value-type="float" office:value="108091041" calcext:value-type="float">
            <text:p>108,091,041</text:p>
          </table:table-cell>
          <table:table-cell table:style-name="ce3" office:value-type="float" office:value="296062" calcext:value-type="float">
            <text:p>296,062</text:p>
          </table:table-cell>
          <table:table-cell table:style-name="ce3" office:value-type="float" office:value="50899034" calcext:value-type="float">
            <text:p>50,899,034</text:p>
          </table:table-cell>
          <table:table-cell table:style-name="ce3" office:value-type="float" office:value="139413" calcext:value-type="float">
            <text:p>139,413</text:p>
          </table:table-cell>
          <table:table-cell table:number-columns-repeated="101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0.3792" calcext:value-type="float">
            <text:p>0.3792</text:p>
          </table:table-cell>
          <table:table-cell office:value-type="float" office:value="131" calcext:value-type="float">
            <text:p>131</text:p>
          </table:table-cell>
          <table:table-cell table:style-name="ce3" office:value-type="float" office:value="41890625" calcext:value-type="float">
            <text:p>41,890,625</text:p>
          </table:table-cell>
          <table:table-cell office:value-type="float" office:value="47.17" calcext:value-type="float">
            <text:p>47.17</text:p>
          </table:table-cell>
          <table:table-cell table:style-name="ce3" office:value-type="float" office:value="19759729" calcext:value-type="float">
            <text:p>19,759,729</text:p>
          </table:table-cell>
          <table:table-cell table:style-name="ce3" office:value-type="float" office:value="110471057" calcext:value-type="float">
            <text:p>110,471,057</text:p>
          </table:table-cell>
          <table:table-cell table:style-name="ce3" office:value-type="float" office:value="319776" calcext:value-type="float">
            <text:p>319,776</text:p>
          </table:table-cell>
          <table:table-cell table:style-name="ce3" office:value-type="float" office:value="52108989" calcext:value-type="float">
            <text:p>52,108,989</text:p>
          </table:table-cell>
          <table:table-cell table:style-name="ce3" office:value-type="float" office:value="150838" calcext:value-type="float">
            <text:p>150,838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5459" calcext:value-type="float">
            <text:p>0.5459</text:p>
          </table:table-cell>
          <table:table-cell office:value-type="float" office:value="164.7" calcext:value-type="float">
            <text:p>164.7</text:p>
          </table:table-cell>
          <table:table-cell table:style-name="ce3" office:value-type="float" office:value="37652344" calcext:value-type="float">
            <text:p>37,652,344</text:p>
          </table:table-cell>
          <table:table-cell office:value-type="float" office:value="31.14" calcext:value-type="float">
            <text:p>31.14</text:p>
          </table:table-cell>
          <table:table-cell table:style-name="ce3" office:value-type="float" office:value="11724484" calcext:value-type="float">
            <text:p>11,724,484</text:p>
          </table:table-cell>
          <table:table-cell table:style-name="ce3" office:value-type="float" office:value="68972969" calcext:value-type="float">
            <text:p>68,972,969</text:p>
          </table:table-cell>
          <table:table-cell table:style-name="ce3" office:value-type="float" office:value="228612" calcext:value-type="float">
            <text:p>228,612</text:p>
          </table:table-cell>
          <table:table-cell table:style-name="ce3" office:value-type="float" office:value="21477348" calcext:value-type="float">
            <text:p>21,477,348</text:p>
          </table:table-cell>
          <table:table-cell table:style-name="ce3" office:value-type="float" office:value="71187" calcext:value-type="float">
            <text:p>71,187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0.3348" calcext:value-type="float">
            <text:p>0.3348</text:p>
          </table:table-cell>
          <table:table-cell office:value-type="float" office:value="151.3" calcext:value-type="float">
            <text:p>151.3</text:p>
          </table:table-cell>
          <table:table-cell table:style-name="ce3" office:value-type="float" office:value="41507813" calcext:value-type="float">
            <text:p>41,507,813</text:p>
          </table:table-cell>
          <table:table-cell office:value-type="float" office:value="57.89" calcext:value-type="float">
            <text:p>57.89</text:p>
          </table:table-cell>
          <table:table-cell table:style-name="ce3" office:value-type="float" office:value="24030839" calcext:value-type="float">
            <text:p>24,030,839</text:p>
          </table:table-cell>
          <table:table-cell table:style-name="ce3" office:value-type="float" office:value="123977936" calcext:value-type="float">
            <text:p>123,977,936</text:p>
          </table:table-cell>
          <table:table-cell table:style-name="ce3" office:value-type="float" office:value="274341" calcext:value-type="float">
            <text:p>274,341</text:p>
          </table:table-cell>
          <table:table-cell table:style-name="ce3" office:value-type="float" office:value="71776699" calcext:value-type="float">
            <text:p>71,776,699</text:p>
          </table:table-cell>
          <table:table-cell table:style-name="ce3" office:value-type="float" office:value="158829" calcext:value-type="float">
            <text:p>158,829</text:p>
          </table:table-cell>
          <table:table-cell table:number-columns-repeated="101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0.2595" calcext:value-type="float">
            <text:p>0.2595</text:p>
          </table:table-cell>
          <table:table-cell office:value-type="float" office:value="129.3" calcext:value-type="float">
            <text:p>129.3</text:p>
          </table:table-cell>
          <table:table-cell table:style-name="ce3" office:value-type="float" office:value="32179688" calcext:value-type="float">
            <text:p>32,179,688</text:p>
          </table:table-cell>
          <table:table-cell office:value-type="float" office:value="58.22" calcext:value-type="float">
            <text:p>58.22</text:p>
          </table:table-cell>
          <table:table-cell table:style-name="ce3" office:value-type="float" office:value="18733979" calcext:value-type="float">
            <text:p>18,733,979</text:p>
          </table:table-cell>
          <table:table-cell table:style-name="ce3" office:value-type="float" office:value="124006505" calcext:value-type="float">
            <text:p>124,006,505</text:p>
          </table:table-cell>
          <table:table-cell table:style-name="ce3" office:value-type="float" office:value="248876" calcext:value-type="float">
            <text:p>248,876</text:p>
          </table:table-cell>
          <table:table-cell table:style-name="ce3" office:value-type="float" office:value="72192597" calcext:value-type="float">
            <text:p>72,192,597</text:p>
          </table:table-cell>
          <table:table-cell table:style-name="ce3" office:value-type="float" office:value="144888" calcext:value-type="float">
            <text:p>144,888</text:p>
          </table:table-cell>
          <table:table-cell table:number-columns-repeated="1014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0.3102" calcext:value-type="float">
            <text:p>0.3102</text:p>
          </table:table-cell>
          <table:table-cell office:value-type="float" office:value="121.3" calcext:value-type="float">
            <text:p>121.3</text:p>
          </table:table-cell>
          <table:table-cell table:style-name="ce3" office:value-type="float" office:value="34945313" calcext:value-type="float">
            <text:p>34,945,313</text:p>
          </table:table-cell>
          <table:table-cell office:value-type="float" office:value="46.05" calcext:value-type="float">
            <text:p>46.05</text:p>
          </table:table-cell>
          <table:table-cell table:style-name="ce3" office:value-type="float" office:value="16091656" calcext:value-type="float">
            <text:p>16,091,656</text:p>
          </table:table-cell>
          <table:table-cell table:style-name="ce3" office:value-type="float" office:value="112654136" calcext:value-type="float">
            <text:p>112,654,136</text:p>
          </table:table-cell>
          <table:table-cell table:style-name="ce3" office:value-type="float" office:value="288090" calcext:value-type="float">
            <text:p>288,090</text:p>
          </table:table-cell>
          <table:table-cell table:style-name="ce3" office:value-type="float" office:value="51875100" calcext:value-type="float">
            <text:p>51,875,100</text:p>
          </table:table-cell>
          <table:table-cell table:style-name="ce3" office:value-type="float" office:value="132660" calcext:value-type="float">
            <text:p>132,660</text:p>
          </table:table-cell>
          <table:table-cell table:number-columns-repeated="1014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0.2779" calcext:value-type="float">
            <text:p>0.2779</text:p>
          </table:table-cell>
          <table:table-cell office:value-type="float" office:value="145.3" calcext:value-type="float">
            <text:p>145.3</text:p>
          </table:table-cell>
          <table:table-cell table:style-name="ce3" office:value-type="float" office:value="30515625" calcext:value-type="float">
            <text:p>30,515,625</text:p>
          </table:table-cell>
          <table:table-cell office:value-type="float" office:value="52.73" calcext:value-type="float">
            <text:p>52.73</text:p>
          </table:table-cell>
          <table:table-cell table:style-name="ce3" office:value-type="float" office:value="16090057" calcext:value-type="float">
            <text:p>16,090,057</text:p>
          </table:table-cell>
          <table:table-cell table:style-name="ce3" office:value-type="float" office:value="109807935" calcext:value-type="float">
            <text:p>109,807,935</text:p>
          </table:table-cell>
          <table:table-cell table:style-name="ce3" office:value-type="float" office:value="210018" calcext:value-type="float">
            <text:p>210,018</text:p>
          </table:table-cell>
          <table:table-cell table:style-name="ce3" office:value-type="float" office:value="57898729" calcext:value-type="float">
            <text:p>57,898,729</text:p>
          </table:table-cell>
          <table:table-cell table:style-name="ce3" office:value-type="float" office:value="110737" calcext:value-type="float">
            <text:p>110,737</text:p>
          </table:table-cell>
          <table:table-cell table:number-columns-repeated="101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0.2209" calcext:value-type="float">
            <text:p>0.2209</text:p>
          </table:table-cell>
          <table:table-cell office:value-type="float" office:value="112" calcext:value-type="float">
            <text:p>112</text:p>
          </table:table-cell>
          <table:table-cell table:style-name="ce3" office:value-type="float" office:value="24023438" calcext:value-type="float">
            <text:p>24,023,438</text:p>
          </table:table-cell>
          <table:table-cell office:value-type="float" office:value="58.26" calcext:value-type="float">
            <text:p>58.26</text:p>
          </table:table-cell>
          <table:table-cell table:style-name="ce3" office:value-type="float" office:value="13996619" calcext:value-type="float">
            <text:p>13,996,619</text:p>
          </table:table-cell>
          <table:table-cell table:style-name="ce3" office:value-type="float" office:value="108752549" calcext:value-type="float">
            <text:p>108,752,549</text:p>
          </table:table-cell>
          <table:table-cell table:style-name="ce3" office:value-type="float" office:value="214495" calcext:value-type="float">
            <text:p>214,495</text:p>
          </table:table-cell>
          <table:table-cell table:style-name="ce3" office:value-type="float" office:value="63361790" calcext:value-type="float">
            <text:p>63,361,790</text:p>
          </table:table-cell>
          <table:table-cell table:style-name="ce3" office:value-type="float" office:value="124970" calcext:value-type="float">
            <text:p>124,970</text:p>
          </table:table-cell>
          <table:table-cell table:number-columns-repeated="1014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0.3522" calcext:value-type="float">
            <text:p>0.3522</text:p>
          </table:table-cell>
          <table:table-cell office:value-type="float" office:value="129.9" calcext:value-type="float">
            <text:p>129.9</text:p>
          </table:table-cell>
          <table:table-cell table:style-name="ce3" office:value-type="float" office:value="43382813" calcext:value-type="float">
            <text:p>43,382,813</text:p>
          </table:table-cell>
          <table:table-cell office:value-type="float" office:value="59.02" calcext:value-type="float">
            <text:p>59.02</text:p>
          </table:table-cell>
          <table:table-cell table:style-name="ce3" office:value-type="float" office:value="25602971" calcext:value-type="float">
            <text:p>25,602,971</text:p>
          </table:table-cell>
          <table:table-cell table:style-name="ce3" office:value-type="float" office:value="123176641" calcext:value-type="float">
            <text:p>123,176,641</text:p>
          </table:table-cell>
          <table:table-cell table:style-name="ce3" office:value-type="float" office:value="333971" calcext:value-type="float">
            <text:p>333,971</text:p>
          </table:table-cell>
          <table:table-cell table:style-name="ce3" office:value-type="float" office:value="72694410" calcext:value-type="float">
            <text:p>72,694,410</text:p>
          </table:table-cell>
          <table:table-cell table:style-name="ce3" office:value-type="float" office:value="197098" calcext:value-type="float">
            <text:p>197,098</text:p>
          </table:table-cell>
          <table:table-cell table:number-columns-repeated="101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0.4202" calcext:value-type="float">
            <text:p>0.4202</text:p>
          </table:table-cell>
          <table:table-cell office:value-type="float" office:value="131" calcext:value-type="float">
            <text:p>131</text:p>
          </table:table-cell>
          <table:table-cell table:style-name="ce3" office:value-type="float" office:value="44000000" calcext:value-type="float">
            <text:p>44,000,000</text:p>
          </table:table-cell>
          <table:table-cell office:value-type="float" office:value="58.78" calcext:value-type="float">
            <text:p>58.78</text:p>
          </table:table-cell>
          <table:table-cell table:style-name="ce3" office:value-type="float" office:value="25862595" calcext:value-type="float">
            <text:p>25,862,595</text:p>
          </table:table-cell>
          <table:table-cell table:style-name="ce3" office:value-type="float" office:value="104712042" calcext:value-type="float">
            <text:p>104,712,042</text:p>
          </table:table-cell>
          <table:table-cell table:style-name="ce3" office:value-type="float" office:value="335878" calcext:value-type="float">
            <text:p>335,878</text:p>
          </table:table-cell>
          <table:table-cell table:style-name="ce3" office:value-type="float" office:value="61548299" calcext:value-type="float">
            <text:p>61,548,299</text:p>
          </table:table-cell>
          <table:table-cell table:style-name="ce3" office:value-type="float" office:value="197424" calcext:value-type="float">
            <text:p>197,424</text:p>
          </table:table-cell>
          <table:table-cell table:number-columns-repeated="1014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0.4369" calcext:value-type="float">
            <text:p>0.4369</text:p>
          </table:table-cell>
          <table:table-cell office:value-type="float" office:value="167.8" calcext:value-type="float">
            <text:p>167.8</text:p>
          </table:table-cell>
          <table:table-cell table:style-name="ce3" office:value-type="float" office:value="43437500" calcext:value-type="float">
            <text:p>43,437,500</text:p>
          </table:table-cell>
          <table:table-cell office:value-type="float" office:value="43.76" calcext:value-type="float">
            <text:p>43.76</text:p>
          </table:table-cell>
          <table:table-cell table:style-name="ce3" office:value-type="float" office:value="19008089" calcext:value-type="float">
            <text:p>19,008,089</text:p>
          </table:table-cell>
          <table:table-cell table:style-name="ce3" office:value-type="float" office:value="99422065" calcext:value-type="float">
            <text:p>99,422,065</text:p>
          </table:table-cell>
          <table:table-cell table:style-name="ce3" office:value-type="float" office:value="258865" calcext:value-type="float">
            <text:p>258,865</text:p>
          </table:table-cell>
          <table:table-cell table:style-name="ce3" office:value-type="float" office:value="43506728" calcext:value-type="float">
            <text:p>43,506,728</text:p>
          </table:table-cell>
          <table:table-cell table:style-name="ce3" office:value-type="float" office:value="113278" calcext:value-type="float">
            <text:p>113,278</text:p>
          </table:table-cell>
          <table:table-cell table:number-columns-repeated="1014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0.4452" calcext:value-type="float">
            <text:p>0.4452</text:p>
          </table:table-cell>
          <table:table-cell office:value-type="float" office:value="153.1" calcext:value-type="float">
            <text:p>153.1</text:p>
          </table:table-cell>
          <table:table-cell table:style-name="ce3" office:value-type="float" office:value="42843750" calcext:value-type="float">
            <text:p>42,843,750</text:p>
          </table:table-cell>
          <table:table-cell office:value-type="float" office:value="48.42" calcext:value-type="float">
            <text:p>48.42</text:p>
          </table:table-cell>
          <table:table-cell table:style-name="ce3" office:value-type="float" office:value="20745395" calcext:value-type="float">
            <text:p>20,745,395</text:p>
          </table:table-cell>
          <table:table-cell table:style-name="ce3" office:value-type="float" office:value="96234838" calcext:value-type="float">
            <text:p>96,234,838</text:p>
          </table:table-cell>
          <table:table-cell table:style-name="ce3" office:value-type="float" office:value="279842" calcext:value-type="float">
            <text:p>279,842</text:p>
          </table:table-cell>
          <table:table-cell table:style-name="ce3" office:value-type="float" office:value="46597922" calcext:value-type="float">
            <text:p>46,597,922</text:p>
          </table:table-cell>
          <table:table-cell table:style-name="ce3" office:value-type="float" office:value="135502" calcext:value-type="float">
            <text:p>135,502</text:p>
          </table:table-cell>
          <table:table-cell table:number-columns-repeated="10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3348" calcext:value-type="float">
            <text:p>0.3348</text:p>
          </table:table-cell>
          <table:table-cell office:value-type="float" office:value="115.6" calcext:value-type="float">
            <text:p>115.6</text:p>
          </table:table-cell>
          <table:table-cell table:style-name="ce3" office:value-type="float" office:value="31281250" calcext:value-type="float">
            <text:p>31,281,250</text:p>
          </table:table-cell>
          <table:table-cell office:value-type="float" office:value="54.78" calcext:value-type="float">
            <text:p>54.78</text:p>
          </table:table-cell>
          <table:table-cell table:style-name="ce3" office:value-type="float" office:value="17135685" calcext:value-type="float">
            <text:p>17,135,685</text:p>
          </table:table-cell>
          <table:table-cell table:style-name="ce3" office:value-type="float" office:value="93432646" calcext:value-type="float">
            <text:p>93,432,646</text:p>
          </table:table-cell>
          <table:table-cell table:style-name="ce3" office:value-type="float" office:value="270599" calcext:value-type="float">
            <text:p>270,599</text:p>
          </table:table-cell>
          <table:table-cell table:style-name="ce3" office:value-type="float" office:value="51181854" calcext:value-type="float">
            <text:p>51,181,854</text:p>
          </table:table-cell>
          <table:table-cell table:style-name="ce3" office:value-type="float" office:value="148233" calcext:value-type="float">
            <text:p>148,233</text:p>
          </table:table-cell>
          <table:table-cell table:number-columns-repeated="101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0.3737" calcext:value-type="float">
            <text:p>0.3737</text:p>
          </table:table-cell>
          <table:table-cell office:value-type="float" office:value="124.7" calcext:value-type="float">
            <text:p>124.7</text:p>
          </table:table-cell>
          <table:table-cell table:style-name="ce3" office:value-type="float" office:value="35312500" calcext:value-type="float">
            <text:p>35,312,500</text:p>
          </table:table-cell>
          <table:table-cell office:value-type="float" office:value="45.29" calcext:value-type="float">
            <text:p>45.29</text:p>
          </table:table-cell>
          <table:table-cell table:style-name="ce3" office:value-type="float" office:value="15992980" calcext:value-type="float">
            <text:p>15,992,980</text:p>
          </table:table-cell>
          <table:table-cell table:style-name="ce3" office:value-type="float" office:value="94494247" calcext:value-type="float">
            <text:p>94,494,247</text:p>
          </table:table-cell>
          <table:table-cell table:style-name="ce3" office:value-type="float" office:value="283180" calcext:value-type="float">
            <text:p>283,180</text:p>
          </table:table-cell>
          <table:table-cell table:style-name="ce3" office:value-type="float" office:value="42796307" calcext:value-type="float">
            <text:p>42,796,307</text:p>
          </table:table-cell>
          <table:table-cell table:style-name="ce3" office:value-type="float" office:value="128252" calcext:value-type="float">
            <text:p>128,252</text:p>
          </table:table-cell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0.386" calcext:value-type="float">
            <text:p>0.386</text:p>
          </table:table-cell>
          <table:table-cell office:value-type="float" office:value="129.6" calcext:value-type="float">
            <text:p>129.6</text:p>
          </table:table-cell>
          <table:table-cell table:style-name="ce3" office:value-type="float" office:value="38218750" calcext:value-type="float">
            <text:p>38,218,750</text:p>
          </table:table-cell>
          <table:table-cell office:value-type="float" office:value="43.9" calcext:value-type="float">
            <text:p>43.9</text:p>
          </table:table-cell>
          <table:table-cell table:style-name="ce3" office:value-type="float" office:value="16778963" calcext:value-type="float">
            <text:p>16,778,963</text:p>
          </table:table-cell>
          <table:table-cell table:style-name="ce3" office:value-type="float" office:value="99012306" calcext:value-type="float">
            <text:p>99,012,306</text:p>
          </table:table-cell>
          <table:table-cell table:style-name="ce3" office:value-type="float" office:value="294898" calcext:value-type="float">
            <text:p>294,898</text:p>
          </table:table-cell>
          <table:table-cell table:style-name="ce3" office:value-type="float" office:value="43468817" calcext:value-type="float">
            <text:p>43,468,817</text:p>
          </table:table-cell>
          <table:table-cell table:style-name="ce3" office:value-type="float" office:value="129467" calcext:value-type="float">
            <text:p>129,467</text:p>
          </table:table-cell>
          <table:table-cell table:number-columns-repeated="101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0.2578" calcext:value-type="float">
            <text:p>0.2578</text:p>
          </table:table-cell>
          <table:table-cell office:value-type="float" office:value="115.3" calcext:value-type="float">
            <text:p>115.3</text:p>
          </table:table-cell>
          <table:table-cell table:style-name="ce3" office:value-type="float" office:value="23695313" calcext:value-type="float">
            <text:p>23,695,313</text:p>
          </table:table-cell>
          <table:table-cell office:value-type="float" office:value="40.1" calcext:value-type="float">
            <text:p>40.1</text:p>
          </table:table-cell>
          <table:table-cell table:style-name="ce3" office:value-type="float" office:value="9502595" calcext:value-type="float">
            <text:p>9,502,595</text:p>
          </table:table-cell>
          <table:table-cell table:style-name="ce3" office:value-type="float" office:value="91913549" calcext:value-type="float">
            <text:p>91,913,549</text:p>
          </table:table-cell>
          <table:table-cell table:style-name="ce3" office:value-type="float" office:value="205510" calcext:value-type="float">
            <text:p>205,510</text:p>
          </table:table-cell>
          <table:table-cell table:style-name="ce3" office:value-type="float" office:value="36860338" calcext:value-type="float">
            <text:p>36,860,338</text:p>
          </table:table-cell>
          <table:table-cell table:style-name="ce3" office:value-type="float" office:value="82416" calcext:value-type="float">
            <text:p>82,416</text:p>
          </table:table-cell>
          <table:table-cell table:number-columns-repeated="101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4117" calcext:value-type="float">
            <text:p>0.4117</text:p>
          </table:table-cell>
          <table:table-cell office:value-type="float" office:value="143.9" calcext:value-type="float">
            <text:p>143.9</text:p>
          </table:table-cell>
          <table:table-cell table:style-name="ce3" office:value-type="float" office:value="33476563" calcext:value-type="float">
            <text:p>33,476,563</text:p>
          </table:table-cell>
          <table:table-cell office:value-type="float" office:value="48.35" calcext:value-type="float">
            <text:p>48.35</text:p>
          </table:table-cell>
          <table:table-cell table:style-name="ce3" office:value-type="float" office:value="16185755" calcext:value-type="float">
            <text:p>16,185,755</text:p>
          </table:table-cell>
          <table:table-cell table:style-name="ce3" office:value-type="float" office:value="81313002" calcext:value-type="float">
            <text:p>81,313,002</text:p>
          </table:table-cell>
          <table:table-cell table:style-name="ce3" office:value-type="float" office:value="232638" calcext:value-type="float">
            <text:p>232,638</text:p>
          </table:table-cell>
          <table:table-cell table:style-name="ce3" office:value-type="float" office:value="39314441" calcext:value-type="float">
            <text:p>39,314,441</text:p>
          </table:table-cell>
          <table:table-cell table:style-name="ce3" office:value-type="float" office:value="112479" calcext:value-type="float">
            <text:p>112,479</text:p>
          </table:table-cell>
          <table:table-cell table:number-columns-repeated="101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0.4212" calcext:value-type="float">
            <text:p>0.4212</text:p>
          </table:table-cell>
          <table:table-cell office:value-type="float" office:value="130" calcext:value-type="float">
            <text:p>130</text:p>
          </table:table-cell>
          <table:table-cell table:style-name="ce3" office:value-type="float" office:value="38562500" calcext:value-type="float">
            <text:p>38,562,500</text:p>
          </table:table-cell>
          <table:table-cell office:value-type="float" office:value="43.28" calcext:value-type="float">
            <text:p>43.28</text:p>
          </table:table-cell>
          <table:table-cell table:style-name="ce3" office:value-type="float" office:value="16690227" calcext:value-type="float">
            <text:p>16,690,227</text:p>
          </table:table-cell>
          <table:table-cell table:style-name="ce3" office:value-type="float" office:value="91553894" calcext:value-type="float">
            <text:p>91,553,894</text:p>
          </table:table-cell>
          <table:table-cell table:style-name="ce3" office:value-type="float" office:value="296635" calcext:value-type="float">
            <text:p>296,635</text:p>
          </table:table-cell>
          <table:table-cell table:style-name="ce3" office:value-type="float" office:value="39625420" calcext:value-type="float">
            <text:p>39,625,420</text:p>
          </table:table-cell>
          <table:table-cell table:style-name="ce3" office:value-type="float" office:value="128386" calcext:value-type="float">
            <text:p>128,386</text:p>
          </table:table-cell>
          <table:table-cell table:number-columns-repeated="1014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0.3656" calcext:value-type="float">
            <text:p>0.3656</text:p>
          </table:table-cell>
          <table:table-cell office:value-type="float" office:value="161.4" calcext:value-type="float">
            <text:p>161.4</text:p>
          </table:table-cell>
          <table:table-cell table:style-name="ce3" office:value-type="float" office:value="32648438" calcext:value-type="float">
            <text:p>32,648,438</text:p>
          </table:table-cell>
          <table:table-cell office:value-type="float" office:value="49.25" calcext:value-type="float">
            <text:p>49.25</text:p>
          </table:table-cell>
          <table:table-cell table:style-name="ce3" office:value-type="float" office:value="16077815" calcext:value-type="float">
            <text:p>16,077,815</text:p>
          </table:table-cell>
          <table:table-cell table:style-name="ce3" office:value-type="float" office:value="89300979" calcext:value-type="float">
            <text:p>89,300,979</text:p>
          </table:table-cell>
          <table:table-cell table:style-name="ce3" office:value-type="float" office:value="202283" calcext:value-type="float">
            <text:p>202,283</text:p>
          </table:table-cell>
          <table:table-cell table:style-name="ce3" office:value-type="float" office:value="43976519" calcext:value-type="float">
            <text:p>43,976,519</text:p>
          </table:table-cell>
          <table:table-cell table:style-name="ce3" office:value-type="float" office:value="99615" calcext:value-type="float">
            <text:p>99,615</text:p>
          </table:table-cell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0.2973" calcext:value-type="float">
            <text:p>0.2973</text:p>
          </table:table-cell>
          <table:table-cell office:value-type="float" office:value="137.9" calcext:value-type="float">
            <text:p>137.9</text:p>
          </table:table-cell>
          <table:table-cell table:style-name="ce3" office:value-type="float" office:value="26109375" calcext:value-type="float">
            <text:p>26,109,375</text:p>
          </table:table-cell>
          <table:table-cell office:value-type="float" office:value="41.07" calcext:value-type="float">
            <text:p>41.07</text:p>
          </table:table-cell>
          <table:table-cell table:style-name="ce3" office:value-type="float" office:value="10723493" calcext:value-type="float">
            <text:p>10,723,493</text:p>
          </table:table-cell>
          <table:table-cell table:style-name="ce3" office:value-type="float" office:value="87821645" calcext:value-type="float">
            <text:p>87,821,645</text:p>
          </table:table-cell>
          <table:table-cell table:style-name="ce3" office:value-type="float" office:value="189336" calcext:value-type="float">
            <text:p>189,336</text:p>
          </table:table-cell>
          <table:table-cell table:style-name="ce3" office:value-type="float" office:value="36069604" calcext:value-type="float">
            <text:p>36,069,604</text:p>
          </table:table-cell>
          <table:table-cell table:style-name="ce3" office:value-type="float" office:value="77763" calcext:value-type="float">
            <text:p>77,763</text:p>
          </table:table-cell>
          <table:table-cell table:number-columns-repeated="101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0.3518" calcext:value-type="float">
            <text:p>0.3518</text:p>
          </table:table-cell>
          <table:table-cell office:value-type="float" office:value="136.1" calcext:value-type="float">
            <text:p>136.1</text:p>
          </table:table-cell>
          <table:table-cell table:style-name="ce3" office:value-type="float" office:value="31226563" calcext:value-type="float">
            <text:p>31,226,563</text:p>
          </table:table-cell>
          <table:table-cell office:value-type="float" office:value="40.27" calcext:value-type="float">
            <text:p>40.27</text:p>
          </table:table-cell>
          <table:table-cell table:style-name="ce3" office:value-type="float" office:value="12573757" calcext:value-type="float">
            <text:p>12,573,757</text:p>
          </table:table-cell>
          <table:table-cell table:style-name="ce3" office:value-type="float" office:value="88762260" calcext:value-type="float">
            <text:p>88,762,260</text:p>
          </table:table-cell>
          <table:table-cell table:style-name="ce3" office:value-type="float" office:value="229438" calcext:value-type="float">
            <text:p>229,438</text:p>
          </table:table-cell>
          <table:table-cell table:style-name="ce3" office:value-type="float" office:value="35741209" calcext:value-type="float">
            <text:p>35,741,209</text:p>
          </table:table-cell>
          <table:table-cell table:style-name="ce3" office:value-type="float" office:value="92386" calcext:value-type="float">
            <text:p>92,386</text:p>
          </table:table-cell>
          <table:table-cell table:number-columns-repeated="1014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0.398" calcext:value-type="float">
            <text:p>0.398</text:p>
          </table:table-cell>
          <table:table-cell office:value-type="float" office:value="190.8" calcext:value-type="float">
            <text:p>190.8</text:p>
          </table:table-cell>
          <table:table-cell table:style-name="ce3" office:value-type="float" office:value="39804688" calcext:value-type="float">
            <text:p>39,804,688</text:p>
          </table:table-cell>
          <table:table-cell office:value-type="float" office:value="48.28" calcext:value-type="float">
            <text:p>48.28</text:p>
          </table:table-cell>
          <table:table-cell table:style-name="ce3" office:value-type="float" office:value="19216056" calcext:value-type="float">
            <text:p>19,216,056</text:p>
          </table:table-cell>
          <table:table-cell table:style-name="ce3" office:value-type="float" office:value="100011779" calcext:value-type="float">
            <text:p>100,011,779</text:p>
          </table:table-cell>
          <table:table-cell table:style-name="ce3" office:value-type="float" office:value="208620" calcext:value-type="float">
            <text:p>208,620</text:p>
          </table:table-cell>
          <table:table-cell table:style-name="ce3" office:value-type="float" office:value="48281548" calcext:value-type="float">
            <text:p>48,281,548</text:p>
          </table:table-cell>
          <table:table-cell table:style-name="ce3" office:value-type="float" office:value="100713" calcext:value-type="float">
            <text:p>100,713</text:p>
          </table:table-cell>
          <table:table-cell table:number-columns-repeated="101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7902" calcext:value-type="float">
            <text:p>0.7902</text:p>
          </table:table-cell>
          <table:table-cell office:value-type="float" office:value="220.6" calcext:value-type="float">
            <text:p>220.6</text:p>
          </table:table-cell>
          <table:table-cell table:style-name="ce3" office:value-type="float" office:value="54437500" calcext:value-type="float">
            <text:p>54,437,500</text:p>
          </table:table-cell>
          <table:table-cell office:value-type="float" office:value="26.37" calcext:value-type="float">
            <text:p>26.37</text:p>
          </table:table-cell>
          <table:table-cell table:style-name="ce3" office:value-type="float" office:value="14356084" calcext:value-type="float">
            <text:p>14,356,084</text:p>
          </table:table-cell>
          <table:table-cell table:style-name="ce3" office:value-type="float" office:value="68890787" calcext:value-type="float">
            <text:p>68,890,787</text:p>
          </table:table-cell>
          <table:table-cell table:style-name="ce3" office:value-type="float" office:value="246770" calcext:value-type="float">
            <text:p>246,770</text:p>
          </table:table-cell>
          <table:table-cell table:style-name="ce3" office:value-type="float" office:value="18167659" calcext:value-type="float">
            <text:p>18,167,659</text:p>
          </table:table-cell>
          <table:table-cell table:style-name="ce3" office:value-type="float" office:value="65077" calcext:value-type="float">
            <text:p>65,077</text:p>
          </table:table-cell>
          <table:table-cell table:number-columns-repeated="101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0.2567" calcext:value-type="float">
            <text:p>0.2567</text:p>
          </table:table-cell>
          <table:table-cell office:value-type="float" office:value="105" calcext:value-type="float">
            <text:p>105</text:p>
          </table:table-cell>
          <table:table-cell table:style-name="ce3" office:value-type="float" office:value="26343750" calcext:value-type="float">
            <text:p>26,343,750</text:p>
          </table:table-cell>
          <table:table-cell office:value-type="float" office:value="54.51" calcext:value-type="float">
            <text:p>54.51</text:p>
          </table:table-cell>
          <table:table-cell table:style-name="ce3" office:value-type="float" office:value="14360497" calcext:value-type="float">
            <text:p>14,360,497</text:p>
          </table:table-cell>
          <table:table-cell table:style-name="ce3" office:value-type="float" office:value="102624659" calcext:value-type="float">
            <text:p>102,624,659</text:p>
          </table:table-cell>
          <table:table-cell table:style-name="ce3" office:value-type="float" office:value="250893" calcext:value-type="float">
            <text:p>250,893</text:p>
          </table:table-cell>
          <table:table-cell table:style-name="ce3" office:value-type="float" office:value="55942724" calcext:value-type="float">
            <text:p>55,942,724</text:p>
          </table:table-cell>
          <table:table-cell table:style-name="ce3" office:value-type="float" office:value="136767" calcext:value-type="float">
            <text:p>136,767</text:p>
          </table:table-cell>
          <table:table-cell table:number-columns-repeated="101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0.3315" calcext:value-type="float">
            <text:p>0.3315</text:p>
          </table:table-cell>
          <table:table-cell office:value-type="float" office:value="131.7" calcext:value-type="float">
            <text:p>131.7</text:p>
          </table:table-cell>
          <table:table-cell table:style-name="ce3" office:value-type="float" office:value="34437500" calcext:value-type="float">
            <text:p>34,437,500</text:p>
          </table:table-cell>
          <table:table-cell office:value-type="float" office:value="65.09" calcext:value-type="float">
            <text:p>65.09</text:p>
          </table:table-cell>
          <table:table-cell table:style-name="ce3" office:value-type="float" office:value="22416863" calcext:value-type="float">
            <text:p>22,416,863</text:p>
          </table:table-cell>
          <table:table-cell table:style-name="ce3" office:value-type="float" office:value="103883861" calcext:value-type="float">
            <text:p>103,883,861</text:p>
          </table:table-cell>
          <table:table-cell table:style-name="ce3" office:value-type="float" office:value="261484" calcext:value-type="float">
            <text:p>261,484</text:p>
          </table:table-cell>
          <table:table-cell table:style-name="ce3" office:value-type="float" office:value="67622513" calcext:value-type="float">
            <text:p>67,622,513</text:p>
          </table:table-cell>
          <table:table-cell table:style-name="ce3" office:value-type="float" office:value="170212" calcext:value-type="float">
            <text:p>170,212</text:p>
          </table:table-cell>
          <table:table-cell table:number-columns-repeated="101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0.1953" calcext:value-type="float">
            <text:p>0.1953</text:p>
          </table:table-cell>
          <table:table-cell office:value-type="float" office:value="75.3" calcext:value-type="float">
            <text:p>75.3</text:p>
          </table:table-cell>
          <table:table-cell table:style-name="ce3" office:value-type="float" office:value="19804688" calcext:value-type="float">
            <text:p>19,804,688</text:p>
          </table:table-cell>
          <table:table-cell office:value-type="float" office:value="67.13" calcext:value-type="float">
            <text:p>67.13</text:p>
          </table:table-cell>
          <table:table-cell table:style-name="ce3" office:value-type="float" office:value="13295455" calcext:value-type="float">
            <text:p>13,295,455</text:p>
          </table:table-cell>
          <table:table-cell table:style-name="ce3" office:value-type="float" office:value="101406493" calcext:value-type="float">
            <text:p>101,406,493</text:p>
          </table:table-cell>
          <table:table-cell table:style-name="ce3" office:value-type="float" office:value="263010" calcext:value-type="float">
            <text:p>263,010</text:p>
          </table:table-cell>
          <table:table-cell table:style-name="ce3" office:value-type="float" office:value="68077084" calcext:value-type="float">
            <text:p>68,077,084</text:p>
          </table:table-cell>
          <table:table-cell table:style-name="ce3" office:value-type="float" office:value="176566" calcext:value-type="float">
            <text:p>176,566</text:p>
          </table:table-cell>
          <table:table-cell table:number-columns-repeated="101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3204" calcext:value-type="float">
            <text:p>0.3204</text:p>
          </table:table-cell>
          <table:table-cell office:value-type="float" office:value="113.2" calcext:value-type="float">
            <text:p>113.2</text:p>
          </table:table-cell>
          <table:table-cell table:style-name="ce3" office:value-type="float" office:value="30984375" calcext:value-type="float">
            <text:p>30,984,375</text:p>
          </table:table-cell>
          <table:table-cell office:value-type="float" office:value="63.64" calcext:value-type="float">
            <text:p>63.64</text:p>
          </table:table-cell>
          <table:table-cell table:style-name="ce3" office:value-type="float" office:value="19717330" calcext:value-type="float">
            <text:p>19,717,330</text:p>
          </table:table-cell>
          <table:table-cell table:style-name="ce3" office:value-type="float" office:value="96705290" calcext:value-type="float">
            <text:p>96,705,290</text:p>
          </table:table-cell>
          <table:table-cell table:style-name="ce3" office:value-type="float" office:value="273714" calcext:value-type="float">
            <text:p>273,714</text:p>
          </table:table-cell>
          <table:table-cell table:style-name="ce3" office:value-type="float" office:value="61539730" calcext:value-type="float">
            <text:p>61,539,730</text:p>
          </table:table-cell>
          <table:table-cell table:style-name="ce3" office:value-type="float" office:value="174181" calcext:value-type="float">
            <text:p>174,181</text:p>
          </table:table-cell>
          <table:table-cell table:number-columns-repeated="101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5244" calcext:value-type="float">
            <text:p>0.5244</text:p>
          </table:table-cell>
          <table:table-cell office:value-type="float" office:value="163.9" calcext:value-type="float">
            <text:p>163.9</text:p>
          </table:table-cell>
          <table:table-cell table:style-name="ce3" office:value-type="float" office:value="38800781" calcext:value-type="float">
            <text:p>38,800,781</text:p>
          </table:table-cell>
          <table:table-cell office:value-type="float" office:value="48.79" calcext:value-type="float">
            <text:p>48.79</text:p>
          </table:table-cell>
          <table:table-cell table:style-name="ce3" office:value-type="float" office:value="18928979" calcext:value-type="float">
            <text:p>18,928,979</text:p>
          </table:table-cell>
          <table:table-cell table:style-name="ce3" office:value-type="float" office:value="73990810" calcext:value-type="float">
            <text:p>73,990,810</text:p>
          </table:table-cell>
          <table:table-cell table:style-name="ce3" office:value-type="float" office:value="236734" calcext:value-type="float">
            <text:p>236,734</text:p>
          </table:table-cell>
          <table:table-cell table:style-name="ce3" office:value-type="float" office:value="36096452" calcext:value-type="float">
            <text:p>36,096,452</text:p>
          </table:table-cell>
          <table:table-cell table:style-name="ce3" office:value-type="float" office:value="115491" calcext:value-type="float">
            <text:p>115,491</text:p>
          </table:table-cell>
          <table:table-cell table:number-columns-repeated="101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0.4303" calcext:value-type="float">
            <text:p>0.4303</text:p>
          </table:table-cell>
          <table:table-cell office:value-type="float" office:value="144.9" calcext:value-type="float">
            <text:p>144.9</text:p>
          </table:table-cell>
          <table:table-cell table:style-name="ce3" office:value-type="float" office:value="39140625" calcext:value-type="float">
            <text:p>39,140,625</text:p>
          </table:table-cell>
          <table:table-cell office:value-type="float" office:value="50.87" calcext:value-type="float">
            <text:p>50.87</text:p>
          </table:table-cell>
          <table:table-cell table:style-name="ce3" office:value-type="float" office:value="19909682" calcext:value-type="float">
            <text:p>19,909,682</text:p>
          </table:table-cell>
          <table:table-cell table:style-name="ce3" office:value-type="float" office:value="90961248" calcext:value-type="float">
            <text:p>90,961,248</text:p>
          </table:table-cell>
          <table:table-cell table:style-name="ce3" office:value-type="float" office:value="270122" calcext:value-type="float">
            <text:p>270,122</text:p>
          </table:table-cell>
          <table:table-cell table:style-name="ce3" office:value-type="float" office:value="46269305" calcext:value-type="float">
            <text:p>46,269,305</text:p>
          </table:table-cell>
          <table:table-cell table:style-name="ce3" office:value-type="float" office:value="137403" calcext:value-type="float">
            <text:p>137,403</text:p>
          </table:table-cell>
          <table:table-cell table:number-columns-repeated="101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0.1747" calcext:value-type="float">
            <text:p>0.1747</text:p>
          </table:table-cell>
          <table:table-cell office:value-type="float" office:value="66.4" calcext:value-type="float">
            <text:p>66.4</text:p>
          </table:table-cell>
          <table:table-cell table:style-name="ce3" office:value-type="float" office:value="13015625" calcext:value-type="float">
            <text:p>13,015,625</text:p>
          </table:table-cell>
          <table:table-cell office:value-type="float" office:value="56.11" calcext:value-type="float">
            <text:p>56.11</text:p>
          </table:table-cell>
          <table:table-cell table:style-name="ce3" office:value-type="float" office:value="7302660" calcext:value-type="float">
            <text:p>7,302,660</text:p>
          </table:table-cell>
          <table:table-cell table:style-name="ce3" office:value-type="float" office:value="74502719" calcext:value-type="float">
            <text:p>74,502,719</text:p>
          </table:table-cell>
          <table:table-cell table:style-name="ce3" office:value-type="float" office:value="196018" calcext:value-type="float">
            <text:p>196,018</text:p>
          </table:table-cell>
          <table:table-cell table:style-name="ce3" office:value-type="float" office:value="41801144" calcext:value-type="float">
            <text:p>41,801,144</text:p>
          </table:table-cell>
          <table:table-cell table:style-name="ce3" office:value-type="float" office:value="109980" calcext:value-type="float">
            <text:p>109,980</text:p>
          </table:table-cell>
          <table:table-cell table:number-columns-repeated="101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0.5309" calcext:value-type="float">
            <text:p>0.5309</text:p>
          </table:table-cell>
          <table:table-cell office:value-type="float" office:value="193.8" calcext:value-type="float">
            <text:p>193.8</text:p>
          </table:table-cell>
          <table:table-cell table:style-name="ce3" office:value-type="float" office:value="32882813" calcext:value-type="float">
            <text:p>32,882,813</text:p>
          </table:table-cell>
          <table:table-cell office:value-type="float" office:value="42.91" calcext:value-type="float">
            <text:p>42.91</text:p>
          </table:table-cell>
          <table:table-cell table:style-name="ce3" office:value-type="float" office:value="14110877" calcext:value-type="float">
            <text:p>14,110,877</text:p>
          </table:table-cell>
          <table:table-cell table:style-name="ce3" office:value-type="float" office:value="61937866" calcext:value-type="float">
            <text:p>61,937,866</text:p>
          </table:table-cell>
          <table:table-cell table:style-name="ce3" office:value-type="float" office:value="169674" calcext:value-type="float">
            <text:p>169,674</text:p>
          </table:table-cell>
          <table:table-cell table:style-name="ce3" office:value-type="float" office:value="26579161" calcext:value-type="float">
            <text:p>26,579,161</text:p>
          </table:table-cell>
          <table:table-cell table:style-name="ce3" office:value-type="float" office:value="72812" calcext:value-type="float">
            <text:p>72,812</text:p>
          </table:table-cell>
          <table:table-cell table:number-columns-repeated="101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0.4646" calcext:value-type="float">
            <text:p>0.4646</text:p>
          </table:table-cell>
          <table:table-cell office:value-type="float" office:value="196.7" calcext:value-type="float">
            <text:p>196.7</text:p>
          </table:table-cell>
          <table:table-cell table:style-name="ce3" office:value-type="float" office:value="34031250" calcext:value-type="float">
            <text:p>34,031,250</text:p>
          </table:table-cell>
          <table:table-cell office:value-type="float" office:value="41.99" calcext:value-type="float">
            <text:p>41.99</text:p>
          </table:table-cell>
          <table:table-cell table:style-name="ce3" office:value-type="float" office:value="14290466" calcext:value-type="float">
            <text:p>14,290,466</text:p>
          </table:table-cell>
          <table:table-cell table:style-name="ce3" office:value-type="float" office:value="73248493" calcext:value-type="float">
            <text:p>73,248,493</text:p>
          </table:table-cell>
          <table:table-cell table:style-name="ce3" office:value-type="float" office:value="173011" calcext:value-type="float">
            <text:p>173,011</text:p>
          </table:table-cell>
          <table:table-cell table:style-name="ce3" office:value-type="float" office:value="30758645" calcext:value-type="float">
            <text:p>30,758,645</text:p>
          </table:table-cell>
          <table:table-cell table:style-name="ce3" office:value-type="float" office:value="72651" calcext:value-type="float">
            <text:p>72,651</text:p>
          </table:table-cell>
          <table:table-cell table:number-columns-repeated="101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3112" calcext:value-type="float">
            <text:p>0.3112</text:p>
          </table:table-cell>
          <table:table-cell office:value-type="float" office:value="138.3" calcext:value-type="float">
            <text:p>138.3</text:p>
          </table:table-cell>
          <table:table-cell table:style-name="ce3" office:value-type="float" office:value="21109375" calcext:value-type="float">
            <text:p>21,109,375</text:p>
          </table:table-cell>
          <table:table-cell office:value-type="float" office:value="54.29" calcext:value-type="float">
            <text:p>54.29</text:p>
          </table:table-cell>
          <table:table-cell table:style-name="ce3" office:value-type="float" office:value="11460579" calcext:value-type="float">
            <text:p>11,460,579</text:p>
          </table:table-cell>
          <table:table-cell table:style-name="ce3" office:value-type="float" office:value="67832182" calcext:value-type="float">
            <text:p>67,832,182</text:p>
          </table:table-cell>
          <table:table-cell table:style-name="ce3" office:value-type="float" office:value="152635" calcext:value-type="float">
            <text:p>152,635</text:p>
          </table:table-cell>
          <table:table-cell table:style-name="ce3" office:value-type="float" office:value="36827053" calcext:value-type="float">
            <text:p>36,827,053</text:p>
          </table:table-cell>
          <table:table-cell table:style-name="ce3" office:value-type="float" office:value="82868" calcext:value-type="float">
            <text:p>82,868</text:p>
          </table:table-cell>
          <table:table-cell table:number-columns-repeated="1014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0.3847" calcext:value-type="float">
            <text:p>0.3847</text:p>
          </table:table-cell>
          <table:table-cell office:value-type="float" office:value="124.2" calcext:value-type="float">
            <text:p>124.2</text:p>
          </table:table-cell>
          <table:table-cell table:style-name="ce3" office:value-type="float" office:value="30312500" calcext:value-type="float">
            <text:p>30,312,500</text:p>
          </table:table-cell>
          <table:table-cell office:value-type="float" office:value="58.8" calcext:value-type="float">
            <text:p>58.8</text:p>
          </table:table-cell>
          <table:table-cell table:style-name="ce3" office:value-type="float" office:value="17824604" calcext:value-type="float">
            <text:p>17,824,604</text:p>
          </table:table-cell>
          <table:table-cell table:style-name="ce3" office:value-type="float" office:value="78795165" calcext:value-type="float">
            <text:p>78,795,165</text:p>
          </table:table-cell>
          <table:table-cell table:style-name="ce3" office:value-type="float" office:value="244062" calcext:value-type="float">
            <text:p>244,062</text:p>
          </table:table-cell>
          <table:table-cell table:style-name="ce3" office:value-type="float" office:value="46333777" calcext:value-type="float">
            <text:p>46,333,777</text:p>
          </table:table-cell>
          <table:table-cell table:style-name="ce3" office:value-type="float" office:value="143515" calcext:value-type="float">
            <text:p>143,515</text:p>
          </table:table-cell>
          <table:table-cell table:number-columns-repeated="1014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0.3462" calcext:value-type="float">
            <text:p>0.3462</text:p>
          </table:table-cell>
          <table:table-cell office:value-type="float" office:value="113.6" calcext:value-type="float">
            <text:p>113.6</text:p>
          </table:table-cell>
          <table:table-cell table:style-name="ce3" office:value-type="float" office:value="30445313" calcext:value-type="float">
            <text:p>30,445,313</text:p>
          </table:table-cell>
          <table:table-cell office:value-type="float" office:value="41.05" calcext:value-type="float">
            <text:p>41.05</text:p>
          </table:table-cell>
          <table:table-cell table:style-name="ce3" office:value-type="float" office:value="12497978" calcext:value-type="float">
            <text:p>12,497,978</text:p>
          </table:table-cell>
          <table:table-cell table:style-name="ce3" office:value-type="float" office:value="87941401" calcext:value-type="float">
            <text:p>87,941,401</text:p>
          </table:table-cell>
          <table:table-cell table:style-name="ce3" office:value-type="float" office:value="268005" calcext:value-type="float">
            <text:p>268,005</text:p>
          </table:table-cell>
          <table:table-cell table:style-name="ce3" office:value-type="float" office:value="36100458" calcext:value-type="float">
            <text:p>36,100,458</text:p>
          </table:table-cell>
          <table:table-cell table:style-name="ce3" office:value-type="float" office:value="110017" calcext:value-type="float">
            <text:p>110,017</text:p>
          </table:table-cell>
          <table:table-cell table:number-columns-repeated="101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0.3175" calcext:value-type="float">
            <text:p>0.3175</text:p>
          </table:table-cell>
          <table:table-cell office:value-type="float" office:value="97.8" calcext:value-type="float">
            <text:p>97.8</text:p>
          </table:table-cell>
          <table:table-cell table:style-name="ce3" office:value-type="float" office:value="27773438" calcext:value-type="float">
            <text:p>27,773,438</text:p>
          </table:table-cell>
          <table:table-cell office:value-type="float" office:value="39.9" calcext:value-type="float">
            <text:p>39.9</text:p>
          </table:table-cell>
          <table:table-cell table:style-name="ce3" office:value-type="float" office:value="11080594" calcext:value-type="float">
            <text:p>11,080,594</text:p>
          </table:table-cell>
          <table:table-cell table:style-name="ce3" office:value-type="float" office:value="87475395" calcext:value-type="float">
            <text:p>87,475,395</text:p>
          </table:table-cell>
          <table:table-cell table:style-name="ce3" office:value-type="float" office:value="283982" calcext:value-type="float">
            <text:p>283,982</text:p>
          </table:table-cell>
          <table:table-cell table:style-name="ce3" office:value-type="float" office:value="34899509" calcext:value-type="float">
            <text:p>34,899,509</text:p>
          </table:table-cell>
          <table:table-cell table:style-name="ce3" office:value-type="float" office:value="113299" calcext:value-type="float">
            <text:p>113,299</text:p>
          </table:table-cell>
          <table:table-cell table:number-columns-repeated="101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0.2428" calcext:value-type="float">
            <text:p>0.2428</text:p>
          </table:table-cell>
          <table:table-cell office:value-type="float" office:value="97.1" calcext:value-type="float">
            <text:p>97.1</text:p>
          </table:table-cell>
          <table:table-cell table:style-name="ce3" office:value-type="float" office:value="22476563" calcext:value-type="float">
            <text:p>22,476,563</text:p>
          </table:table-cell>
          <table:table-cell office:value-type="float" office:value="42.19" calcext:value-type="float">
            <text:p>42.19</text:p>
          </table:table-cell>
          <table:table-cell table:style-name="ce3" office:value-type="float" office:value="9483605" calcext:value-type="float">
            <text:p>9,483,605</text:p>
          </table:table-cell>
          <table:table-cell table:style-name="ce3" office:value-type="float" office:value="92572335" calcext:value-type="float">
            <text:p>92,572,335</text:p>
          </table:table-cell>
          <table:table-cell table:style-name="ce3" office:value-type="float" office:value="231479" calcext:value-type="float">
            <text:p>231,479</text:p>
          </table:table-cell>
          <table:table-cell table:style-name="ce3" office:value-type="float" office:value="39059330" calcext:value-type="float">
            <text:p>39,059,330</text:p>
          </table:table-cell>
          <table:table-cell table:style-name="ce3" office:value-type="float" office:value="97668" calcext:value-type="float">
            <text:p>97,668</text:p>
          </table:table-cell>
          <table:table-cell table:number-columns-repeated="1014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0.2468" calcext:value-type="float">
            <text:p>0.2468</text:p>
          </table:table-cell>
          <table:table-cell office:value-type="float" office:value="98" calcext:value-type="float">
            <text:p>98</text:p>
          </table:table-cell>
          <table:table-cell table:style-name="ce3" office:value-type="float" office:value="23964844" calcext:value-type="float">
            <text:p>23,964,844</text:p>
          </table:table-cell>
          <table:table-cell office:value-type="float" office:value="54.43" calcext:value-type="float">
            <text:p>54.43</text:p>
          </table:table-cell>
          <table:table-cell table:style-name="ce3" office:value-type="float" office:value="13044155" calcext:value-type="float">
            <text:p>13,044,155</text:p>
          </table:table-cell>
          <table:table-cell table:style-name="ce3" office:value-type="float" office:value="97102285" calcext:value-type="float">
            <text:p>97,102,285</text:p>
          </table:table-cell>
          <table:table-cell table:style-name="ce3" office:value-type="float" office:value="244539" calcext:value-type="float">
            <text:p>244,539</text:p>
          </table:table-cell>
          <table:table-cell table:style-name="ce3" office:value-type="float" office:value="52853142" calcext:value-type="float">
            <text:p>52,853,142</text:p>
          </table:table-cell>
          <table:table-cell table:style-name="ce3" office:value-type="float" office:value="133104" calcext:value-type="float">
            <text:p>133,104</text:p>
          </table:table-cell>
          <table:table-cell table:number-columns-repeated="1014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0.1773" calcext:value-type="float">
            <text:p>0.1773</text:p>
          </table:table-cell>
          <table:table-cell office:value-type="float" office:value="62.2" calcext:value-type="float">
            <text:p>62.2</text:p>
          </table:table-cell>
          <table:table-cell table:style-name="ce3" office:value-type="float" office:value="16390625" calcext:value-type="float">
            <text:p>16,390,625</text:p>
          </table:table-cell>
          <table:table-cell office:value-type="float" office:value="57.74" calcext:value-type="float">
            <text:p>57.74</text:p>
          </table:table-cell>
          <table:table-cell table:style-name="ce3" office:value-type="float" office:value="9464168" calcext:value-type="float">
            <text:p>9,464,168</text:p>
          </table:table-cell>
          <table:table-cell table:style-name="ce3" office:value-type="float" office:value="92445713" calcext:value-type="float">
            <text:p>92,445,713</text:p>
          </table:table-cell>
          <table:table-cell table:style-name="ce3" office:value-type="float" office:value="263515" calcext:value-type="float">
            <text:p>263,515</text:p>
          </table:table-cell>
          <table:table-cell table:style-name="ce3" office:value-type="float" office:value="53379401" calcext:value-type="float">
            <text:p>53,379,401</text:p>
          </table:table-cell>
          <table:table-cell table:style-name="ce3" office:value-type="float" office:value="152157" calcext:value-type="float">
            <text:p>152,157</text:p>
          </table:table-cell>
          <table:table-cell table:number-columns-repeated="101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0.37" calcext:value-type="float">
            <text:p>0.37</text:p>
          </table:table-cell>
          <table:table-cell office:value-type="float" office:value="135.9" calcext:value-type="float">
            <text:p>135.9</text:p>
          </table:table-cell>
          <table:table-cell table:style-name="ce3" office:value-type="float" office:value="26601563" calcext:value-type="float">
            <text:p>26,601,563</text:p>
          </table:table-cell>
          <table:table-cell office:value-type="float" office:value="39.51" calcext:value-type="float">
            <text:p>39.51</text:p>
          </table:table-cell>
          <table:table-cell table:style-name="ce3" office:value-type="float" office:value="10511104" calcext:value-type="float">
            <text:p>10,511,104</text:p>
          </table:table-cell>
          <table:table-cell table:style-name="ce3" office:value-type="float" office:value="71896116" calcext:value-type="float">
            <text:p>71,896,116</text:p>
          </table:table-cell>
          <table:table-cell table:style-name="ce3" office:value-type="float" office:value="195744" calcext:value-type="float">
            <text:p>195,744</text:p>
          </table:table-cell>
          <table:table-cell table:style-name="ce3" office:value-type="float" office:value="28408390" calcext:value-type="float">
            <text:p>28,408,390</text:p>
          </table:table-cell>
          <table:table-cell table:style-name="ce3" office:value-type="float" office:value="77344" calcext:value-type="float">
            <text:p>77,344</text:p>
          </table:table-cell>
          <table:table-cell table:number-columns-repeated="1014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0.2396" calcext:value-type="float">
            <text:p>0.2396</text:p>
          </table:table-cell>
          <table:table-cell office:value-type="float" office:value="83.6" calcext:value-type="float">
            <text:p>83.6</text:p>
          </table:table-cell>
          <table:table-cell table:style-name="ce3" office:value-type="float" office:value="19734375" calcext:value-type="float">
            <text:p>19,734,375</text:p>
          </table:table-cell>
          <table:table-cell office:value-type="float" office:value="50.92" calcext:value-type="float">
            <text:p>50.92</text:p>
          </table:table-cell>
          <table:table-cell table:style-name="ce3" office:value-type="float" office:value="10047785" calcext:value-type="float">
            <text:p>10,047,785</text:p>
          </table:table-cell>
          <table:table-cell table:style-name="ce3" office:value-type="float" office:value="82363836" calcext:value-type="float">
            <text:p>82,363,836</text:p>
          </table:table-cell>
          <table:table-cell table:style-name="ce3" office:value-type="float" office:value="236057" calcext:value-type="float">
            <text:p>236,057</text:p>
          </table:table-cell>
          <table:table-cell table:style-name="ce3" office:value-type="float" office:value="41935663" calcext:value-type="float">
            <text:p>41,935,663</text:p>
          </table:table-cell>
          <table:table-cell table:style-name="ce3" office:value-type="float" office:value="120189" calcext:value-type="float">
            <text:p>120,189</text:p>
          </table:table-cell>
          <table:table-cell table:number-columns-repeated="1014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0.4083" calcext:value-type="float">
            <text:p>0.4083</text:p>
          </table:table-cell>
          <table:table-cell office:value-type="float" office:value="116" calcext:value-type="float">
            <text:p>116</text:p>
          </table:table-cell>
          <table:table-cell table:style-name="ce3" office:value-type="float" office:value="36914063" calcext:value-type="float">
            <text:p>36,914,063</text:p>
          </table:table-cell>
          <table:table-cell office:value-type="float" office:value="44.59" calcext:value-type="float">
            <text:p>44.59</text:p>
          </table:table-cell>
          <table:table-cell table:style-name="ce3" office:value-type="float" office:value="16461677" calcext:value-type="float">
            <text:p>16,461,677</text:p>
          </table:table-cell>
          <table:table-cell table:style-name="ce3" office:value-type="float" office:value="90409167" calcext:value-type="float">
            <text:p>90,409,167</text:p>
          </table:table-cell>
          <table:table-cell table:style-name="ce3" office:value-type="float" office:value="318225" calcext:value-type="float">
            <text:p>318,225</text:p>
          </table:table-cell>
          <table:table-cell table:style-name="ce3" office:value-type="float" office:value="40317601" calcext:value-type="float">
            <text:p>40,317,601</text:p>
          </table:table-cell>
          <table:table-cell table:style-name="ce3" office:value-type="float" office:value="141911" calcext:value-type="float">
            <text:p>141,911</text:p>
          </table:table-cell>
          <table:table-cell table:number-columns-repeated="101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2743" calcext:value-type="float">
            <text:p>0.2743</text:p>
          </table:table-cell>
          <table:table-cell office:value-type="float" office:value="105.8" calcext:value-type="float">
            <text:p>105.8</text:p>
          </table:table-cell>
          <table:table-cell table:style-name="ce3" office:value-type="float" office:value="24000000" calcext:value-type="float">
            <text:p>24,000,000</text:p>
          </table:table-cell>
          <table:table-cell office:value-type="float" office:value="51.68" calcext:value-type="float">
            <text:p>51.68</text:p>
          </table:table-cell>
          <table:table-cell table:style-name="ce3" office:value-type="float" office:value="12403960" calcext:value-type="float">
            <text:p>12,403,960</text:p>
          </table:table-cell>
          <table:table-cell table:style-name="ce3" office:value-type="float" office:value="87495443" calcext:value-type="float">
            <text:p>87,495,443</text:p>
          </table:table-cell>
          <table:table-cell table:style-name="ce3" office:value-type="float" office:value="226843" calcext:value-type="float">
            <text:p>226,843</text:p>
          </table:table-cell>
          <table:table-cell table:style-name="ce3" office:value-type="float" office:value="45220417" calcext:value-type="float">
            <text:p>45,220,417</text:p>
          </table:table-cell>
          <table:table-cell table:style-name="ce3" office:value-type="float" office:value="117240" calcext:value-type="float">
            <text:p>117,240</text:p>
          </table:table-cell>
          <table:table-cell table:number-columns-repeated="101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0.3521" calcext:value-type="float">
            <text:p>0.3521</text:p>
          </table:table-cell>
          <table:table-cell office:value-type="float" office:value="126" calcext:value-type="float">
            <text:p>126</text:p>
          </table:table-cell>
          <table:table-cell table:style-name="ce3" office:value-type="float" office:value="35546875" calcext:value-type="float">
            <text:p>35,546,875</text:p>
          </table:table-cell>
          <table:table-cell office:value-type="float" office:value="63.47" calcext:value-type="float">
            <text:p>63.47</text:p>
          </table:table-cell>
          <table:table-cell table:style-name="ce3" office:value-type="float" office:value="22562302" calcext:value-type="float">
            <text:p>22,562,302</text:p>
          </table:table-cell>
          <table:table-cell table:style-name="ce3" office:value-type="float" office:value="100956759" calcext:value-type="float">
            <text:p>100,956,759</text:p>
          </table:table-cell>
          <table:table-cell table:style-name="ce3" office:value-type="float" office:value="282118" calcext:value-type="float">
            <text:p>282,118</text:p>
          </table:table-cell>
          <table:table-cell table:style-name="ce3" office:value-type="float" office:value="64079245" calcext:value-type="float">
            <text:p>64,079,245</text:p>
          </table:table-cell>
          <table:table-cell table:style-name="ce3" office:value-type="float" office:value="179066" calcext:value-type="float">
            <text:p>179,066</text:p>
          </table:table-cell>
          <table:table-cell table:number-columns-repeated="1014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0.3053" calcext:value-type="float">
            <text:p>0.3053</text:p>
          </table:table-cell>
          <table:table-cell office:value-type="float" office:value="115" calcext:value-type="float">
            <text:p>115</text:p>
          </table:table-cell>
          <table:table-cell table:style-name="ce3" office:value-type="float" office:value="27812500" calcext:value-type="float">
            <text:p>27,812,500</text:p>
          </table:table-cell>
          <table:table-cell office:value-type="float" office:value="55.17" calcext:value-type="float">
            <text:p>55.17</text:p>
          </table:table-cell>
          <table:table-cell table:style-name="ce3" office:value-type="float" office:value="15344828" calcext:value-type="float">
            <text:p>15,344,828</text:p>
          </table:table-cell>
          <table:table-cell table:style-name="ce3" office:value-type="float" office:value="91098919" calcext:value-type="float">
            <text:p>91,098,919</text:p>
          </table:table-cell>
          <table:table-cell table:style-name="ce3" office:value-type="float" office:value="241848" calcext:value-type="float">
            <text:p>241,848</text:p>
          </table:table-cell>
          <table:table-cell table:style-name="ce3" office:value-type="float" office:value="50261473" calcext:value-type="float">
            <text:p>50,261,473</text:p>
          </table:table-cell>
          <table:table-cell table:style-name="ce3" office:value-type="float" office:value="133433" calcext:value-type="float">
            <text:p>133,433</text:p>
          </table:table-cell>
          <table:table-cell table:number-columns-repeated="1014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0.123" calcext:value-type="float">
            <text:p>0.123</text:p>
          </table:table-cell>
          <table:table-cell office:value-type="float" office:value="53.4" calcext:value-type="float">
            <text:p>53.4</text:p>
          </table:table-cell>
          <table:table-cell table:style-name="ce3" office:value-type="float" office:value="9187500" calcext:value-type="float">
            <text:p>9,187,500</text:p>
          </table:table-cell>
          <table:table-cell office:value-type="float" office:value="59.13" calcext:value-type="float">
            <text:p>59.13</text:p>
          </table:table-cell>
          <table:table-cell table:style-name="ce3" office:value-type="float" office:value="5432292" calcext:value-type="float">
            <text:p>5,432,292</text:p>
          </table:table-cell>
          <table:table-cell table:style-name="ce3" office:value-type="float" office:value="74695122" calcext:value-type="float">
            <text:p>74,695,122</text:p>
          </table:table-cell>
          <table:table-cell table:style-name="ce3" office:value-type="float" office:value="172051" calcext:value-type="float">
            <text:p>172,051</text:p>
          </table:table-cell>
          <table:table-cell table:style-name="ce3" office:value-type="float" office:value="44164973" calcext:value-type="float">
            <text:p>44,164,973</text:p>
          </table:table-cell>
          <table:table-cell table:style-name="ce3" office:value-type="float" office:value="101728" calcext:value-type="float">
            <text:p>101,728</text:p>
          </table:table-cell>
          <table:table-cell table:number-columns-repeated="1014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0.3261" calcext:value-type="float">
            <text:p>0.3261</text:p>
          </table:table-cell>
          <table:table-cell office:value-type="float" office:value="129.2" calcext:value-type="float">
            <text:p>129.2</text:p>
          </table:table-cell>
          <table:table-cell table:style-name="ce3" office:value-type="float" office:value="33414063" calcext:value-type="float">
            <text:p>33,414,063</text:p>
          </table:table-cell>
          <table:table-cell office:value-type="float" office:value="53.4" calcext:value-type="float">
            <text:p>53.4</text:p>
          </table:table-cell>
          <table:table-cell table:style-name="ce3" office:value-type="float" office:value="17841848" calcext:value-type="float">
            <text:p>17,841,848</text:p>
          </table:table-cell>
          <table:table-cell table:style-name="ce3" office:value-type="float" office:value="102465695" calcext:value-type="float">
            <text:p>102,465,695</text:p>
          </table:table-cell>
          <table:table-cell table:style-name="ce3" office:value-type="float" office:value="258623" calcext:value-type="float">
            <text:p>258,623</text:p>
          </table:table-cell>
          <table:table-cell table:style-name="ce3" office:value-type="float" office:value="54712813" calcext:value-type="float">
            <text:p>54,712,813</text:p>
          </table:table-cell>
          <table:table-cell table:style-name="ce3" office:value-type="float" office:value="138095" calcext:value-type="float">
            <text:p>138,095</text:p>
          </table:table-cell>
          <table:table-cell table:number-columns-repeated="101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0.2434" calcext:value-type="float">
            <text:p>0.2434</text:p>
          </table:table-cell>
          <table:table-cell office:value-type="float" office:value="96.4" calcext:value-type="float">
            <text:p>96.4</text:p>
          </table:table-cell>
          <table:table-cell table:style-name="ce3" office:value-type="float" office:value="20226563" calcext:value-type="float">
            <text:p>20,226,563</text:p>
          </table:table-cell>
          <table:table-cell office:value-type="float" office:value="59.01" calcext:value-type="float">
            <text:p>59.01</text:p>
          </table:table-cell>
          <table:table-cell table:style-name="ce3" office:value-type="float" office:value="11935159" calcext:value-type="float">
            <text:p>11,935,159</text:p>
          </table:table-cell>
          <table:table-cell table:style-name="ce3" office:value-type="float" office:value="83100094" calcext:value-type="float">
            <text:p>83,100,094</text:p>
          </table:table-cell>
          <table:table-cell table:style-name="ce3" office:value-type="float" office:value="209819" calcext:value-type="float">
            <text:p>209,819</text:p>
          </table:table-cell>
          <table:table-cell table:style-name="ce3" office:value-type="float" office:value="49035165" calcext:value-type="float">
            <text:p>49,035,165</text:p>
          </table:table-cell>
          <table:table-cell table:style-name="ce3" office:value-type="float" office:value="123809" calcext:value-type="float">
            <text:p>123,809</text:p>
          </table:table-cell>
          <table:table-cell table:number-columns-repeated="1014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3522" calcext:value-type="float">
            <text:p>0.3522</text:p>
          </table:table-cell>
          <table:table-cell office:value-type="float" office:value="138.9" calcext:value-type="float">
            <text:p>138.9</text:p>
          </table:table-cell>
          <table:table-cell table:style-name="ce3" office:value-type="float" office:value="32156250" calcext:value-type="float">
            <text:p>32,156,250</text:p>
          </table:table-cell>
          <table:table-cell office:value-type="float" office:value="41.56" calcext:value-type="float">
            <text:p>41.56</text:p>
          </table:table-cell>
          <table:table-cell table:style-name="ce3" office:value-type="float" office:value="13365120" calcext:value-type="float">
            <text:p>13,365,120</text:p>
          </table:table-cell>
          <table:table-cell table:style-name="ce3" office:value-type="float" office:value="91301107" calcext:value-type="float">
            <text:p>91,301,107</text:p>
          </table:table-cell>
          <table:table-cell table:style-name="ce3" office:value-type="float" office:value="231506" calcext:value-type="float">
            <text:p>231,506</text:p>
          </table:table-cell>
          <table:table-cell table:style-name="ce3" office:value-type="float" office:value="37947530" calcext:value-type="float">
            <text:p>37,947,530</text:p>
          </table:table-cell>
          <table:table-cell table:style-name="ce3" office:value-type="float" office:value="96221" calcext:value-type="float">
            <text:p>96,221</text:p>
          </table:table-cell>
          <table:table-cell table:number-columns-repeated="101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0.3028" calcext:value-type="float">
            <text:p>0.3028</text:p>
          </table:table-cell>
          <table:table-cell office:value-type="float" office:value="119.6" calcext:value-type="float">
            <text:p>119.6</text:p>
          </table:table-cell>
          <table:table-cell table:style-name="ce3" office:value-type="float" office:value="24843750" calcext:value-type="float">
            <text:p>24,843,750</text:p>
          </table:table-cell>
          <table:table-cell office:value-type="float" office:value="53.22" calcext:value-type="float">
            <text:p>53.22</text:p>
          </table:table-cell>
          <table:table-cell table:style-name="ce3" office:value-type="float" office:value="13220943" calcext:value-type="float">
            <text:p>13,220,943</text:p>
          </table:table-cell>
          <table:table-cell table:style-name="ce3" office:value-type="float" office:value="82046731" calcext:value-type="float">
            <text:p>82,046,731</text:p>
          </table:table-cell>
          <table:table-cell table:style-name="ce3" office:value-type="float" office:value="207724" calcext:value-type="float">
            <text:p>207,724</text:p>
          </table:table-cell>
          <table:table-cell table:style-name="ce3" office:value-type="float" office:value="43662295" calcext:value-type="float">
            <text:p>43,662,295</text:p>
          </table:table-cell>
          <table:table-cell table:style-name="ce3" office:value-type="float" office:value="110540" calcext:value-type="float">
            <text:p>110,540</text:p>
          </table:table-cell>
          <table:table-cell table:number-columns-repeated="101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0.251" calcext:value-type="float">
            <text:p>0.251</text:p>
          </table:table-cell>
          <table:table-cell office:value-type="float" office:value="85.42" calcext:value-type="float">
            <text:p>85.42</text:p>
          </table:table-cell>
          <table:table-cell table:style-name="ce3" office:value-type="float" office:value="21843750" calcext:value-type="float">
            <text:p>21,843,750</text:p>
          </table:table-cell>
          <table:table-cell office:value-type="float" office:value="59.29" calcext:value-type="float">
            <text:p>59.29</text:p>
          </table:table-cell>
          <table:table-cell table:style-name="ce3" office:value-type="float" office:value="12950840" calcext:value-type="float">
            <text:p>12,950,840</text:p>
          </table:table-cell>
          <table:table-cell table:style-name="ce3" office:value-type="float" office:value="87026892" calcext:value-type="float">
            <text:p>87,026,892</text:p>
          </table:table-cell>
          <table:table-cell table:style-name="ce3" office:value-type="float" office:value="255722" calcext:value-type="float">
            <text:p>255,722</text:p>
          </table:table-cell>
          <table:table-cell table:style-name="ce3" office:value-type="float" office:value="51596972" calcext:value-type="float">
            <text:p>51,596,972</text:p>
          </table:table-cell>
          <table:table-cell table:style-name="ce3" office:value-type="float" office:value="151614" calcext:value-type="float">
            <text:p>151,614</text:p>
          </table:table-cell>
          <table:table-cell table:number-columns-repeated="1014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0.3374" calcext:value-type="float">
            <text:p>0.3374</text:p>
          </table:table-cell>
          <table:table-cell office:value-type="float" office:value="108.9" calcext:value-type="float">
            <text:p>108.9</text:p>
          </table:table-cell>
          <table:table-cell table:style-name="ce3" office:value-type="float" office:value="30966797" calcext:value-type="float">
            <text:p>30,966,797</text:p>
          </table:table-cell>
          <table:table-cell office:value-type="float" office:value="49.05" calcext:value-type="float">
            <text:p>49.05</text:p>
          </table:table-cell>
          <table:table-cell table:style-name="ce3" office:value-type="float" office:value="15190152" calcext:value-type="float">
            <text:p>15,190,152</text:p>
          </table:table-cell>
          <table:table-cell table:style-name="ce3" office:value-type="float" office:value="91780667" calcext:value-type="float">
            <text:p>91,780,667</text:p>
          </table:table-cell>
          <table:table-cell table:style-name="ce3" office:value-type="float" office:value="284360" calcext:value-type="float">
            <text:p>284,360</text:p>
          </table:table-cell>
          <table:table-cell table:style-name="ce3" office:value-type="float" office:value="45021198" calcext:value-type="float">
            <text:p>45,021,198</text:p>
          </table:table-cell>
          <table:table-cell table:style-name="ce3" office:value-type="float" office:value="139487" calcext:value-type="float">
            <text:p>139,487</text:p>
          </table:table-cell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3735" calcext:value-type="float">
            <text:p>0.3735</text:p>
          </table:table-cell>
          <table:table-cell office:value-type="float" office:value="124.6" calcext:value-type="float">
            <text:p>124.6</text:p>
          </table:table-cell>
          <table:table-cell table:style-name="ce3" office:value-type="float" office:value="26000000" calcext:value-type="float">
            <text:p>26,000,000</text:p>
          </table:table-cell>
          <table:table-cell office:value-type="float" office:value="47.15" calcext:value-type="float">
            <text:p>47.15</text:p>
          </table:table-cell>
          <table:table-cell table:style-name="ce3" office:value-type="float" office:value="12259332" calcext:value-type="float">
            <text:p>12,259,332</text:p>
          </table:table-cell>
          <table:table-cell table:style-name="ce3" office:value-type="float" office:value="69611780" calcext:value-type="float">
            <text:p>69,611,780</text:p>
          </table:table-cell>
          <table:table-cell table:style-name="ce3" office:value-type="float" office:value="208668" calcext:value-type="float">
            <text:p>208,668</text:p>
          </table:table-cell>
          <table:table-cell table:style-name="ce3" office:value-type="float" office:value="32822843" calcext:value-type="float">
            <text:p>32,822,843</text:p>
          </table:table-cell>
          <table:table-cell table:style-name="ce3" office:value-type="float" office:value="98390" calcext:value-type="float">
            <text:p>98,390</text:p>
          </table:table-cell>
          <table:table-cell table:number-columns-repeated="101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0.0785" calcext:value-type="float">
            <text:p>0.0785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7218750" calcext:value-type="float">
            <text:p>7,218,750</text:p>
          </table:table-cell>
          <table:table-cell office:value-type="float" office:value="52.05" calcext:value-type="float">
            <text:p>52.05</text:p>
          </table:table-cell>
          <table:table-cell table:style-name="ce3" office:value-type="float" office:value="3757199" calcext:value-type="float">
            <text:p>3,757,199</text:p>
          </table:table-cell>
          <table:table-cell table:style-name="ce3" office:value-type="float" office:value="91958599" calcext:value-type="float">
            <text:p>91,958,599</text:p>
          </table:table-cell>
          <table:table-cell table:style-name="ce3" office:value-type="float" office:value="218750" calcext:value-type="float">
            <text:p>218,750</text:p>
          </table:table-cell>
          <table:table-cell table:style-name="ce3" office:value-type="float" office:value="47862411" calcext:value-type="float">
            <text:p>47,862,411</text:p>
          </table:table-cell>
          <table:table-cell table:style-name="ce3" office:value-type="float" office:value="113871" calcext:value-type="float">
            <text:p>113,871</text:p>
          </table:table-cell>
          <table:table-cell table:number-columns-repeated="1014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1028" calcext:value-type="float">
            <text:p>0.1028</text:p>
          </table:table-cell>
          <table:table-cell office:value-type="float" office:value="45.14" calcext:value-type="float">
            <text:p>45.14</text:p>
          </table:table-cell>
          <table:table-cell table:style-name="ce3" office:value-type="float" office:value="10097656" calcext:value-type="float">
            <text:p>10,097,656</text:p>
          </table:table-cell>
          <table:table-cell office:value-type="float" office:value="49.63" calcext:value-type="float">
            <text:p>49.63</text:p>
          </table:table-cell>
          <table:table-cell table:style-name="ce3" office:value-type="float" office:value="5011567" calcext:value-type="float">
            <text:p>5,011,567</text:p>
          </table:table-cell>
          <table:table-cell table:style-name="ce3" office:value-type="float" office:value="98226226" calcext:value-type="float">
            <text:p>98,226,226</text:p>
          </table:table-cell>
          <table:table-cell table:style-name="ce3" office:value-type="float" office:value="223696" calcext:value-type="float">
            <text:p>223,696</text:p>
          </table:table-cell>
          <table:table-cell table:style-name="ce3" office:value-type="float" office:value="48750656" calcext:value-type="float">
            <text:p>48,750,656</text:p>
          </table:table-cell>
          <table:table-cell table:style-name="ce3" office:value-type="float" office:value="111019" calcext:value-type="float">
            <text:p>111,019</text:p>
          </table:table-cell>
          <table:table-cell table:number-columns-repeated="101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0.1159" calcext:value-type="float">
            <text:p>0.1159</text:p>
          </table:table-cell>
          <table:table-cell office:value-type="float" office:value="47.1" calcext:value-type="float">
            <text:p>47.1</text:p>
          </table:table-cell>
          <table:table-cell table:style-name="ce3" office:value-type="float" office:value="10757813" calcext:value-type="float">
            <text:p>10,757,813</text:p>
          </table:table-cell>
          <table:table-cell office:value-type="float" office:value="46.29" calcext:value-type="float">
            <text:p>46.29</text:p>
          </table:table-cell>
          <table:table-cell table:style-name="ce3" office:value-type="float" office:value="4979330" calcext:value-type="float">
            <text:p>4,979,330</text:p>
          </table:table-cell>
          <table:table-cell table:style-name="ce3" office:value-type="float" office:value="92819784" calcext:value-type="float">
            <text:p>92,819,784</text:p>
          </table:table-cell>
          <table:table-cell table:style-name="ce3" office:value-type="float" office:value="228404" calcext:value-type="float">
            <text:p>228,404</text:p>
          </table:table-cell>
          <table:table-cell table:style-name="ce3" office:value-type="float" office:value="42962298" calcext:value-type="float">
            <text:p>42,962,298</text:p>
          </table:table-cell>
          <table:table-cell table:style-name="ce3" office:value-type="float" office:value="105708" calcext:value-type="float">
            <text:p>105,708</text:p>
          </table:table-cell>
          <table:table-cell table:number-columns-repeated="1014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0.1467" calcext:value-type="float">
            <text:p>0.1467</text:p>
          </table:table-cell>
          <table:table-cell office:value-type="float" office:value="65.26" calcext:value-type="float">
            <text:p>65.26</text:p>
          </table:table-cell>
          <table:table-cell table:style-name="ce3" office:value-type="float" office:value="14160156" calcext:value-type="float">
            <text:p>14,160,156</text:p>
          </table:table-cell>
          <table:table-cell office:value-type="float" office:value="59.74" calcext:value-type="float">
            <text:p>59.74</text:p>
          </table:table-cell>
          <table:table-cell table:style-name="ce3" office:value-type="float" office:value="8459314" calcext:value-type="float">
            <text:p>8,459,314</text:p>
          </table:table-cell>
          <table:table-cell table:style-name="ce3" office:value-type="float" office:value="96524581" calcext:value-type="float">
            <text:p>96,524,581</text:p>
          </table:table-cell>
          <table:table-cell table:style-name="ce3" office:value-type="float" office:value="216981" calcext:value-type="float">
            <text:p>216,981</text:p>
          </table:table-cell>
          <table:table-cell table:style-name="ce3" office:value-type="float" office:value="57664036" calcext:value-type="float">
            <text:p>57,664,036</text:p>
          </table:table-cell>
          <table:table-cell table:style-name="ce3" office:value-type="float" office:value="129628" calcext:value-type="float">
            <text:p>129,628</text:p>
          </table:table-cell>
          <table:table-cell table:number-columns-repeated="1014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0.2463" calcext:value-type="float">
            <text:p>0.2463</text:p>
          </table:table-cell>
          <table:table-cell office:value-type="float" office:value="78.18" calcext:value-type="float">
            <text:p>78.18</text:p>
          </table:table-cell>
          <table:table-cell table:style-name="ce3" office:value-type="float" office:value="20437500" calcext:value-type="float">
            <text:p>20,437,500</text:p>
          </table:table-cell>
          <table:table-cell office:value-type="float" office:value="63.08" calcext:value-type="float">
            <text:p>63.08</text:p>
          </table:table-cell>
          <table:table-cell table:style-name="ce3" office:value-type="float" office:value="12891929" calcext:value-type="float">
            <text:p>12,891,929</text:p>
          </table:table-cell>
          <table:table-cell table:style-name="ce3" office:value-type="float" office:value="82978076" calcext:value-type="float">
            <text:p>82,978,076</text:p>
          </table:table-cell>
          <table:table-cell table:style-name="ce3" office:value-type="float" office:value="261416" calcext:value-type="float">
            <text:p>261,416</text:p>
          </table:table-cell>
          <table:table-cell table:style-name="ce3" office:value-type="float" office:value="52342385" calcext:value-type="float">
            <text:p>52,342,385</text:p>
          </table:table-cell>
          <table:table-cell table:style-name="ce3" office:value-type="float" office:value="164906" calcext:value-type="float">
            <text:p>164,906</text:p>
          </table:table-cell>
          <table:table-cell table:number-columns-repeated="1014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1858" calcext:value-type="float">
            <text:p>0.1858</text:p>
          </table:table-cell>
          <table:table-cell office:value-type="float" office:value="97.8" calcext:value-type="float">
            <text:p>97.8</text:p>
          </table:table-cell>
          <table:table-cell table:style-name="ce3" office:value-type="float" office:value="14316406" calcext:value-type="float">
            <text:p>14,316,406</text:p>
          </table:table-cell>
          <table:table-cell office:value-type="float" office:value="65.81" calcext:value-type="float">
            <text:p>65.81</text:p>
          </table:table-cell>
          <table:table-cell table:style-name="ce3" office:value-type="float" office:value="9421667" calcext:value-type="float">
            <text:p>9,421,667</text:p>
          </table:table-cell>
          <table:table-cell table:style-name="ce3" office:value-type="float" office:value="77052777" calcext:value-type="float">
            <text:p>77,052,777</text:p>
          </table:table-cell>
          <table:table-cell table:style-name="ce3" office:value-type="float" office:value="146385" calcext:value-type="float">
            <text:p>146,385</text:p>
          </table:table-cell>
          <table:table-cell table:style-name="ce3" office:value-type="float" office:value="50708647" calcext:value-type="float">
            <text:p>50,708,647</text:p>
          </table:table-cell>
          <table:table-cell table:style-name="ce3" office:value-type="float" office:value="96336" calcext:value-type="float">
            <text:p>96,336</text:p>
          </table:table-cell>
          <table:table-cell table:number-columns-repeated="1014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0.3378" calcext:value-type="float">
            <text:p>0.3378</text:p>
          </table:table-cell>
          <table:table-cell office:value-type="float" office:value="125.6" calcext:value-type="float">
            <text:p>125.6</text:p>
          </table:table-cell>
          <table:table-cell table:style-name="ce3" office:value-type="float" office:value="29203125" calcext:value-type="float">
            <text:p>29,203,125</text:p>
          </table:table-cell>
          <table:table-cell office:value-type="float" office:value="54.58" calcext:value-type="float">
            <text:p>54.58</text:p>
          </table:table-cell>
          <table:table-cell table:style-name="ce3" office:value-type="float" office:value="15939554" calcext:value-type="float">
            <text:p>15,939,554</text:p>
          </table:table-cell>
          <table:table-cell table:style-name="ce3" office:value-type="float" office:value="86450933" calcext:value-type="float">
            <text:p>86,450,933</text:p>
          </table:table-cell>
          <table:table-cell table:style-name="ce3" office:value-type="float" office:value="232509" calcext:value-type="float">
            <text:p>232,509</text:p>
          </table:table-cell>
          <table:table-cell table:style-name="ce3" office:value-type="float" office:value="47186366" calcext:value-type="float">
            <text:p>47,186,366</text:p>
          </table:table-cell>
          <table:table-cell table:style-name="ce3" office:value-type="float" office:value="126907" calcext:value-type="float">
            <text:p>126,907</text:p>
          </table:table-cell>
          <table:table-cell table:number-columns-repeated="1014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0.3999" calcext:value-type="float">
            <text:p>0.3999</text:p>
          </table:table-cell>
          <table:table-cell office:value-type="float" office:value="201.9" calcext:value-type="float">
            <text:p>201.9</text:p>
          </table:table-cell>
          <table:table-cell table:style-name="ce3" office:value-type="float" office:value="36832031" calcext:value-type="float">
            <text:p>36,832,031</text:p>
          </table:table-cell>
          <table:table-cell office:value-type="float" office:value="40.39" calcext:value-type="float">
            <text:p>40.39</text:p>
          </table:table-cell>
          <table:table-cell table:style-name="ce3" office:value-type="float" office:value="14878289" calcext:value-type="float">
            <text:p>14,878,289</text:p>
          </table:table-cell>
          <table:table-cell table:style-name="ce3" office:value-type="float" office:value="92103103" calcext:value-type="float">
            <text:p>92,103,103</text:p>
          </table:table-cell>
          <table:table-cell table:style-name="ce3" office:value-type="float" office:value="182427" calcext:value-type="float">
            <text:p>182,427</text:p>
          </table:table-cell>
          <table:table-cell table:style-name="ce3" office:value-type="float" office:value="37205024" calcext:value-type="float">
            <text:p>37,205,024</text:p>
          </table:table-cell>
          <table:table-cell table:style-name="ce3" office:value-type="float" office:value="73691" calcext:value-type="float">
            <text:p>73,691</text:p>
          </table:table-cell>
          <table:table-cell table:number-columns-repeated="1014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0.4086" calcext:value-type="float">
            <text:p>0.4086</text:p>
          </table:table-cell>
          <table:table-cell office:value-type="float" office:value="138.3" calcext:value-type="float">
            <text:p>138.3</text:p>
          </table:table-cell>
          <table:table-cell table:style-name="ce3" office:value-type="float" office:value="52335938" calcext:value-type="float">
            <text:p>52,335,938</text:p>
          </table:table-cell>
          <table:table-cell office:value-type="float" office:value="35.81" calcext:value-type="float">
            <text:p>35.81</text:p>
          </table:table-cell>
          <table:table-cell table:style-name="ce3" office:value-type="float" office:value="18743147" calcext:value-type="float">
            <text:p>18,743,147</text:p>
          </table:table-cell>
          <table:table-cell table:style-name="ce3" office:value-type="float" office:value="128085996" calcext:value-type="float">
            <text:p>128,085,996</text:p>
          </table:table-cell>
          <table:table-cell table:style-name="ce3" office:value-type="float" office:value="378423" calcext:value-type="float">
            <text:p>378,423</text:p>
          </table:table-cell>
          <table:table-cell table:style-name="ce3" office:value-type="float" office:value="45871628" calcext:value-type="float">
            <text:p>45,871,628</text:p>
          </table:table-cell>
          <table:table-cell table:style-name="ce3" office:value-type="float" office:value="135525" calcext:value-type="float">
            <text:p>135,525</text:p>
          </table:table-cell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7377" calcext:value-type="float">
            <text:p>0.7377</text:p>
          </table:table-cell>
          <table:table-cell office:value-type="float" office:value="216.3" calcext:value-type="float">
            <text:p>216.3</text:p>
          </table:table-cell>
          <table:table-cell table:style-name="ce3" office:value-type="float" office:value="50234375" calcext:value-type="float">
            <text:p>50,234,375</text:p>
          </table:table-cell>
          <table:table-cell office:value-type="float" office:value="29.82" calcext:value-type="float">
            <text:p>29.82</text:p>
          </table:table-cell>
          <table:table-cell table:style-name="ce3" office:value-type="float" office:value="14982182" calcext:value-type="float">
            <text:p>14,982,182</text:p>
          </table:table-cell>
          <table:table-cell table:style-name="ce3" office:value-type="float" office:value="68095940" calcext:value-type="float">
            <text:p>68,095,940</text:p>
          </table:table-cell>
          <table:table-cell table:style-name="ce3" office:value-type="float" office:value="232244" calcext:value-type="float">
            <text:p>232,244</text:p>
          </table:table-cell>
          <table:table-cell table:style-name="ce3" office:value-type="float" office:value="20309315" calcext:value-type="float">
            <text:p>20,309,315</text:p>
          </table:table-cell>
          <table:table-cell table:style-name="ce3" office:value-type="float" office:value="69266" calcext:value-type="float">
            <text:p>69,266</text:p>
          </table:table-cell>
          <table:table-cell table:number-columns-repeated="101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0.3763" calcext:value-type="float">
            <text:p>0.3763</text:p>
          </table:table-cell>
          <table:table-cell office:value-type="float" office:value="114.4" calcext:value-type="float">
            <text:p>114.4</text:p>
          </table:table-cell>
          <table:table-cell table:style-name="ce3" office:value-type="float" office:value="25640625" calcext:value-type="float">
            <text:p>25,640,625</text:p>
          </table:table-cell>
          <table:table-cell office:value-type="float" office:value="31.18" calcext:value-type="float">
            <text:p>31.18</text:p>
          </table:table-cell>
          <table:table-cell table:style-name="ce3" office:value-type="float" office:value="7994415" calcext:value-type="float">
            <text:p>7,994,415</text:p>
          </table:table-cell>
          <table:table-cell table:style-name="ce3" office:value-type="float" office:value="68138786" calcext:value-type="float">
            <text:p>68,138,786</text:p>
          </table:table-cell>
          <table:table-cell table:style-name="ce3" office:value-type="float" office:value="224131" calcext:value-type="float">
            <text:p>224,131</text:p>
          </table:table-cell>
          <table:table-cell table:style-name="ce3" office:value-type="float" office:value="21244792" calcext:value-type="float">
            <text:p>21,244,792</text:p>
          </table:table-cell>
          <table:table-cell table:style-name="ce3" office:value-type="float" office:value="69881" calcext:value-type="float">
            <text:p>69,881</text:p>
          </table:table-cell>
          <table:table-cell table:number-columns-repeated="1014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.3486" calcext:value-type="float">
            <text:p>0.3486</text:p>
          </table:table-cell>
          <table:table-cell office:value-type="float" office:value="103.1" calcext:value-type="float">
            <text:p>103.1</text:p>
          </table:table-cell>
          <table:table-cell table:style-name="ce3" office:value-type="float" office:value="23597656" calcext:value-type="float">
            <text:p>23,597,656</text:p>
          </table:table-cell>
          <table:table-cell office:value-type="float" office:value="37.17" calcext:value-type="float">
            <text:p>37.17</text:p>
          </table:table-cell>
          <table:table-cell table:style-name="ce3" office:value-type="float" office:value="8771204" calcext:value-type="float">
            <text:p>8,771,204</text:p>
          </table:table-cell>
          <table:table-cell table:style-name="ce3" office:value-type="float" office:value="67692645" calcext:value-type="float">
            <text:p>67,692,645</text:p>
          </table:table-cell>
          <table:table-cell table:style-name="ce3" office:value-type="float" office:value="228881" calcext:value-type="float">
            <text:p>228,881</text:p>
          </table:table-cell>
          <table:table-cell table:style-name="ce3" office:value-type="float" office:value="25161229" calcext:value-type="float">
            <text:p>25,161,229</text:p>
          </table:table-cell>
          <table:table-cell table:style-name="ce3" office:value-type="float" office:value="85075" calcext:value-type="float">
            <text:p>85,075</text:p>
          </table:table-cell>
          <table:table-cell table:number-columns-repeated="1014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.2308" calcext:value-type="float">
            <text:p>0.2308</text:p>
          </table:table-cell>
          <table:table-cell office:value-type="float" office:value="81.7" calcext:value-type="float">
            <text:p>81.7</text:p>
          </table:table-cell>
          <table:table-cell table:style-name="ce3" office:value-type="float" office:value="18000000" calcext:value-type="float">
            <text:p>18,000,000</text:p>
          </table:table-cell>
          <table:table-cell office:value-type="float" office:value="40.27" calcext:value-type="float">
            <text:p>40.27</text:p>
          </table:table-cell>
          <table:table-cell table:style-name="ce3" office:value-type="float" office:value="7248555" calcext:value-type="float">
            <text:p>7,248,555</text:p>
          </table:table-cell>
          <table:table-cell table:style-name="ce3" office:value-type="float" office:value="77989601" calcext:value-type="float">
            <text:p>77,989,601</text:p>
          </table:table-cell>
          <table:table-cell table:style-name="ce3" office:value-type="float" office:value="220318" calcext:value-type="float">
            <text:p>220,318</text:p>
          </table:table-cell>
          <table:table-cell table:style-name="ce3" office:value-type="float" office:value="31406217" calcext:value-type="float">
            <text:p>31,406,217</text:p>
          </table:table-cell>
          <table:table-cell table:style-name="ce3" office:value-type="float" office:value="88722" calcext:value-type="float">
            <text:p>88,722</text:p>
          </table:table-cell>
          <table:table-cell table:number-columns-repeated="1014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0.4504" calcext:value-type="float">
            <text:p>0.4504</text:p>
          </table:table-cell>
          <table:table-cell office:value-type="float" office:value="153" calcext:value-type="float">
            <text:p>153</text:p>
          </table:table-cell>
          <table:table-cell table:style-name="ce3" office:value-type="float" office:value="35728516" calcext:value-type="float">
            <text:p>35,728,516</text:p>
          </table:table-cell>
          <table:table-cell office:value-type="float" office:value="47.19" calcext:value-type="float">
            <text:p>47.19</text:p>
          </table:table-cell>
          <table:table-cell table:style-name="ce3" office:value-type="float" office:value="16861352" calcext:value-type="float">
            <text:p>16,861,352</text:p>
          </table:table-cell>
          <table:table-cell table:style-name="ce3" office:value-type="float" office:value="79326190" calcext:value-type="float">
            <text:p>79,326,190</text:p>
          </table:table-cell>
          <table:table-cell table:style-name="ce3" office:value-type="float" office:value="233520" calcext:value-type="float">
            <text:p>233,520</text:p>
          </table:table-cell>
          <table:table-cell table:style-name="ce3" office:value-type="float" office:value="37436395" calcext:value-type="float">
            <text:p>37,436,395</text:p>
          </table:table-cell>
          <table:table-cell table:style-name="ce3" office:value-type="float" office:value="110205" calcext:value-type="float">
            <text:p>110,205</text:p>
          </table:table-cell>
          <table:table-cell table:number-columns-repeated="1014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.2978" calcext:value-type="float">
            <text:p>0.2978</text:p>
          </table:table-cell>
          <table:table-cell office:value-type="float" office:value="112.3" calcext:value-type="float">
            <text:p>112.3</text:p>
          </table:table-cell>
          <table:table-cell table:style-name="ce3" office:value-type="float" office:value="25859375" calcext:value-type="float">
            <text:p>25,859,375</text:p>
          </table:table-cell>
          <table:table-cell office:value-type="float" office:value="41.63" calcext:value-type="float">
            <text:p>41.63</text:p>
          </table:table-cell>
          <table:table-cell table:style-name="ce3" office:value-type="float" office:value="10764989" calcext:value-type="float">
            <text:p>10,764,989</text:p>
          </table:table-cell>
          <table:table-cell table:style-name="ce3" office:value-type="float" office:value="86834704" calcext:value-type="float">
            <text:p>86,834,704</text:p>
          </table:table-cell>
          <table:table-cell table:style-name="ce3" office:value-type="float" office:value="230270" calcext:value-type="float">
            <text:p>230,270</text:p>
          </table:table-cell>
          <table:table-cell table:style-name="ce3" office:value-type="float" office:value="36148384" calcext:value-type="float">
            <text:p>36,148,384</text:p>
          </table:table-cell>
          <table:table-cell table:style-name="ce3" office:value-type="float" office:value="95859" calcext:value-type="float">
            <text:p>95,859</text:p>
          </table:table-cell>
          <table:table-cell table:number-columns-repeated="101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0.4535" calcext:value-type="float">
            <text:p>0.4535</text:p>
          </table:table-cell>
          <table:table-cell office:value-type="float" office:value="128.6" calcext:value-type="float">
            <text:p>128.6</text:p>
          </table:table-cell>
          <table:table-cell table:style-name="ce3" office:value-type="float" office:value="39796875" calcext:value-type="float">
            <text:p>39,796,875</text:p>
          </table:table-cell>
          <table:table-cell office:value-type="float" office:value="47.35" calcext:value-type="float">
            <text:p>47.35</text:p>
          </table:table-cell>
          <table:table-cell table:style-name="ce3" office:value-type="float" office:value="18843493" calcext:value-type="float">
            <text:p>18,843,493</text:p>
          </table:table-cell>
          <table:table-cell table:style-name="ce3" office:value-type="float" office:value="87754961" calcext:value-type="float">
            <text:p>87,754,961</text:p>
          </table:table-cell>
          <table:table-cell table:style-name="ce3" office:value-type="float" office:value="309462" calcext:value-type="float">
            <text:p>309,462</text:p>
          </table:table-cell>
          <table:table-cell table:style-name="ce3" office:value-type="float" office:value="41551252" calcext:value-type="float">
            <text:p>41,551,252</text:p>
          </table:table-cell>
          <table:table-cell table:style-name="ce3" office:value-type="float" office:value="146528" calcext:value-type="float">
            <text:p>146,528</text:p>
          </table:table-cell>
          <table:table-cell table:number-columns-repeated="1014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0.3619" calcext:value-type="float">
            <text:p>0.3619</text:p>
          </table:table-cell>
          <table:table-cell office:value-type="float" office:value="109.5" calcext:value-type="float">
            <text:p>109.5</text:p>
          </table:table-cell>
          <table:table-cell table:style-name="ce3" office:value-type="float" office:value="27773438" calcext:value-type="float">
            <text:p>27,773,438</text:p>
          </table:table-cell>
          <table:table-cell office:value-type="float" office:value="40.43" calcext:value-type="float">
            <text:p>40.43</text:p>
          </table:table-cell>
          <table:table-cell table:style-name="ce3" office:value-type="float" office:value="11228714" calcext:value-type="float">
            <text:p>11,228,714</text:p>
          </table:table-cell>
          <table:table-cell table:style-name="ce3" office:value-type="float" office:value="76743404" calcext:value-type="float">
            <text:p>76,743,404</text:p>
          </table:table-cell>
          <table:table-cell table:style-name="ce3" office:value-type="float" office:value="253639" calcext:value-type="float">
            <text:p>253,639</text:p>
          </table:table-cell>
          <table:table-cell table:style-name="ce3" office:value-type="float" office:value="31027118" calcext:value-type="float">
            <text:p>31,027,118</text:p>
          </table:table-cell>
          <table:table-cell table:style-name="ce3" office:value-type="float" office:value="102545" calcext:value-type="float">
            <text:p>102,545</text:p>
          </table:table-cell>
          <table:table-cell table:number-columns-repeated="1014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0.2599" calcext:value-type="float">
            <text:p>0.2599</text:p>
          </table:table-cell>
          <table:table-cell office:value-type="float" office:value="95" calcext:value-type="float">
            <text:p>95</text:p>
          </table:table-cell>
          <table:table-cell table:style-name="ce3" office:value-type="float" office:value="18687500" calcext:value-type="float">
            <text:p>18,687,500</text:p>
          </table:table-cell>
          <table:table-cell office:value-type="float" office:value="41.11" calcext:value-type="float">
            <text:p>41.11</text:p>
          </table:table-cell>
          <table:table-cell table:style-name="ce3" office:value-type="float" office:value="7681818" calcext:value-type="float">
            <text:p>7,681,818</text:p>
          </table:table-cell>
          <table:table-cell table:style-name="ce3" office:value-type="float" office:value="71902655" calcext:value-type="float">
            <text:p>71,902,655</text:p>
          </table:table-cell>
          <table:table-cell table:style-name="ce3" office:value-type="float" office:value="196711" calcext:value-type="float">
            <text:p>196,711</text:p>
          </table:table-cell>
          <table:table-cell table:style-name="ce3" office:value-type="float" office:value="29556823" calcext:value-type="float">
            <text:p>29,556,823</text:p>
          </table:table-cell>
          <table:table-cell table:style-name="ce3" office:value-type="float" office:value="80861" calcext:value-type="float">
            <text:p>80,861</text:p>
          </table:table-cell>
          <table:table-cell table:number-columns-repeated="1014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0.3282" calcext:value-type="float">
            <text:p>0.3282</text:p>
          </table:table-cell>
          <table:table-cell office:value-type="float" office:value="92" calcext:value-type="float">
            <text:p>92</text:p>
          </table:table-cell>
          <table:table-cell table:style-name="ce3" office:value-type="float" office:value="12234375" calcext:value-type="float">
            <text:p>12,234,375</text:p>
          </table:table-cell>
          <table:table-cell office:value-type="float" office:value="47.34" calcext:value-type="float">
            <text:p>47.34</text:p>
          </table:table-cell>
          <table:table-cell table:style-name="ce3" office:value-type="float" office:value="5791420" calcext:value-type="float">
            <text:p>5,791,420</text:p>
          </table:table-cell>
          <table:table-cell table:style-name="ce3" office:value-type="float" office:value="37277194" calcext:value-type="float">
            <text:p>37,277,194</text:p>
          </table:table-cell>
          <table:table-cell table:style-name="ce3" office:value-type="float" office:value="132982" calcext:value-type="float">
            <text:p>132,982</text:p>
          </table:table-cell>
          <table:table-cell table:style-name="ce3" office:value-type="float" office:value="17646009" calcext:value-type="float">
            <text:p>17,646,009</text:p>
          </table:table-cell>
          <table:table-cell table:style-name="ce3" office:value-type="float" office:value="62950" calcext:value-type="float">
            <text:p>62,950</text:p>
          </table:table-cell>
          <table:table-cell table:number-columns-repeated="1014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.2965" calcext:value-type="float">
            <text:p>0.2965</text:p>
          </table:table-cell>
          <table:table-cell office:value-type="float" office:value="94.1" calcext:value-type="float">
            <text:p>94.1</text:p>
          </table:table-cell>
          <table:table-cell table:style-name="ce3" office:value-type="float" office:value="24984375" calcext:value-type="float">
            <text:p>24,984,375</text:p>
          </table:table-cell>
          <table:table-cell office:value-type="float" office:value="33.08" calcext:value-type="float">
            <text:p>33.08</text:p>
          </table:table-cell>
          <table:table-cell table:style-name="ce3" office:value-type="float" office:value="8264063" calcext:value-type="float">
            <text:p>8,264,063</text:p>
          </table:table-cell>
          <table:table-cell table:style-name="ce3" office:value-type="float" office:value="84264334" calcext:value-type="float">
            <text:p>84,264,334</text:p>
          </table:table-cell>
          <table:table-cell table:style-name="ce3" office:value-type="float" office:value="265509" calcext:value-type="float">
            <text:p>265,509</text:p>
          </table:table-cell>
          <table:table-cell table:style-name="ce3" office:value-type="float" office:value="27872049" calcext:value-type="float">
            <text:p>27,872,049</text:p>
          </table:table-cell>
          <table:table-cell table:style-name="ce3" office:value-type="float" office:value="87822" calcext:value-type="float">
            <text:p>87,822</text:p>
          </table:table-cell>
          <table:table-cell table:number-columns-repeated="1014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0.3433" calcext:value-type="float">
            <text:p>0.3433</text:p>
          </table:table-cell>
          <table:table-cell office:value-type="float" office:value="109.1" calcext:value-type="float">
            <text:p>109.1</text:p>
          </table:table-cell>
          <table:table-cell table:style-name="ce3" office:value-type="float" office:value="26984375" calcext:value-type="float">
            <text:p>26,984,375</text:p>
          </table:table-cell>
          <table:table-cell office:value-type="float" office:value="45.88" calcext:value-type="float">
            <text:p>45.88</text:p>
          </table:table-cell>
          <table:table-cell table:style-name="ce3" office:value-type="float" office:value="12381066" calcext:value-type="float">
            <text:p>12,381,066</text:p>
          </table:table-cell>
          <table:table-cell table:style-name="ce3" office:value-type="float" office:value="78602898" calcext:value-type="float">
            <text:p>78,602,898</text:p>
          </table:table-cell>
          <table:table-cell table:style-name="ce3" office:value-type="float" office:value="247336" calcext:value-type="float">
            <text:p>247,336</text:p>
          </table:table-cell>
          <table:table-cell table:style-name="ce3" office:value-type="float" office:value="36064859" calcext:value-type="float">
            <text:p>36,064,859</text:p>
          </table:table-cell>
          <table:table-cell table:style-name="ce3" office:value-type="float" office:value="113484" calcext:value-type="float">
            <text:p>113,484</text:p>
          </table:table-cell>
          <table:table-cell table:number-columns-repeated="1014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.4138" calcext:value-type="float">
            <text:p>0.4138</text:p>
          </table:table-cell>
          <table:table-cell office:value-type="float" office:value="132.1" calcext:value-type="float">
            <text:p>132.1</text:p>
          </table:table-cell>
          <table:table-cell table:style-name="ce3" office:value-type="float" office:value="34382813" calcext:value-type="float">
            <text:p>34,382,813</text:p>
          </table:table-cell>
          <table:table-cell office:value-type="float" office:value="27.29" calcext:value-type="float">
            <text:p>27.29</text:p>
          </table:table-cell>
          <table:table-cell table:style-name="ce3" office:value-type="float" office:value="9383224" calcext:value-type="float">
            <text:p>9,383,224</text:p>
          </table:table-cell>
          <table:table-cell table:style-name="ce3" office:value-type="float" office:value="83090413" calcext:value-type="float">
            <text:p>83,090,413</text:p>
          </table:table-cell>
          <table:table-cell table:style-name="ce3" office:value-type="float" office:value="260279" calcext:value-type="float">
            <text:p>260,279</text:p>
          </table:table-cell>
          <table:table-cell table:style-name="ce3" office:value-type="float" office:value="22675746" calcext:value-type="float">
            <text:p>22,675,746</text:p>
          </table:table-cell>
          <table:table-cell table:style-name="ce3" office:value-type="float" office:value="71031" calcext:value-type="float">
            <text:p>71,031</text:p>
          </table:table-cell>
          <table:table-cell table:number-columns-repeated="101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0.4533" calcext:value-type="float">
            <text:p>0.4533</text:p>
          </table:table-cell>
          <table:table-cell office:value-type="float" office:value="135.6" calcext:value-type="float">
            <text:p>135.6</text:p>
          </table:table-cell>
          <table:table-cell table:style-name="ce3" office:value-type="float" office:value="32390625" calcext:value-type="float">
            <text:p>32,390,625</text:p>
          </table:table-cell>
          <table:table-cell office:value-type="float" office:value="36.76" calcext:value-type="float">
            <text:p>36.76</text:p>
          </table:table-cell>
          <table:table-cell table:style-name="ce3" office:value-type="float" office:value="11906435" calcext:value-type="float">
            <text:p>11,906,435</text:p>
          </table:table-cell>
          <table:table-cell table:style-name="ce3" office:value-type="float" office:value="71455162" calcext:value-type="float">
            <text:p>71,455,162</text:p>
          </table:table-cell>
          <table:table-cell table:style-name="ce3" office:value-type="float" office:value="238869" calcext:value-type="float">
            <text:p>238,869</text:p>
          </table:table-cell>
          <table:table-cell table:style-name="ce3" office:value-type="float" office:value="26266127" calcext:value-type="float">
            <text:p>26,266,127</text:p>
          </table:table-cell>
          <table:table-cell table:style-name="ce3" office:value-type="float" office:value="87806" calcext:value-type="float">
            <text:p>87,806</text:p>
          </table:table-cell>
          <table:table-cell table:number-columns-repeated="1014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0.3856" calcext:value-type="float">
            <text:p>0.3856</text:p>
          </table:table-cell>
          <table:table-cell office:value-type="float" office:value="119.6" calcext:value-type="float">
            <text:p>119.6</text:p>
          </table:table-cell>
          <table:table-cell table:style-name="ce3" office:value-type="float" office:value="28453125" calcext:value-type="float">
            <text:p>28,453,125</text:p>
          </table:table-cell>
          <table:table-cell office:value-type="float" office:value="38.5" calcext:value-type="float">
            <text:p>38.5</text:p>
          </table:table-cell>
          <table:table-cell table:style-name="ce3" office:value-type="float" office:value="10955492" calcext:value-type="float">
            <text:p>10,955,492</text:p>
          </table:table-cell>
          <table:table-cell table:style-name="ce3" office:value-type="float" office:value="73789225" calcext:value-type="float">
            <text:p>73,789,225</text:p>
          </table:table-cell>
          <table:table-cell table:style-name="ce3" office:value-type="float" office:value="237902" calcext:value-type="float">
            <text:p>237,902</text:p>
          </table:table-cell>
          <table:table-cell table:style-name="ce3" office:value-type="float" office:value="28411545" calcext:value-type="float">
            <text:p>28,411,545</text:p>
          </table:table-cell>
          <table:table-cell table:style-name="ce3" office:value-type="float" office:value="91601" calcext:value-type="float">
            <text:p>91,601</text:p>
          </table:table-cell>
          <table:table-cell table:number-columns-repeated="1014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0.4269" calcext:value-type="float">
            <text:p>0.4269</text:p>
          </table:table-cell>
          <table:table-cell office:value-type="float" office:value="121.7" calcext:value-type="float">
            <text:p>121.7</text:p>
          </table:table-cell>
          <table:table-cell table:style-name="ce3" office:value-type="float" office:value="28593750" calcext:value-type="float">
            <text:p>28,593,750</text:p>
          </table:table-cell>
          <table:table-cell office:value-type="float" office:value="33.07" calcext:value-type="float">
            <text:p>33.07</text:p>
          </table:table-cell>
          <table:table-cell table:style-name="ce3" office:value-type="float" office:value="9455755" calcext:value-type="float">
            <text:p>9,455,755</text:p>
          </table:table-cell>
          <table:table-cell table:style-name="ce3" office:value-type="float" office:value="66979972" calcext:value-type="float">
            <text:p>66,979,972</text:p>
          </table:table-cell>
          <table:table-cell table:style-name="ce3" office:value-type="float" office:value="234953" calcext:value-type="float">
            <text:p>234,953</text:p>
          </table:table-cell>
          <table:table-cell table:style-name="ce3" office:value-type="float" office:value="22149812" calcext:value-type="float">
            <text:p>22,149,812</text:p>
          </table:table-cell>
          <table:table-cell table:style-name="ce3" office:value-type="float" office:value="77697" calcext:value-type="float">
            <text:p>77,697</text:p>
          </table:table-cell>
          <table:table-cell table:number-columns-repeated="1014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0.3977" calcext:value-type="float">
            <text:p>0.3977</text:p>
          </table:table-cell>
          <table:table-cell office:value-type="float" office:value="119.8" calcext:value-type="float">
            <text:p>119.8</text:p>
          </table:table-cell>
          <table:table-cell table:style-name="ce3" office:value-type="float" office:value="28582031" calcext:value-type="float">
            <text:p>28,582,031</text:p>
          </table:table-cell>
          <table:table-cell office:value-type="float" office:value="23.64" calcext:value-type="float">
            <text:p>23.64</text:p>
          </table:table-cell>
          <table:table-cell table:style-name="ce3" office:value-type="float" office:value="6756728" calcext:value-type="float">
            <text:p>6,756,728</text:p>
          </table:table-cell>
          <table:table-cell table:style-name="ce3" office:value-type="float" office:value="71868320" calcext:value-type="float">
            <text:p>71,868,320</text:p>
          </table:table-cell>
          <table:table-cell table:style-name="ce3" office:value-type="float" office:value="238581" calcext:value-type="float">
            <text:p>238,581</text:p>
          </table:table-cell>
          <table:table-cell table:style-name="ce3" office:value-type="float" office:value="16989509" calcext:value-type="float">
            <text:p>16,989,509</text:p>
          </table:table-cell>
          <table:table-cell table:style-name="ce3" office:value-type="float" office:value="56400" calcext:value-type="float">
            <text:p>56,400</text:p>
          </table:table-cell>
          <table:table-cell table:number-columns-repeated="1014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0.4319" calcext:value-type="float">
            <text:p>0.4319</text:p>
          </table:table-cell>
          <table:table-cell office:value-type="float" office:value="125" calcext:value-type="float">
            <text:p>125</text:p>
          </table:table-cell>
          <table:table-cell table:style-name="ce3" office:value-type="float" office:value="26718750" calcext:value-type="float">
            <text:p>26,718,750</text:p>
          </table:table-cell>
          <table:table-cell office:value-type="float" office:value="35.2" calcext:value-type="float">
            <text:p>35.2</text:p>
          </table:table-cell>
          <table:table-cell table:style-name="ce3" office:value-type="float" office:value="9405827" calcext:value-type="float">
            <text:p>9,405,827</text:p>
          </table:table-cell>
          <table:table-cell table:style-name="ce3" office:value-type="float" office:value="61863279" calcext:value-type="float">
            <text:p>61,863,279</text:p>
          </table:table-cell>
          <table:table-cell table:style-name="ce3" office:value-type="float" office:value="213750" calcext:value-type="float">
            <text:p>213,750</text:p>
          </table:table-cell>
          <table:table-cell table:style-name="ce3" office:value-type="float" office:value="21777789" calcext:value-type="float">
            <text:p>21,777,789</text:p>
          </table:table-cell>
          <table:table-cell table:style-name="ce3" office:value-type="float" office:value="75247" calcext:value-type="float">
            <text:p>75,247</text:p>
          </table:table-cell>
          <table:table-cell table:number-columns-repeated="1014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0.3646" calcext:value-type="float">
            <text:p>0.3646</text:p>
          </table:table-cell>
          <table:table-cell office:value-type="float" office:value="114.2" calcext:value-type="float">
            <text:p>114.2</text:p>
          </table:table-cell>
          <table:table-cell table:style-name="ce3" office:value-type="float" office:value="22859375" calcext:value-type="float">
            <text:p>22,859,375</text:p>
          </table:table-cell>
          <table:table-cell office:value-type="float" office:value="45.83" calcext:value-type="float">
            <text:p>45.83</text:p>
          </table:table-cell>
          <table:table-cell table:style-name="ce3" office:value-type="float" office:value="10477214" calcext:value-type="float">
            <text:p>10,477,214</text:p>
          </table:table-cell>
          <table:table-cell table:style-name="ce3" office:value-type="float" office:value="62697134" calcext:value-type="float">
            <text:p>62,697,134</text:p>
          </table:table-cell>
          <table:table-cell table:style-name="ce3" office:value-type="float" office:value="200170" calcext:value-type="float">
            <text:p>200,170</text:p>
          </table:table-cell>
          <table:table-cell table:style-name="ce3" office:value-type="float" office:value="28736186" calcext:value-type="float">
            <text:p>28,736,186</text:p>
          </table:table-cell>
          <table:table-cell table:style-name="ce3" office:value-type="float" office:value="91744" calcext:value-type="float">
            <text:p>91,744</text:p>
          </table:table-cell>
          <table:table-cell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0.34" calcext:value-type="float">
            <text:p>0.34</text:p>
          </table:table-cell>
          <table:table-cell office:value-type="float" office:value="122.8" calcext:value-type="float">
            <text:p>122.8</text:p>
          </table:table-cell>
          <table:table-cell table:style-name="ce3" office:value-type="float" office:value="22312500" calcext:value-type="float">
            <text:p>22,312,500</text:p>
          </table:table-cell>
          <table:table-cell office:value-type="float" office:value="41.2" calcext:value-type="float">
            <text:p>41.2</text:p>
          </table:table-cell>
          <table:table-cell table:style-name="ce3" office:value-type="float" office:value="9192750" calcext:value-type="float">
            <text:p>9,192,750</text:p>
          </table:table-cell>
          <table:table-cell table:style-name="ce3" office:value-type="float" office:value="65625000" calcext:value-type="float">
            <text:p>65,625,000</text:p>
          </table:table-cell>
          <table:table-cell table:style-name="ce3" office:value-type="float" office:value="181698" calcext:value-type="float">
            <text:p>181,698</text:p>
          </table:table-cell>
          <table:table-cell table:style-name="ce3" office:value-type="float" office:value="27037500" calcext:value-type="float">
            <text:p>27,037,500</text:p>
          </table:table-cell>
          <table:table-cell table:style-name="ce3" office:value-type="float" office:value="74860" calcext:value-type="float">
            <text:p>74,860</text:p>
          </table:table-cell>
          <table:table-cell table:number-columns-repeated="1014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1792" calcext:value-type="float">
            <text:p>0.1792</text:p>
          </table:table-cell>
          <table:table-cell office:value-type="float" office:value="101.5" calcext:value-type="float">
            <text:p>101.5</text:p>
          </table:table-cell>
          <table:table-cell table:style-name="ce3" office:value-type="float" office:value="12441406" calcext:value-type="float">
            <text:p>12,441,406</text:p>
          </table:table-cell>
          <table:table-cell office:value-type="float" office:value="45.12" calcext:value-type="float">
            <text:p>45.12</text:p>
          </table:table-cell>
          <table:table-cell table:style-name="ce3" office:value-type="float" office:value="5613213" calcext:value-type="float">
            <text:p>5,613,213</text:p>
          </table:table-cell>
          <table:table-cell table:style-name="ce3" office:value-type="float" office:value="69427489" calcext:value-type="float">
            <text:p>69,427,489</text:p>
          </table:table-cell>
          <table:table-cell table:style-name="ce3" office:value-type="float" office:value="122575" calcext:value-type="float">
            <text:p>122,575</text:p>
          </table:table-cell>
          <table:table-cell table:style-name="ce3" office:value-type="float" office:value="31323731" calcext:value-type="float">
            <text:p>31,323,731</text:p>
          </table:table-cell>
          <table:table-cell table:style-name="ce3" office:value-type="float" office:value="55303" calcext:value-type="float">
            <text:p>55,303</text:p>
          </table:table-cell>
          <table:table-cell table:number-columns-repeated="1014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0.3911" calcext:value-type="float">
            <text:p>0.3911</text:p>
          </table:table-cell>
          <table:table-cell office:value-type="float" office:value="119" calcext:value-type="float">
            <text:p>119</text:p>
          </table:table-cell>
          <table:table-cell table:style-name="ce3" office:value-type="float" office:value="26578125" calcext:value-type="float">
            <text:p>26,578,125</text:p>
          </table:table-cell>
          <table:table-cell office:value-type="float" office:value="41.24" calcext:value-type="float">
            <text:p>41.24</text:p>
          </table:table-cell>
          <table:table-cell table:style-name="ce3" office:value-type="float" office:value="10959506" calcext:value-type="float">
            <text:p>10,959,506</text:p>
          </table:table-cell>
          <table:table-cell table:style-name="ce3" office:value-type="float" office:value="67957364" calcext:value-type="float">
            <text:p>67,957,364</text:p>
          </table:table-cell>
          <table:table-cell table:style-name="ce3" office:value-type="float" office:value="223346" calcext:value-type="float">
            <text:p>223,346</text:p>
          </table:table-cell>
          <table:table-cell table:style-name="ce3" office:value-type="float" office:value="28022260" calcext:value-type="float">
            <text:p>28,022,260</text:p>
          </table:table-cell>
          <table:table-cell table:style-name="ce3" office:value-type="float" office:value="92097" calcext:value-type="float">
            <text:p>92,097</text:p>
          </table:table-cell>
          <table:table-cell table:number-columns-repeated="1014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.3606" calcext:value-type="float">
            <text:p>0.3606</text:p>
          </table:table-cell>
          <table:table-cell office:value-type="float" office:value="110.2" calcext:value-type="float">
            <text:p>110.2</text:p>
          </table:table-cell>
          <table:table-cell table:style-name="ce3" office:value-type="float" office:value="24562500" calcext:value-type="float">
            <text:p>24,562,500</text:p>
          </table:table-cell>
          <table:table-cell office:value-type="float" office:value="33.85" calcext:value-type="float">
            <text:p>33.85</text:p>
          </table:table-cell>
          <table:table-cell table:style-name="ce3" office:value-type="float" office:value="8314192" calcext:value-type="float">
            <text:p>8,314,192</text:p>
          </table:table-cell>
          <table:table-cell table:style-name="ce3" office:value-type="float" office:value="68115641" calcext:value-type="float">
            <text:p>68,115,641</text:p>
          </table:table-cell>
          <table:table-cell table:style-name="ce3" office:value-type="float" office:value="222890" calcext:value-type="float">
            <text:p>222,890</text:p>
          </table:table-cell>
          <table:table-cell table:style-name="ce3" office:value-type="float" office:value="23056551" calcext:value-type="float">
            <text:p>23,056,551</text:p>
          </table:table-cell>
          <table:table-cell table:style-name="ce3" office:value-type="float" office:value="75446" calcext:value-type="float">
            <text:p>75,446</text:p>
          </table:table-cell>
          <table:table-cell table:number-columns-repeated="101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0.5251" calcext:value-type="float">
            <text:p>0.5251</text:p>
          </table:table-cell>
          <table:table-cell office:value-type="float" office:value="159.1" calcext:value-type="float">
            <text:p>159.1</text:p>
          </table:table-cell>
          <table:table-cell table:style-name="ce3" office:value-type="float" office:value="37351563" calcext:value-type="float">
            <text:p>37,351,563</text:p>
          </table:table-cell>
          <table:table-cell office:value-type="float" office:value="29.76" calcext:value-type="float">
            <text:p>29.76</text:p>
          </table:table-cell>
          <table:table-cell table:style-name="ce3" office:value-type="float" office:value="11114367" calcext:value-type="float">
            <text:p>11,114,367</text:p>
          </table:table-cell>
          <table:table-cell table:style-name="ce3" office:value-type="float" office:value="71132285" calcext:value-type="float">
            <text:p>71,132,285</text:p>
          </table:table-cell>
          <table:table-cell table:style-name="ce3" office:value-type="float" office:value="234768" calcext:value-type="float">
            <text:p>234,768</text:p>
          </table:table-cell>
          <table:table-cell table:style-name="ce3" office:value-type="float" office:value="21166192" calcext:value-type="float">
            <text:p>21,166,192</text:p>
          </table:table-cell>
          <table:table-cell table:style-name="ce3" office:value-type="float" office:value="69858" calcext:value-type="float">
            <text:p>69,858</text:p>
          </table:table-cell>
          <table:table-cell table:number-columns-repeated="1014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0.4157" calcext:value-type="float">
            <text:p>0.4157</text:p>
          </table:table-cell>
          <table:table-cell office:value-type="float" office:value="152.2" calcext:value-type="float">
            <text:p>152.2</text:p>
          </table:table-cell>
          <table:table-cell table:style-name="ce3" office:value-type="float" office:value="29132813" calcext:value-type="float">
            <text:p>29,132,813</text:p>
          </table:table-cell>
          <table:table-cell office:value-type="float" office:value="35.01" calcext:value-type="float">
            <text:p>35.01</text:p>
          </table:table-cell>
          <table:table-cell table:style-name="ce3" office:value-type="float" office:value="10199302" calcext:value-type="float">
            <text:p>10,199,302</text:p>
          </table:table-cell>
          <table:table-cell table:style-name="ce3" office:value-type="float" office:value="70081340" calcext:value-type="float">
            <text:p>70,081,340</text:p>
          </table:table-cell>
          <table:table-cell table:style-name="ce3" office:value-type="float" office:value="191411" calcext:value-type="float">
            <text:p>191,411</text:p>
          </table:table-cell>
          <table:table-cell table:style-name="ce3" office:value-type="float" office:value="24535246" calcext:value-type="float">
            <text:p>24,535,246</text:p>
          </table:table-cell>
          <table:table-cell table:style-name="ce3" office:value-type="float" office:value="67012" calcext:value-type="float">
            <text:p>67,012</text:p>
          </table:table-cell>
          <table:table-cell table:number-columns-repeated="1014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.5634" calcext:value-type="float">
            <text:p>0.5634</text:p>
          </table:table-cell>
          <table:table-cell office:value-type="float" office:value="183.8" calcext:value-type="float">
            <text:p>183.8</text:p>
          </table:table-cell>
          <table:table-cell table:style-name="ce3" office:value-type="float" office:value="37187500" calcext:value-type="float">
            <text:p>37,187,500</text:p>
          </table:table-cell>
          <table:table-cell office:value-type="float" office:value="24.81" calcext:value-type="float">
            <text:p>24.81</text:p>
          </table:table-cell>
          <table:table-cell table:style-name="ce3" office:value-type="float" office:value="9224806" calcext:value-type="float">
            <text:p>9,224,806</text:p>
          </table:table-cell>
          <table:table-cell table:style-name="ce3" office:value-type="float" office:value="66005502" calcext:value-type="float">
            <text:p>66,005,502</text:p>
          </table:table-cell>
          <table:table-cell table:style-name="ce3" office:value-type="float" office:value="202326" calcext:value-type="float">
            <text:p>202,326</text:p>
          </table:table-cell>
          <table:table-cell table:style-name="ce3" office:value-type="float" office:value="16373458" calcext:value-type="float">
            <text:p>16,373,458</text:p>
          </table:table-cell>
          <table:table-cell table:style-name="ce3" office:value-type="float" office:value="50189" calcext:value-type="float">
            <text:p>50,189</text:p>
          </table:table-cell>
          <table:table-cell table:number-columns-repeated="1014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0.4374" calcext:value-type="float">
            <text:p>0.4374</text:p>
          </table:table-cell>
          <table:table-cell office:value-type="float" office:value="114.9" calcext:value-type="float">
            <text:p>114.9</text:p>
          </table:table-cell>
          <table:table-cell table:style-name="ce3" office:value-type="float" office:value="29875000" calcext:value-type="float">
            <text:p>29,875,000</text:p>
          </table:table-cell>
          <table:table-cell office:value-type="float" office:value="38.68" calcext:value-type="float">
            <text:p>38.68</text:p>
          </table:table-cell>
          <table:table-cell table:style-name="ce3" office:value-type="float" office:value="11554443" calcext:value-type="float">
            <text:p>11,554,443</text:p>
          </table:table-cell>
          <table:table-cell table:style-name="ce3" office:value-type="float" office:value="68301326" calcext:value-type="float">
            <text:p>68,301,326</text:p>
          </table:table-cell>
          <table:table-cell table:style-name="ce3" office:value-type="float" office:value="260009" calcext:value-type="float">
            <text:p>260,009</text:p>
          </table:table-cell>
          <table:table-cell table:style-name="ce3" office:value-type="float" office:value="26416192" calcext:value-type="float">
            <text:p>26,416,192</text:p>
          </table:table-cell>
          <table:table-cell table:style-name="ce3" office:value-type="float" office:value="100561" calcext:value-type="float">
            <text:p>100,561</text:p>
          </table:table-cell>
          <table:table-cell table:number-columns-repeated="1014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.4212" calcext:value-type="float">
            <text:p>0.4212</text:p>
          </table:table-cell>
          <table:table-cell office:value-type="float" office:value="125.2" calcext:value-type="float">
            <text:p>125.2</text:p>
          </table:table-cell>
          <table:table-cell table:style-name="ce3" office:value-type="float" office:value="32531250" calcext:value-type="float">
            <text:p>32,531,250</text:p>
          </table:table-cell>
          <table:table-cell office:value-type="float" office:value="32.34" calcext:value-type="float">
            <text:p>32.34</text:p>
          </table:table-cell>
          <table:table-cell table:style-name="ce3" office:value-type="float" office:value="10521658" calcext:value-type="float">
            <text:p>10,521,658</text:p>
          </table:table-cell>
          <table:table-cell table:style-name="ce3" office:value-type="float" office:value="77234687" calcext:value-type="float">
            <text:p>77,234,687</text:p>
          </table:table-cell>
          <table:table-cell table:style-name="ce3" office:value-type="float" office:value="259834" calcext:value-type="float">
            <text:p>259,834</text:p>
          </table:table-cell>
          <table:table-cell table:style-name="ce3" office:value-type="float" office:value="24980196" calcext:value-type="float">
            <text:p>24,980,196</text:p>
          </table:table-cell>
          <table:table-cell table:style-name="ce3" office:value-type="float" office:value="84039" calcext:value-type="float">
            <text:p>84,039</text:p>
          </table:table-cell>
          <table:table-cell table:number-columns-repeated="1014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.3539" calcext:value-type="float">
            <text:p>0.3539</text:p>
          </table:table-cell>
          <table:table-cell office:value-type="float" office:value="114.9" calcext:value-type="float">
            <text:p>114.9</text:p>
          </table:table-cell>
          <table:table-cell table:style-name="ce3" office:value-type="float" office:value="27585938" calcext:value-type="float">
            <text:p>27,585,938</text:p>
          </table:table-cell>
          <table:table-cell office:value-type="float" office:value="38.17" calcext:value-type="float">
            <text:p>38.17</text:p>
          </table:table-cell>
          <table:table-cell table:style-name="ce3" office:value-type="float" office:value="10528211" calcext:value-type="float">
            <text:p>10,528,211</text:p>
          </table:table-cell>
          <table:table-cell table:style-name="ce3" office:value-type="float" office:value="77948398" calcext:value-type="float">
            <text:p>77,948,398</text:p>
          </table:table-cell>
          <table:table-cell table:style-name="ce3" office:value-type="float" office:value="240086" calcext:value-type="float">
            <text:p>240,086</text:p>
          </table:table-cell>
          <table:table-cell table:style-name="ce3" office:value-type="float" office:value="29749113" calcext:value-type="float">
            <text:p>29,749,113</text:p>
          </table:table-cell>
          <table:table-cell table:style-name="ce3" office:value-type="float" office:value="91629" calcext:value-type="float">
            <text:p>91,629</text:p>
          </table:table-cell>
          <table:table-cell table:number-columns-repeated="1014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0.3445" calcext:value-type="float">
            <text:p>0.3445</text:p>
          </table:table-cell>
          <table:table-cell office:value-type="float" office:value="115.4" calcext:value-type="float">
            <text:p>115.4</text:p>
          </table:table-cell>
          <table:table-cell table:style-name="ce3" office:value-type="float" office:value="32343750" calcext:value-type="float">
            <text:p>32,343,750</text:p>
          </table:table-cell>
          <table:table-cell office:value-type="float" office:value="43.8" calcext:value-type="float">
            <text:p>43.8</text:p>
          </table:table-cell>
          <table:table-cell table:style-name="ce3" office:value-type="float" office:value="14166061" calcext:value-type="float">
            <text:p>14,166,061</text:p>
          </table:table-cell>
          <table:table-cell table:style-name="ce3" office:value-type="float" office:value="93886067" calcext:value-type="float">
            <text:p>93,886,067</text:p>
          </table:table-cell>
          <table:table-cell table:style-name="ce3" office:value-type="float" office:value="280275" calcext:value-type="float">
            <text:p>280,275</text:p>
          </table:table-cell>
          <table:table-cell table:style-name="ce3" office:value-type="float" office:value="41120642" calcext:value-type="float">
            <text:p>41,120,642</text:p>
          </table:table-cell>
          <table:table-cell table:style-name="ce3" office:value-type="float" office:value="122756" calcext:value-type="float">
            <text:p>122,756</text:p>
          </table:table-cell>
          <table:table-cell table:number-columns-repeated="1014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0.2926" calcext:value-type="float">
            <text:p>0.2926</text:p>
          </table:table-cell>
          <table:table-cell office:value-type="float" office:value="91.6" calcext:value-type="float">
            <text:p>91.6</text:p>
          </table:table-cell>
          <table:table-cell table:style-name="ce3" office:value-type="float" office:value="22078125" calcext:value-type="float">
            <text:p>22,078,125</text:p>
          </table:table-cell>
          <table:table-cell office:value-type="float" office:value="40.87" calcext:value-type="float">
            <text:p>40.87</text:p>
          </table:table-cell>
          <table:table-cell table:style-name="ce3" office:value-type="float" office:value="9022887" calcext:value-type="float">
            <text:p>9,022,887</text:p>
          </table:table-cell>
          <table:table-cell table:style-name="ce3" office:value-type="float" office:value="75454973" calcext:value-type="float">
            <text:p>75,454,973</text:p>
          </table:table-cell>
          <table:table-cell table:style-name="ce3" office:value-type="float" office:value="241028" calcext:value-type="float">
            <text:p>241,028</text:p>
          </table:table-cell>
          <table:table-cell table:style-name="ce3" office:value-type="float" office:value="30836933" calcext:value-type="float">
            <text:p>30,836,933</text:p>
          </table:table-cell>
          <table:table-cell table:style-name="ce3" office:value-type="float" office:value="98503" calcext:value-type="float">
            <text:p>98,503</text:p>
          </table:table-cell>
          <table:table-cell table:number-columns-repeated="1014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0.5194" calcext:value-type="float">
            <text:p>0.5194</text:p>
          </table:table-cell>
          <table:table-cell office:value-type="float" office:value="142.6" calcext:value-type="float">
            <text:p>142.6</text:p>
          </table:table-cell>
          <table:table-cell table:style-name="ce3" office:value-type="float" office:value="38017578" calcext:value-type="float">
            <text:p>38,017,578</text:p>
          </table:table-cell>
          <table:table-cell office:value-type="float" office:value="25.04" calcext:value-type="float">
            <text:p>25.04</text:p>
          </table:table-cell>
          <table:table-cell table:style-name="ce3" office:value-type="float" office:value="9520262" calcext:value-type="float">
            <text:p>9,520,262</text:p>
          </table:table-cell>
          <table:table-cell table:style-name="ce3" office:value-type="float" office:value="73195183" calcext:value-type="float">
            <text:p>73,195,183</text:p>
          </table:table-cell>
          <table:table-cell table:style-name="ce3" office:value-type="float" office:value="266603" calcext:value-type="float">
            <text:p>266,603</text:p>
          </table:table-cell>
          <table:table-cell table:style-name="ce3" office:value-type="float" office:value="18329345" calcext:value-type="float">
            <text:p>18,329,345</text:p>
          </table:table-cell>
          <table:table-cell table:style-name="ce3" office:value-type="float" office:value="66762" calcext:value-type="float">
            <text:p>66,762</text:p>
          </table:table-cell>
          <table:table-cell table:number-columns-repeated="1014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0.3811" calcext:value-type="float">
            <text:p>0.3811</text:p>
          </table:table-cell>
          <table:table-cell office:value-type="float" office:value="121.3" calcext:value-type="float">
            <text:p>121.3</text:p>
          </table:table-cell>
          <table:table-cell table:style-name="ce3" office:value-type="float" office:value="26914063" calcext:value-type="float">
            <text:p>26,914,063</text:p>
          </table:table-cell>
          <table:table-cell office:value-type="float" office:value="43.7" calcext:value-type="float">
            <text:p>43.7</text:p>
          </table:table-cell>
          <table:table-cell table:style-name="ce3" office:value-type="float" office:value="11760376" calcext:value-type="float">
            <text:p>11,760,376</text:p>
          </table:table-cell>
          <table:table-cell table:style-name="ce3" office:value-type="float" office:value="70622049" calcext:value-type="float">
            <text:p>70,622,049</text:p>
          </table:table-cell>
          <table:table-cell table:style-name="ce3" office:value-type="float" office:value="221880" calcext:value-type="float">
            <text:p>221,880</text:p>
          </table:table-cell>
          <table:table-cell table:style-name="ce3" office:value-type="float" office:value="30859030" calcext:value-type="float">
            <text:p>30,859,030</text:p>
          </table:table-cell>
          <table:table-cell table:style-name="ce3" office:value-type="float" office:value="96953" calcext:value-type="float">
            <text:p>96,953</text:p>
          </table:table-cell>
          <table:table-cell table:number-columns-repeated="1014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0.3775" calcext:value-type="float">
            <text:p>0.3775</text:p>
          </table:table-cell>
          <table:table-cell office:value-type="float" office:value="116.3" calcext:value-type="float">
            <text:p>116.3</text:p>
          </table:table-cell>
          <table:table-cell table:style-name="ce3" office:value-type="float" office:value="36203125" calcext:value-type="float">
            <text:p>36,203,125</text:p>
          </table:table-cell>
          <table:table-cell office:value-type="float" office:value="44.61" calcext:value-type="float">
            <text:p>44.61</text:p>
          </table:table-cell>
          <table:table-cell table:style-name="ce3" office:value-type="float" office:value="16150093" calcext:value-type="float">
            <text:p>16,150,093</text:p>
          </table:table-cell>
          <table:table-cell table:style-name="ce3" office:value-type="float" office:value="95902318" calcext:value-type="float">
            <text:p>95,902,318</text:p>
          </table:table-cell>
          <table:table-cell table:style-name="ce3" office:value-type="float" office:value="311291" calcext:value-type="float">
            <text:p>311,291</text:p>
          </table:table-cell>
          <table:table-cell table:style-name="ce3" office:value-type="float" office:value="42781703" calcext:value-type="float">
            <text:p>42,781,703</text:p>
          </table:table-cell>
          <table:table-cell table:style-name="ce3" office:value-type="float" office:value="138866" calcext:value-type="float">
            <text:p>138,866</text:p>
          </table:table-cell>
          <table:table-cell table:number-columns-repeated="1014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0.4955" calcext:value-type="float">
            <text:p>0.4955</text:p>
          </table:table-cell>
          <table:table-cell office:value-type="float" office:value="195.3" calcext:value-type="float">
            <text:p>195.3</text:p>
          </table:table-cell>
          <table:table-cell table:style-name="ce3" office:value-type="float" office:value="36474609" calcext:value-type="float">
            <text:p>36,474,609</text:p>
          </table:table-cell>
          <table:table-cell office:value-type="float" office:value="43.83" calcext:value-type="float">
            <text:p>43.83</text:p>
          </table:table-cell>
          <table:table-cell table:style-name="ce3" office:value-type="float" office:value="15988389" calcext:value-type="float">
            <text:p>15,988,389</text:p>
          </table:table-cell>
          <table:table-cell table:style-name="ce3" office:value-type="float" office:value="73611724" calcext:value-type="float">
            <text:p>73,611,724</text:p>
          </table:table-cell>
          <table:table-cell table:style-name="ce3" office:value-type="float" office:value="186762" calcext:value-type="float">
            <text:p>186,762</text:p>
          </table:table-cell>
          <table:table-cell table:style-name="ce3" office:value-type="float" office:value="32267182" calcext:value-type="float">
            <text:p>32,267,182</text:p>
          </table:table-cell>
          <table:table-cell table:style-name="ce3" office:value-type="float" office:value="81866" calcext:value-type="float">
            <text:p>81,866</text:p>
          </table:table-cell>
          <table:table-cell table:number-columns-repeated="1014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0.2865" calcext:value-type="float">
            <text:p>0.2865</text:p>
          </table:table-cell>
          <table:table-cell office:value-type="float" office:value="125.1" calcext:value-type="float">
            <text:p>125.1</text:p>
          </table:table-cell>
          <table:table-cell table:style-name="ce3" office:value-type="float" office:value="24363281" calcext:value-type="float">
            <text:p>24,363,281</text:p>
          </table:table-cell>
          <table:table-cell office:value-type="float" office:value="44.21" calcext:value-type="float">
            <text:p>44.21</text:p>
          </table:table-cell>
          <table:table-cell table:style-name="ce3" office:value-type="float" office:value="10771135" calcext:value-type="float">
            <text:p>10,771,135</text:p>
          </table:table-cell>
          <table:table-cell table:style-name="ce3" office:value-type="float" office:value="85037630" calcext:value-type="float">
            <text:p>85,037,630</text:p>
          </table:table-cell>
          <table:table-cell table:style-name="ce3" office:value-type="float" office:value="194750" calcext:value-type="float">
            <text:p>194,750</text:p>
          </table:table-cell>
          <table:table-cell table:style-name="ce3" office:value-type="float" office:value="37595584" calcext:value-type="float">
            <text:p>37,595,584</text:p>
          </table:table-cell>
          <table:table-cell table:style-name="ce3" office:value-type="float" office:value="86100" calcext:value-type="float">
            <text:p>86,100</text:p>
          </table:table-cell>
          <table:table-cell table:number-columns-repeated="1014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0.2793" calcext:value-type="float">
            <text:p>0.2793</text:p>
          </table:table-cell>
          <table:table-cell office:value-type="float" office:value="102.1" calcext:value-type="float">
            <text:p>102.1</text:p>
          </table:table-cell>
          <table:table-cell table:style-name="ce3" office:value-type="float" office:value="23378906" calcext:value-type="float">
            <text:p>23,378,906</text:p>
          </table:table-cell>
          <table:table-cell office:value-type="float" office:value="44.25" calcext:value-type="float">
            <text:p>44.25</text:p>
          </table:table-cell>
          <table:table-cell table:style-name="ce3" office:value-type="float" office:value="10345052" calcext:value-type="float">
            <text:p>10,345,052</text:p>
          </table:table-cell>
          <table:table-cell table:style-name="ce3" office:value-type="float" office:value="83705356" calcext:value-type="float">
            <text:p>83,705,356</text:p>
          </table:table-cell>
          <table:table-cell table:style-name="ce3" office:value-type="float" office:value="228980" calcext:value-type="float">
            <text:p>228,980</text:p>
          </table:table-cell>
          <table:table-cell table:style-name="ce3" office:value-type="float" office:value="37039213" calcext:value-type="float">
            <text:p>37,039,213</text:p>
          </table:table-cell>
          <table:table-cell table:style-name="ce3" office:value-type="float" office:value="101323" calcext:value-type="float">
            <text:p>101,323</text:p>
          </table:table-cell>
          <table:table-cell table:number-columns-repeated="1014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0.4543" calcext:value-type="float">
            <text:p>0.4543</text:p>
          </table:table-cell>
          <table:table-cell office:value-type="float" office:value="158.4" calcext:value-type="float">
            <text:p>158.4</text:p>
          </table:table-cell>
          <table:table-cell table:style-name="ce3" office:value-type="float" office:value="36000000" calcext:value-type="float">
            <text:p>36,000,000</text:p>
          </table:table-cell>
          <table:table-cell office:value-type="float" office:value="33.76" calcext:value-type="float">
            <text:p>33.76</text:p>
          </table:table-cell>
          <table:table-cell table:style-name="ce3" office:value-type="float" office:value="12152450" calcext:value-type="float">
            <text:p>12,152,450</text:p>
          </table:table-cell>
          <table:table-cell table:style-name="ce3" office:value-type="float" office:value="79242791" calcext:value-type="float">
            <text:p>79,242,791</text:p>
          </table:table-cell>
          <table:table-cell table:style-name="ce3" office:value-type="float" office:value="227273" calcext:value-type="float">
            <text:p>227,273</text:p>
          </table:table-cell>
          <table:table-cell table:style-name="ce3" office:value-type="float" office:value="26749835" calcext:value-type="float">
            <text:p>26,749,835</text:p>
          </table:table-cell>
          <table:table-cell table:style-name="ce3" office:value-type="float" office:value="76720" calcext:value-type="float">
            <text:p>76,720</text:p>
          </table:table-cell>
          <table:table-cell table:number-columns-repeated="1014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0.4619" calcext:value-type="float">
            <text:p>0.4619</text:p>
          </table:table-cell>
          <table:table-cell office:value-type="float" office:value="133.7" calcext:value-type="float">
            <text:p>133.7</text:p>
          </table:table-cell>
          <table:table-cell table:style-name="ce3" office:value-type="float" office:value="36257813" calcext:value-type="float">
            <text:p>36,257,813</text:p>
          </table:table-cell>
          <table:table-cell office:value-type="float" office:value="26.74" calcext:value-type="float">
            <text:p>26.74</text:p>
          </table:table-cell>
          <table:table-cell table:style-name="ce3" office:value-type="float" office:value="9694602" calcext:value-type="float">
            <text:p>9,694,602</text:p>
          </table:table-cell>
          <table:table-cell table:style-name="ce3" office:value-type="float" office:value="78497105" calcext:value-type="float">
            <text:p>78,497,105</text:p>
          </table:table-cell>
          <table:table-cell table:style-name="ce3" office:value-type="float" office:value="271188" calcext:value-type="float">
            <text:p>271,188</text:p>
          </table:table-cell>
          <table:table-cell table:style-name="ce3" office:value-type="float" office:value="20988531" calcext:value-type="float">
            <text:p>20,988,531</text:p>
          </table:table-cell>
          <table:table-cell table:style-name="ce3" office:value-type="float" office:value="72510" calcext:value-type="float">
            <text:p>72,510</text:p>
          </table:table-cell>
          <table:table-cell table:number-columns-repeated="1014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0.411" calcext:value-type="float">
            <text:p>0.411</text:p>
          </table:table-cell>
          <table:table-cell office:value-type="float" office:value="148" calcext:value-type="float">
            <text:p>148</text:p>
          </table:table-cell>
          <table:table-cell table:style-name="ce3" office:value-type="float" office:value="21792969" calcext:value-type="float">
            <text:p>21,792,969</text:p>
          </table:table-cell>
          <table:table-cell office:value-type="float" office:value="39.11" calcext:value-type="float">
            <text:p>39.11</text:p>
          </table:table-cell>
          <table:table-cell table:style-name="ce3" office:value-type="float" office:value="8524187" calcext:value-type="float">
            <text:p>8,524,187</text:p>
          </table:table-cell>
          <table:table-cell table:style-name="ce3" office:value-type="float" office:value="53024255" calcext:value-type="float">
            <text:p>53,024,255</text:p>
          </table:table-cell>
          <table:table-cell table:style-name="ce3" office:value-type="float" office:value="147250" calcext:value-type="float">
            <text:p>147,250</text:p>
          </table:table-cell>
          <table:table-cell table:style-name="ce3" office:value-type="float" office:value="20740114" calcext:value-type="float">
            <text:p>20,740,114</text:p>
          </table:table-cell>
          <table:table-cell table:style-name="ce3" office:value-type="float" office:value="57596" calcext:value-type="float">
            <text:p>57,596</text:p>
          </table:table-cell>
          <table:table-cell table:number-columns-repeated="1014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0.5504" calcext:value-type="float">
            <text:p>0.5504</text:p>
          </table:table-cell>
          <table:table-cell office:value-type="float" office:value="162.4" calcext:value-type="float">
            <text:p>162.4</text:p>
          </table:table-cell>
          <table:table-cell table:style-name="ce3" office:value-type="float" office:value="43449219" calcext:value-type="float">
            <text:p>43,449,219</text:p>
          </table:table-cell>
          <table:table-cell office:value-type="float" office:value="26.79" calcext:value-type="float">
            <text:p>26.79</text:p>
          </table:table-cell>
          <table:table-cell table:style-name="ce3" office:value-type="float" office:value="11640832" calcext:value-type="float">
            <text:p>11,640,832</text:p>
          </table:table-cell>
          <table:table-cell table:style-name="ce3" office:value-type="float" office:value="78941168" calcext:value-type="float">
            <text:p>78,941,168</text:p>
          </table:table-cell>
          <table:table-cell table:style-name="ce3" office:value-type="float" office:value="267544" calcext:value-type="float">
            <text:p>267,544</text:p>
          </table:table-cell>
          <table:table-cell table:style-name="ce3" office:value-type="float" office:value="21149767" calcext:value-type="float">
            <text:p>21,149,767</text:p>
          </table:table-cell>
          <table:table-cell table:style-name="ce3" office:value-type="float" office:value="71680" calcext:value-type="float">
            <text:p>71,680</text:p>
          </table:table-cell>
          <table:table-cell table:number-columns-repeated="1014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0.3872" calcext:value-type="float">
            <text:p>0.3872</text:p>
          </table:table-cell>
          <table:table-cell office:value-type="float" office:value="130.9" calcext:value-type="float">
            <text:p>130.9</text:p>
          </table:table-cell>
          <table:table-cell table:style-name="ce3" office:value-type="float" office:value="34031250" calcext:value-type="float">
            <text:p>34,031,250</text:p>
          </table:table-cell>
          <table:table-cell office:value-type="float" office:value="28.13" calcext:value-type="float">
            <text:p>28.13</text:p>
          </table:table-cell>
          <table:table-cell table:style-name="ce3" office:value-type="float" office:value="9573113" calcext:value-type="float">
            <text:p>9,573,113</text:p>
          </table:table-cell>
          <table:table-cell table:style-name="ce3" office:value-type="float" office:value="87890625" calcext:value-type="float">
            <text:p>87,890,625</text:p>
          </table:table-cell>
          <table:table-cell table:style-name="ce3" office:value-type="float" office:value="259979" calcext:value-type="float">
            <text:p>259,979</text:p>
          </table:table-cell>
          <table:table-cell table:style-name="ce3" office:value-type="float" office:value="24723949" calcext:value-type="float">
            <text:p>24,723,949</text:p>
          </table:table-cell>
          <table:table-cell table:style-name="ce3" office:value-type="float" office:value="73133" calcext:value-type="float">
            <text:p>73,133</text:p>
          </table:table-cell>
          <table:table-cell table:number-columns-repeated="1014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0.4707" calcext:value-type="float">
            <text:p>0.4707</text:p>
          </table:table-cell>
          <table:table-cell office:value-type="float" office:value="138.5" calcext:value-type="float">
            <text:p>138.5</text:p>
          </table:table-cell>
          <table:table-cell table:style-name="ce3" office:value-type="float" office:value="32210938" calcext:value-type="float">
            <text:p>32,210,938</text:p>
          </table:table-cell>
          <table:table-cell office:value-type="float" office:value="37.69" calcext:value-type="float">
            <text:p>37.69</text:p>
          </table:table-cell>
          <table:table-cell table:style-name="ce3" office:value-type="float" office:value="12138998" calcext:value-type="float">
            <text:p>12,138,998</text:p>
          </table:table-cell>
          <table:table-cell table:style-name="ce3" office:value-type="float" office:value="68431991" calcext:value-type="float">
            <text:p>68,431,991</text:p>
          </table:table-cell>
          <table:table-cell table:style-name="ce3" office:value-type="float" office:value="232570" calcext:value-type="float">
            <text:p>232,570</text:p>
          </table:table-cell>
          <table:table-cell table:style-name="ce3" office:value-type="float" office:value="25789246" calcext:value-type="float">
            <text:p>25,789,246</text:p>
          </table:table-cell>
          <table:table-cell table:style-name="ce3" office:value-type="float" office:value="87646" calcext:value-type="float">
            <text:p>87,646</text:p>
          </table:table-cell>
          <table:table-cell table:number-columns-repeated="1014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807Galago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4" table:default-cell-style-name="ce2"/>
        <table:table-column table:style-name="co1" table:default-cell-style-name="Default"/>
        <table:table-column table:style-name="co9" table:default-cell-style-name="ce2"/>
        <table:table-column table:style-name="co12" table:default-cell-style-name="ce2"/>
        <table:table-column table:style-name="co8" table:default-cell-style-name="ce2"/>
        <table:table-column table:style-name="co11" table:default-cell-style-name="ce2"/>
        <table:table-column table:style-name="co15" table:number-columns-repeated="2" table:default-cell-style-name="ce2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Piece_id</text:p>
          </table:table-cell>
          <table:table-cell table:style-name="ce1" office:value-type="string" calcext:value-type="string">
            <text:p>Piece_Wt_g</text:p>
          </table:table-cell>
          <table:table-cell table:style-name="ce1" office:value-type="string" calcext:value-type="string">
            <text:p>Surf_area_mm2</text:p>
          </table:table-cell>
          <table:table-cell table:style-name="ce1" office:value-type="string" calcext:value-type="string">
            <text:p>Total_Cells</text:p>
          </table:table-cell>
          <table:table-cell table:style-name="ce1" office:value-type="string" calcext:value-type="string">
            <text:p>NeuN_Percent</text:p>
          </table:table-cell>
          <table:table-cell table:style-name="ce1" office:value-type="string" calcext:value-type="string">
            <text:p>Total_Neurons</text:p>
          </table:table-cell>
          <table:table-cell table:style-name="ce1" office:value-type="string" calcext:value-type="string">
            <text:p>Cell_Dens_Wt</text:p>
          </table:table-cell>
          <table:table-cell table:style-name="ce1" office:value-type="string" calcext:value-type="string">
            <text:p>Cell_Dens_SA</text:p>
          </table:table-cell>
          <table:table-cell table:style-name="ce1" office:value-type="string" calcext:value-type="string">
            <text:p>Neu_Dens_Wt</text:p>
          </table:table-cell>
          <table:table-cell table:style-name="ce1" office:value-type="string" calcext:value-type="string">
            <text:p>Neu_Dens_SA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float" office:value="0.2913" calcext:value-type="float">
            <text:p>0.2913</text:p>
          </table:table-cell>
          <table:table-cell office:value-type="float" office:value="206.649" calcext:value-type="float">
            <text:p>206.649</text:p>
          </table:table-cell>
          <table:table-cell table:style-name="ce3" office:value-type="float" office:value="50634766" calcext:value-type="float">
            <text:p>50,634,766</text:p>
          </table:table-cell>
          <table:table-cell office:value-type="float" office:value="0.6867" calcext:value-type="float">
            <text:p>0.6867</text:p>
          </table:table-cell>
          <table:table-cell table:style-name="ce3" office:value-type="float" office:value="34770894" calcext:value-type="float">
            <text:p>34,770,894</text:p>
          </table:table-cell>
          <table:table-cell table:style-name="ce3" office:value-type="float" office:value="173823433" calcext:value-type="float">
            <text:p>173,823,433</text:p>
          </table:table-cell>
          <table:table-cell table:style-name="ce3" office:value-type="float" office:value="245028" calcext:value-type="float">
            <text:p>245,028</text:p>
          </table:table-cell>
          <table:table-cell table:style-name="ce3" office:value-type="float" office:value="119364550" calcext:value-type="float">
            <text:p>119,364,550</text:p>
          </table:table-cell>
          <table:table-cell table:style-name="ce3" office:value-type="float" office:value="168261" calcext:value-type="float">
            <text:p>168,2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2</text:p>
          </table:table-cell>
          <table:table-cell table:style-name="ce2" office:value-type="float" office:value="0.1411" calcext:value-type="float">
            <text:p>0.1411</text:p>
          </table:table-cell>
          <table:table-cell office:value-type="float" office:value="103.387" calcext:value-type="float">
            <text:p>103.387</text:p>
          </table:table-cell>
          <table:table-cell table:style-name="ce3" office:value-type="float" office:value="16738281" calcext:value-type="float">
            <text:p>16,738,281</text:p>
          </table:table-cell>
          <table:table-cell office:value-type="float" office:value="0.5811" calcext:value-type="float">
            <text:p>0.5811</text:p>
          </table:table-cell>
          <table:table-cell table:style-name="ce3" office:value-type="float" office:value="9726615" calcext:value-type="float">
            <text:p>9,726,615</text:p>
          </table:table-cell>
          <table:table-cell table:style-name="ce3" office:value-type="float" office:value="118627080" calcext:value-type="float">
            <text:p>118,627,080</text:p>
          </table:table-cell>
          <table:table-cell table:style-name="ce3" office:value-type="float" office:value="161899" calcext:value-type="float">
            <text:p>161,899</text:p>
          </table:table-cell>
          <table:table-cell table:style-name="ce3" office:value-type="float" office:value="68934197" calcext:value-type="float">
            <text:p>68,934,197</text:p>
          </table:table-cell>
          <table:table-cell table:style-name="ce3" office:value-type="float" office:value="94080" calcext:value-type="float">
            <text:p>94,0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V3</text:p>
          </table:table-cell>
          <table:table-cell table:style-name="ce2" office:value-type="float" office:value="0.0403" calcext:value-type="float">
            <text:p>0.0403</text:p>
          </table:table-cell>
          <table:table-cell office:value-type="float" office:value="32.443" calcext:value-type="float">
            <text:p>32.443</text:p>
          </table:table-cell>
          <table:table-cell table:style-name="ce3" office:value-type="float" office:value="5683594" calcext:value-type="float">
            <text:p>5,683,594</text:p>
          </table:table-cell>
          <table:table-cell office:value-type="float" office:value="0.3667" calcext:value-type="float">
            <text:p>0.3667</text:p>
          </table:table-cell>
          <table:table-cell table:style-name="ce3" office:value-type="float" office:value="2084174" calcext:value-type="float">
            <text:p>2,084,174</text:p>
          </table:table-cell>
          <table:table-cell table:style-name="ce3" office:value-type="float" office:value="141032109" calcext:value-type="float">
            <text:p>141,032,109</text:p>
          </table:table-cell>
          <table:table-cell table:style-name="ce3" office:value-type="float" office:value="175187" calcext:value-type="float">
            <text:p>175,187</text:p>
          </table:table-cell>
          <table:table-cell table:style-name="ce3" office:value-type="float" office:value="51716472" calcext:value-type="float">
            <text:p>51,716,472</text:p>
          </table:table-cell>
          <table:table-cell table:style-name="ce3" office:value-type="float" office:value="64241" calcext:value-type="float">
            <text:p>64,2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V3</text:p>
          </table:table-cell>
          <table:table-cell table:style-name="ce2" office:value-type="float" office:value="0.0441" calcext:value-type="float">
            <text:p>0.0441</text:p>
          </table:table-cell>
          <table:table-cell office:value-type="float" office:value="37.95" calcext:value-type="float">
            <text:p>37.95</text:p>
          </table:table-cell>
          <table:table-cell table:style-name="ce3" office:value-type="float" office:value="5449219" calcext:value-type="float">
            <text:p>5,449,219</text:p>
          </table:table-cell>
          <table:table-cell office:value-type="float" office:value="0.4126" calcext:value-type="float">
            <text:p>0.4126</text:p>
          </table:table-cell>
          <table:table-cell table:style-name="ce3" office:value-type="float" office:value="2248348" calcext:value-type="float">
            <text:p>2,248,348</text:p>
          </table:table-cell>
          <table:table-cell table:style-name="ce3" office:value-type="float" office:value="123565057" calcext:value-type="float">
            <text:p>123,565,057</text:p>
          </table:table-cell>
          <table:table-cell table:style-name="ce3" office:value-type="float" office:value="143589" calcext:value-type="float">
            <text:p>143,589</text:p>
          </table:table-cell>
          <table:table-cell table:style-name="ce3" office:value-type="float" office:value="50982940" calcext:value-type="float">
            <text:p>50,982,940</text:p>
          </table:table-cell>
          <table:table-cell table:style-name="ce3" office:value-type="float" office:value="59245" calcext:value-type="float">
            <text:p>59,24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float" office:value="0.1071" calcext:value-type="float">
            <text:p>0.1071</text:p>
          </table:table-cell>
          <table:table-cell office:value-type="float" office:value="77.235" calcext:value-type="float">
            <text:p>77.235</text:p>
          </table:table-cell>
          <table:table-cell table:style-name="ce3" office:value-type="float" office:value="10614844" calcext:value-type="float">
            <text:p>10,614,844</text:p>
          </table:table-cell>
          <table:table-cell office:value-type="float" office:value="0.4059" calcext:value-type="float">
            <text:p>0.4059</text:p>
          </table:table-cell>
          <table:table-cell table:style-name="ce3" office:value-type="float" office:value="4308565" calcext:value-type="float">
            <text:p>4,308,565</text:p>
          </table:table-cell>
          <table:table-cell table:style-name="ce3" office:value-type="float" office:value="99111522" calcext:value-type="float">
            <text:p>99,111,522</text:p>
          </table:table-cell>
          <table:table-cell table:style-name="ce3" office:value-type="float" office:value="137436" calcext:value-type="float">
            <text:p>137,436</text:p>
          </table:table-cell>
          <table:table-cell table:style-name="ce3" office:value-type="float" office:value="40229366" calcext:value-type="float">
            <text:p>40,229,366</text:p>
          </table:table-cell>
          <table:table-cell table:style-name="ce3" office:value-type="float" office:value="55785" calcext:value-type="float">
            <text:p>55,7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1</text:p>
          </table:table-cell>
          <table:table-cell table:style-name="ce2" office:value-type="float" office:value="0.1026" calcext:value-type="float">
            <text:p>0.1026</text:p>
          </table:table-cell>
          <table:table-cell office:value-type="float" office:value="78.334" calcext:value-type="float">
            <text:p>78.334</text:p>
          </table:table-cell>
          <table:table-cell table:style-name="ce3" office:value-type="float" office:value="11044922" calcext:value-type="float">
            <text:p>11,044,922</text:p>
          </table:table-cell>
          <table:table-cell office:value-type="float" office:value="0.4131" calcext:value-type="float">
            <text:p>0.4131</text:p>
          </table:table-cell>
          <table:table-cell table:style-name="ce3" office:value-type="float" office:value="4562657" calcext:value-type="float">
            <text:p>4,562,657</text:p>
          </table:table-cell>
          <table:table-cell table:style-name="ce3" office:value-type="float" office:value="107650312" calcext:value-type="float">
            <text:p>107,650,312</text:p>
          </table:table-cell>
          <table:table-cell table:style-name="ce3" office:value-type="float" office:value="140998" calcext:value-type="float">
            <text:p>140,998</text:p>
          </table:table-cell>
          <table:table-cell table:style-name="ce3" office:value-type="float" office:value="44470343" calcext:value-type="float">
            <text:p>44,470,343</text:p>
          </table:table-cell>
          <table:table-cell table:style-name="ce3" office:value-type="float" office:value="58246" calcext:value-type="float">
            <text:p>58,2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float" office:value="0.0313" calcext:value-type="float">
            <text:p>0.0313</text:p>
          </table:table-cell>
          <table:table-cell office:value-type="float" office:value="23.49" calcext:value-type="float">
            <text:p>23.49</text:p>
          </table:table-cell>
          <table:table-cell table:style-name="ce3" office:value-type="float" office:value="4611328" calcext:value-type="float">
            <text:p>4,611,328</text:p>
          </table:table-cell>
          <table:table-cell office:value-type="float" office:value="0.3457" calcext:value-type="float">
            <text:p>0.3457</text:p>
          </table:table-cell>
          <table:table-cell table:style-name="ce3" office:value-type="float" office:value="1594136" calcext:value-type="float">
            <text:p>1,594,136</text:p>
          </table:table-cell>
          <table:table-cell table:style-name="ce3" office:value-type="float" office:value="147326773" calcext:value-type="float">
            <text:p>147,326,773</text:p>
          </table:table-cell>
          <table:table-cell table:style-name="ce3" office:value-type="float" office:value="196310" calcext:value-type="float">
            <text:p>196,310</text:p>
          </table:table-cell>
          <table:table-cell table:style-name="ce3" office:value-type="float" office:value="50930867" calcext:value-type="float">
            <text:p>50,930,867</text:p>
          </table:table-cell>
          <table:table-cell table:style-name="ce3" office:value-type="float" office:value="67864" calcext:value-type="float">
            <text:p>67,8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T</text:p>
          </table:table-cell>
          <table:table-cell table:style-name="ce2" office:value-type="float" office:value="0.0343" calcext:value-type="float">
            <text:p>0.0343</text:p>
          </table:table-cell>
          <table:table-cell office:value-type="float" office:value="27.238" calcext:value-type="float">
            <text:p>27.238</text:p>
          </table:table-cell>
          <table:table-cell table:style-name="ce3" office:value-type="float" office:value="4810547" calcext:value-type="float">
            <text:p>4,810,547</text:p>
          </table:table-cell>
          <table:table-cell office:value-type="float" office:value="0.3286" calcext:value-type="float">
            <text:p>0.3286</text:p>
          </table:table-cell>
          <table:table-cell table:style-name="ce3" office:value-type="float" office:value="1580746" calcext:value-type="float">
            <text:p>1,580,746</text:p>
          </table:table-cell>
          <table:table-cell table:style-name="ce3" office:value-type="float" office:value="140249184" calcext:value-type="float">
            <text:p>140,249,184</text:p>
          </table:table-cell>
          <table:table-cell table:style-name="ce3" office:value-type="float" office:value="176612" calcext:value-type="float">
            <text:p>176,612</text:p>
          </table:table-cell>
          <table:table-cell table:style-name="ce3" office:value-type="float" office:value="46085881" calcext:value-type="float">
            <text:p>46,085,881</text:p>
          </table:table-cell>
          <table:table-cell table:style-name="ce3" office:value-type="float" office:value="58035" calcext:value-type="float">
            <text:p>58,0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emotor</text:p>
          </table:table-cell>
          <table:table-cell table:style-name="ce2" office:value-type="float" office:value="0.1431" calcext:value-type="float">
            <text:p>0.1431</text:p>
          </table:table-cell>
          <table:table-cell office:value-type="float" office:value="109.16" calcext:value-type="float">
            <text:p>109.16</text:p>
          </table:table-cell>
          <table:table-cell table:style-name="ce3" office:value-type="float" office:value="8992188" calcext:value-type="float">
            <text:p>8,992,188</text:p>
          </table:table-cell>
          <table:table-cell office:value-type="float" office:value="0.2981" calcext:value-type="float">
            <text:p>0.2981</text:p>
          </table:table-cell>
          <table:table-cell table:style-name="ce3" office:value-type="float" office:value="2680571" calcext:value-type="float">
            <text:p>2,680,571</text:p>
          </table:table-cell>
          <table:table-cell table:style-name="ce3" office:value-type="float" office:value="62838491" calcext:value-type="float">
            <text:p>62,838,491</text:p>
          </table:table-cell>
          <table:table-cell table:style-name="ce3" office:value-type="float" office:value="82376" calcext:value-type="float">
            <text:p>82,376</text:p>
          </table:table-cell>
          <table:table-cell table:style-name="ce3" office:value-type="float" office:value="18732153" calcext:value-type="float">
            <text:p>18,732,153</text:p>
          </table:table-cell>
          <table:table-cell table:style-name="ce3" office:value-type="float" office:value="24556" calcext:value-type="float">
            <text:p>24,5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L</text:p>
          </table:table-cell>
          <table:table-cell table:style-name="ce2" office:value-type="float" office:value="0.0725" calcext:value-type="float">
            <text:p>0.0725</text:p>
          </table:table-cell>
          <table:table-cell office:value-type="float" office:value="49.714" calcext:value-type="float">
            <text:p>49.714</text:p>
          </table:table-cell>
          <table:table-cell table:style-name="ce3" office:value-type="float" office:value="7375000" calcext:value-type="float">
            <text:p>7,375,000</text:p>
          </table:table-cell>
          <table:table-cell office:value-type="float" office:value="0.339" calcext:value-type="float">
            <text:p>0.339</text:p>
          </table:table-cell>
          <table:table-cell table:style-name="ce3" office:value-type="float" office:value="2500125" calcext:value-type="float">
            <text:p>2,500,125</text:p>
          </table:table-cell>
          <table:table-cell table:style-name="ce3" office:value-type="float" office:value="101724138" calcext:value-type="float">
            <text:p>101,724,138</text:p>
          </table:table-cell>
          <table:table-cell table:style-name="ce3" office:value-type="float" office:value="148349" calcext:value-type="float">
            <text:p>148,349</text:p>
          </table:table-cell>
          <table:table-cell table:style-name="ce3" office:value-type="float" office:value="34484483" calcext:value-type="float">
            <text:p>34,484,483</text:p>
          </table:table-cell>
          <table:table-cell table:style-name="ce3" office:value-type="float" office:value="50290" calcext:value-type="float">
            <text:p>50,2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main Ctx</text:p>
          </table:table-cell>
          <table:table-cell table:style-name="ce2" office:value-type="float" office:value="1.1356" calcext:value-type="float">
            <text:p>1.1356</text:p>
          </table:table-cell>
          <table:table-cell office:value-type="float" office:value="804.587" calcext:value-type="float">
            <text:p>804.587</text:p>
          </table:table-cell>
          <table:table-cell table:style-name="ce3" office:value-type="float" office:value="76347656" calcext:value-type="float">
            <text:p>76,347,656</text:p>
          </table:table-cell>
          <table:table-cell office:value-type="float" office:value="0.3463" calcext:value-type="float">
            <text:p>0.3463</text:p>
          </table:table-cell>
          <table:table-cell table:style-name="ce3" office:value-type="float" office:value="26439193" calcext:value-type="float">
            <text:p>26,439,193</text:p>
          </table:table-cell>
          <table:table-cell table:style-name="ce3" office:value-type="float" office:value="67231117" calcext:value-type="float">
            <text:p>67,231,117</text:p>
          </table:table-cell>
          <table:table-cell table:style-name="ce3" office:value-type="float" office:value="94890" calcext:value-type="float">
            <text:p>94,890</text:p>
          </table:table-cell>
          <table:table-cell table:style-name="ce3" office:value-type="float" office:value="23282136" calcext:value-type="float">
            <text:p>23,282,136</text:p>
          </table:table-cell>
          <table:table-cell table:style-name="ce3" office:value-type="float" office:value="32861" calcext:value-type="float">
            <text:p>32,8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rr Ctx</text:p>
          </table:table-cell>
          <table:table-cell table:style-name="ce2" office:value-type="float" office:value="0.7288" calcext:value-type="float">
            <text:p>0.7288</text:p>
          </table:table-cell>
          <table:table-cell office:value-type="float" office:value="299.306" calcext:value-type="float">
            <text:p>299.306</text:p>
          </table:table-cell>
          <table:table-cell table:style-name="ce3" office:value-type="float" office:value="40195313" calcext:value-type="float">
            <text:p>40,195,313</text:p>
          </table:table-cell>
          <table:table-cell office:value-type="float" office:value="0.3542" calcext:value-type="float">
            <text:p>0.3542</text:p>
          </table:table-cell>
          <table:table-cell table:style-name="ce3" office:value-type="float" office:value="14237180" calcext:value-type="float">
            <text:p>14,237,180</text:p>
          </table:table-cell>
          <table:table-cell table:style-name="ce3" office:value-type="float" office:value="55152735" calcext:value-type="float">
            <text:p>55,152,735</text:p>
          </table:table-cell>
          <table:table-cell table:style-name="ce3" office:value-type="float" office:value="134295" calcext:value-type="float">
            <text:p>134,295</text:p>
          </table:table-cell>
          <table:table-cell table:style-name="ce3" office:value-type="float" office:value="19535098" calcext:value-type="float">
            <text:p>19,535,098</text:p>
          </table:table-cell>
          <table:table-cell table:style-name="ce3" office:value-type="float" office:value="47567" calcext:value-type="float">
            <text:p>47,567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78OwlMonkey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16" table:default-cell-style-name="ce2"/>
        <table:table-column table:style-name="co15" table:default-cell-style-name="ce3"/>
        <table:table-column table:style-name="co12" table:default-cell-style-name="ce2"/>
        <table:table-column table:style-name="co5" table:default-cell-style-name="ce3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5" table:default-cell-style-name="ce2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Piece_id</text:p>
          </table:table-cell>
          <table:table-cell table:style-name="ce1" office:value-type="string" calcext:value-type="string">
            <text:p>Piece_Wt_g</text:p>
          </table:table-cell>
          <table:table-cell table:style-name="ce1" office:value-type="string" calcext:value-type="string">
            <text:p>S_Area_mm2</text:p>
          </table:table-cell>
          <table:table-cell table:style-name="ce6" office:value-type="string" calcext:value-type="string">
            <text:p>Total_Cells</text:p>
          </table:table-cell>
          <table:table-cell table:style-name="ce1" office:value-type="string" calcext:value-type="string">
            <text:p>NeuN_Percent</text:p>
          </table:table-cell>
          <table:table-cell table:style-name="ce6" office:value-type="string" calcext:value-type="string">
            <text:p>Total_Neurons</text:p>
          </table:table-cell>
          <table:table-cell table:style-name="ce1" office:value-type="string" calcext:value-type="string">
            <text:p>Cell_Dens_Wt</text:p>
          </table:table-cell>
          <table:table-cell table:style-name="ce1" office:value-type="string" calcext:value-type="string">
            <text:p>Cell_Dens_SA</text:p>
          </table:table-cell>
          <table:table-cell table:style-name="ce1" office:value-type="string" calcext:value-type="string">
            <text:p>Neu_Dens_SA</text:p>
          </table:table-cell>
          <table:table-cell table:style-name="ce1" office:value-type="string" calcext:value-type="string">
            <text:p>Neu_Dens_Wt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float" office:value="0.492" calcext:value-type="float">
            <text:p>0.492</text:p>
          </table:table-cell>
          <table:table-cell office:value-type="float" office:value="327.4" calcext:value-type="float">
            <text:p>327.4</text:p>
          </table:table-cell>
          <table:table-cell office:value-type="float" office:value="81210938" calcext:value-type="float">
            <text:p>81,210,938</text:p>
          </table:table-cell>
          <table:table-cell office:value-type="float" office:value="0.5857" calcext:value-type="float">
            <text:p>0.5857</text:p>
          </table:table-cell>
          <table:table-cell office:value-type="float" office:value="47566406.54" calcext:value-type="float">
            <text:p>47,566,407</text:p>
          </table:table-cell>
          <table:table-cell table:style-name="ce3" office:value-type="float" office:value="165062882" calcext:value-type="float">
            <text:p>165,062,882</text:p>
          </table:table-cell>
          <table:table-cell table:style-name="ce3" office:value-type="float" office:value="248052" calcext:value-type="float">
            <text:p>248,052</text:p>
          </table:table-cell>
          <table:table-cell table:style-name="ce3" office:value-type="float" office:value="145288" calcext:value-type="float">
            <text:p>145,288</text:p>
          </table:table-cell>
          <table:table-cell table:style-name="ce3" office:value-type="float" office:value="96679688" calcext:value-type="float">
            <text:p>96,679,6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2</text:p>
          </table:table-cell>
          <table:table-cell table:style-name="ce2" office:value-type="float" office:value="0.317" calcext:value-type="float">
            <text:p>0.317</text:p>
          </table:table-cell>
          <table:table-cell office:value-type="float" office:value="181.74" calcext:value-type="float">
            <text:p>181.74</text:p>
          </table:table-cell>
          <table:table-cell office:value-type="float" office:value="47167968.75" calcext:value-type="float">
            <text:p>47,167,969</text:p>
          </table:table-cell>
          <table:table-cell office:value-type="float" office:value="0.5061" calcext:value-type="float">
            <text:p>0.5061</text:p>
          </table:table-cell>
          <table:table-cell office:value-type="float" office:value="23873105.02" calcext:value-type="float">
            <text:p>23,873,105</text:p>
          </table:table-cell>
          <table:table-cell table:style-name="ce3" office:value-type="float" office:value="148794854" calcext:value-type="float">
            <text:p>148,794,854</text:p>
          </table:table-cell>
          <table:table-cell table:style-name="ce3" office:value-type="float" office:value="259533" calcext:value-type="float">
            <text:p>259,533</text:p>
          </table:table-cell>
          <table:table-cell table:style-name="ce3" office:value-type="float" office:value="131357" calcext:value-type="float">
            <text:p>131,357</text:p>
          </table:table-cell>
          <table:table-cell table:style-name="ce3" office:value-type="float" office:value="75309480" calcext:value-type="float">
            <text:p>75,309,4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V3</text:p>
          </table:table-cell>
          <table:table-cell table:style-name="ce2" office:value-type="float" office:value="0.097" calcext:value-type="float">
            <text:p>0.097</text:p>
          </table:table-cell>
          <table:table-cell office:value-type="float" office:value="60.04" calcext:value-type="float">
            <text:p>60.04</text:p>
          </table:table-cell>
          <table:table-cell office:value-type="float" office:value="16230468.75" calcext:value-type="float">
            <text:p>16,230,469</text:p>
          </table:table-cell>
          <table:table-cell office:value-type="float" office:value="0.4019" calcext:value-type="float">
            <text:p>0.4019</text:p>
          </table:table-cell>
          <table:table-cell office:value-type="float" office:value="6522524.82" calcext:value-type="float">
            <text:p>6,522,525</text:p>
          </table:table-cell>
          <table:table-cell table:style-name="ce3" office:value-type="float" office:value="167324420" calcext:value-type="float">
            <text:p>167,324,420</text:p>
          </table:table-cell>
          <table:table-cell table:style-name="ce3" office:value-type="float" office:value="270350" calcext:value-type="float">
            <text:p>270,350</text:p>
          </table:table-cell>
          <table:table-cell table:style-name="ce3" office:value-type="float" office:value="108645" calcext:value-type="float">
            <text:p>108,645</text:p>
          </table:table-cell>
          <table:table-cell table:style-name="ce3" office:value-type="float" office:value="67242524" calcext:value-type="float">
            <text:p>67,242,5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V3</text:p>
          </table:table-cell>
          <table:table-cell table:style-name="ce2" office:value-type="float" office:value="0.075" calcext:value-type="float">
            <text:p>0.075</text:p>
          </table:table-cell>
          <table:table-cell office:value-type="float" office:value="54.35" calcext:value-type="float">
            <text:p>54.35</text:p>
          </table:table-cell>
          <table:table-cell office:value-type="float" office:value="14785156.25" calcext:value-type="float">
            <text:p>14,785,156</text:p>
          </table:table-cell>
          <table:table-cell office:value-type="float" office:value="0.3868" calcext:value-type="float">
            <text:p>0.3868</text:p>
          </table:table-cell>
          <table:table-cell office:value-type="float" office:value="5718786.85" calcext:value-type="float">
            <text:p>5,718,787</text:p>
          </table:table-cell>
          <table:table-cell table:style-name="ce3" office:value-type="float" office:value="197135417" calcext:value-type="float">
            <text:p>197,135,417</text:p>
          </table:table-cell>
          <table:table-cell table:style-name="ce3" office:value-type="float" office:value="272041" calcext:value-type="float">
            <text:p>272,041</text:p>
          </table:table-cell>
          <table:table-cell table:style-name="ce3" office:value-type="float" office:value="105223" calcext:value-type="float">
            <text:p>105,223</text:p>
          </table:table-cell>
          <table:table-cell table:style-name="ce3" office:value-type="float" office:value="76250491" calcext:value-type="float">
            <text:p>76,250,4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float" office:value="0.267" calcext:value-type="float">
            <text:p>0.267</text:p>
          </table:table-cell>
          <table:table-cell office:value-type="float" office:value="134.25" calcext:value-type="float">
            <text:p>134.25</text:p>
          </table:table-cell>
          <table:table-cell office:value-type="float" office:value="30000000" calcext:value-type="float">
            <text:p>30,000,000</text:p>
          </table:table-cell>
          <table:table-cell office:value-type="float" office:value="0.3735" calcext:value-type="float">
            <text:p>0.3735</text:p>
          </table:table-cell>
          <table:table-cell office:value-type="float" office:value="11205432.94" calcext:value-type="float">
            <text:p>11,205,433</text:p>
          </table:table-cell>
          <table:table-cell table:style-name="ce3" office:value-type="float" office:value="112359551" calcext:value-type="float">
            <text:p>112,359,551</text:p>
          </table:table-cell>
          <table:table-cell table:style-name="ce3" office:value-type="float" office:value="223469" calcext:value-type="float">
            <text:p>223,469</text:p>
          </table:table-cell>
          <table:table-cell table:style-name="ce3" office:value-type="float" office:value="83432" calcext:value-type="float">
            <text:p>83,432</text:p>
          </table:table-cell>
          <table:table-cell table:style-name="ce3" office:value-type="float" office:value="41967914" calcext:value-type="float">
            <text:p>41,967,9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1</text:p>
          </table:table-cell>
          <table:table-cell table:style-name="ce2" office:value-type="float" office:value="0.267" calcext:value-type="float">
            <text:p>0.267</text:p>
          </table:table-cell>
          <table:table-cell office:value-type="float" office:value="221.83" calcext:value-type="float">
            <text:p>221.83</text:p>
          </table:table-cell>
          <table:table-cell office:value-type="float" office:value="30679687.5" calcext:value-type="float">
            <text:p>30,679,688</text:p>
          </table:table-cell>
          <table:table-cell office:value-type="float" office:value="0.3604" calcext:value-type="float">
            <text:p>0.3604</text:p>
          </table:table-cell>
          <table:table-cell office:value-type="float" office:value="11057146.26" calcext:value-type="float">
            <text:p>11,057,146</text:p>
          </table:table-cell>
          <table:table-cell table:style-name="ce3" office:value-type="float" office:value="114905197" calcext:value-type="float">
            <text:p>114,905,197</text:p>
          </table:table-cell>
          <table:table-cell table:style-name="ce3" office:value-type="float" office:value="138305" calcext:value-type="float">
            <text:p>138,305</text:p>
          </table:table-cell>
          <table:table-cell table:style-name="ce3" office:value-type="float" office:value="49846" calcext:value-type="float">
            <text:p>49,846</text:p>
          </table:table-cell>
          <table:table-cell table:style-name="ce3" office:value-type="float" office:value="41412533" calcext:value-type="float">
            <text:p>41,412,5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float" office:value="0.05" calcext:value-type="float">
            <text:p>0.05</text:p>
          </table:table-cell>
          <table:table-cell office:value-type="float" office:value="26.83" calcext:value-type="float">
            <text:p>26.83</text:p>
          </table:table-cell>
          <table:table-cell office:value-type="float" office:value="8916015.63" calcext:value-type="float">
            <text:p>8,916,016</text:p>
          </table:table-cell>
          <table:table-cell office:value-type="float" office:value="0.3801" calcext:value-type="float">
            <text:p>0.3801</text:p>
          </table:table-cell>
          <table:table-cell office:value-type="float" office:value="3389421.67" calcext:value-type="float">
            <text:p>3,389,422</text:p>
          </table:table-cell>
          <table:table-cell table:style-name="ce3" office:value-type="float" office:value="178320313" calcext:value-type="float">
            <text:p>178,320,313</text:p>
          </table:table-cell>
          <table:table-cell table:style-name="ce3" office:value-type="float" office:value="332352" calcext:value-type="float">
            <text:p>332,352</text:p>
          </table:table-cell>
          <table:table-cell table:style-name="ce3" office:value-type="float" office:value="126344" calcext:value-type="float">
            <text:p>126,344</text:p>
          </table:table-cell>
          <table:table-cell table:style-name="ce3" office:value-type="float" office:value="67788433" calcext:value-type="float">
            <text:p>67,788,4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T</text:p>
          </table:table-cell>
          <table:table-cell table:style-name="ce2" office:value-type="float" office:value="0.076" calcext:value-type="float">
            <text:p>0.076</text:p>
          </table:table-cell>
          <table:table-cell office:value-type="float" office:value="39.42" calcext:value-type="float">
            <text:p>39.42</text:p>
          </table:table-cell>
          <table:table-cell office:value-type="float" office:value="12548828.13" calcext:value-type="float">
            <text:p>12,548,828</text:p>
          </table:table-cell>
          <table:table-cell office:value-type="float" office:value="0.375" calcext:value-type="float">
            <text:p>0.375</text:p>
          </table:table-cell>
          <table:table-cell office:value-type="float" office:value="4705810.55" calcext:value-type="float">
            <text:p>4,705,811</text:p>
          </table:table-cell>
          <table:table-cell table:style-name="ce3" office:value-type="float" office:value="165116160" calcext:value-type="float">
            <text:p>165,116,160</text:p>
          </table:table-cell>
          <table:table-cell table:style-name="ce3" office:value-type="float" office:value="318337" calcext:value-type="float">
            <text:p>318,337</text:p>
          </table:table-cell>
          <table:table-cell table:style-name="ce3" office:value-type="float" office:value="119376" calcext:value-type="float">
            <text:p>119,376</text:p>
          </table:table-cell>
          <table:table-cell table:style-name="ce3" office:value-type="float" office:value="61918560" calcext:value-type="float">
            <text:p>61,918,5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emotor</text:p>
          </table:table-cell>
          <table:table-cell table:style-name="ce2" office:value-type="float" office:value="0.375" calcext:value-type="float">
            <text:p>0.375</text:p>
          </table:table-cell>
          <table:table-cell office:value-type="float" office:value="209.59" calcext:value-type="float">
            <text:p>209.59</text:p>
          </table:table-cell>
          <table:table-cell office:value-type="float" office:value="48117187.5" calcext:value-type="float">
            <text:p>48,117,188</text:p>
          </table:table-cell>
          <table:table-cell office:value-type="float" office:value="0.3123" calcext:value-type="float">
            <text:p>0.3123</text:p>
          </table:table-cell>
          <table:table-cell office:value-type="float" office:value="15024734.44" calcext:value-type="float">
            <text:p>15,024,734</text:p>
          </table:table-cell>
          <table:table-cell table:style-name="ce3" office:value-type="float" office:value="128312500" calcext:value-type="float">
            <text:p>128,312,500</text:p>
          </table:table-cell>
          <table:table-cell table:style-name="ce3" office:value-type="float" office:value="229574" calcext:value-type="float">
            <text:p>229,574</text:p>
          </table:table-cell>
          <table:table-cell table:style-name="ce3" office:value-type="float" office:value="71685" calcext:value-type="float">
            <text:p>71,685</text:p>
          </table:table-cell>
          <table:table-cell table:style-name="ce3" office:value-type="float" office:value="40065958" calcext:value-type="float">
            <text:p>40,065,9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L</text:p>
          </table:table-cell>
          <table:table-cell table:style-name="ce2" office:value-type="float" office:value="0.175" calcext:value-type="float">
            <text:p>0.175</text:p>
          </table:table-cell>
          <table:table-cell office:value-type="float" office:value="75.93" calcext:value-type="float">
            <text:p>75.93</text:p>
          </table:table-cell>
          <table:table-cell office:value-type="float" office:value="23642578.13" calcext:value-type="float">
            <text:p>23,642,578</text:p>
          </table:table-cell>
          <table:table-cell office:value-type="float" office:value="0.37" calcext:value-type="float">
            <text:p>0.37</text:p>
          </table:table-cell>
          <table:table-cell office:value-type="float" office:value="8748202.53" calcext:value-type="float">
            <text:p>8,748,203</text:p>
          </table:table-cell>
          <table:table-cell table:style-name="ce3" office:value-type="float" office:value="135100446" calcext:value-type="float">
            <text:p>135,100,446</text:p>
          </table:table-cell>
          <table:table-cell table:style-name="ce3" office:value-type="float" office:value="311373" calcext:value-type="float">
            <text:p>311,373</text:p>
          </table:table-cell>
          <table:table-cell table:style-name="ce3" office:value-type="float" office:value="115214" calcext:value-type="float">
            <text:p>115,214</text:p>
          </table:table-cell>
          <table:table-cell table:style-name="ce3" office:value-type="float" office:value="49989729" calcext:value-type="float">
            <text:p>49,989,72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main Ctx</text:p>
          </table:table-cell>
          <table:table-cell table:style-name="ce2" office:value-type="float" office:value="1.852" calcext:value-type="float">
            <text:p>1.852</text:p>
          </table:table-cell>
          <table:table-cell office:value-type="float" office:value="705.07" calcext:value-type="float">
            <text:p>705.07</text:p>
          </table:table-cell>
          <table:table-cell office:value-type="float" office:value="156064453.13" calcext:value-type="float">
            <text:p>156,064,453</text:p>
          </table:table-cell>
          <table:table-cell office:value-type="float" office:value="0.3033" calcext:value-type="float">
            <text:p>0.3033</text:p>
          </table:table-cell>
          <table:table-cell office:value-type="float" office:value="47338532.75" calcext:value-type="float">
            <text:p>47,338,533</text:p>
          </table:table-cell>
          <table:table-cell table:style-name="ce3" office:value-type="float" office:value="84268063" calcext:value-type="float">
            <text:p>84,268,063</text:p>
          </table:table-cell>
          <table:table-cell table:style-name="ce3" office:value-type="float" office:value="221348" calcext:value-type="float">
            <text:p>221,348</text:p>
          </table:table-cell>
          <table:table-cell table:style-name="ce3" office:value-type="float" office:value="67141" calcext:value-type="float">
            <text:p>67,141</text:p>
          </table:table-cell>
          <table:table-cell table:style-name="ce3" office:value-type="float" office:value="25560763" calcext:value-type="float">
            <text:p>25,560,7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rr Ctx</text:p>
          </table:table-cell>
          <table:table-cell table:style-name="ce2" office:value-type="float" office:value="1.1725" calcext:value-type="float">
            <text:p>1.1725</text:p>
          </table:table-cell>
          <table:table-cell/>
          <table:table-cell office:value-type="float" office:value="83828125" calcext:value-type="float">
            <text:p>83,828,125</text:p>
          </table:table-cell>
          <table:table-cell office:value-type="float" office:value="0.3257" calcext:value-type="float">
            <text:p>0.3257</text:p>
          </table:table-cell>
          <table:table-cell office:value-type="float" office:value="27304017.86" calcext:value-type="float">
            <text:p>27,304,018</text:p>
          </table:table-cell>
          <table:table-cell table:style-name="ce3" office:value-type="float" office:value="71495203" calcext:value-type="float">
            <text:p>71,495,203</text:p>
          </table:table-cell>
          <table:table-cell table:number-columns-repeated="2"/>
          <table:table-cell table:style-name="ce3" office:value-type="float" office:value="23287009" calcext:value-type="float">
            <text:p>23,287,009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Verdana" fo:font-family="Verdana" style:font-name-asian="Droid Sans Fallback" style:font-family-asian="'Droid Sans Fallback'" style:font-family-generic-asian="system" style:font-pitch-asian="variable" style:font-name-complex="Verdana" style:font-family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able-cell-properties fo:padding="0.028in"/>
      <style:text-properties fo:color="#993366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Hyperlink" style:family="table-cell" style:parent-style-name="Default">
      <style:table-cell-properties fo:padding="0.028in"/>
      <style:text-properties fo:color="#0000d4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7104Galago" style:display-name="PageStyle_07104Gala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859Macaque" style:display-name="PageStyle_0859Maca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927Baboon" style:display-name="PageStyle_0927Babo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807Galago" style:display-name="PageStyle_0807Gala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778OwlMonkey" style:display-name="PageStyle_0778OwlMonke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358" meta:object-count="0"/>
    <meta:generator>LibreOffice/4.2.7.2$Linux_X86_64 LibreOffice_project/420m0$Build-2</meta:generator>
  </office:meta>
</office:document-meta>
</file>